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8cm"/>
    </style:style>
    <style:style style:name="co2" style:family="table-column">
      <style:table-column-properties fo:break-before="auto" style:column-width="8.751cm"/>
    </style:style>
    <style:style style:name="co3" style:family="table-column">
      <style:table-column-properties fo:break-before="auto" style:column-width="4.256cm"/>
    </style:style>
    <style:style style:name="co4" style:family="table-column">
      <style:table-column-properties fo:break-before="auto" style:column-width="1.804cm"/>
    </style:style>
    <style:style style:name="co5" style:family="table-column">
      <style:table-column-properties fo:break-before="auto" style:column-width="1.233cm"/>
    </style:style>
    <style:style style:name="co6" style:family="table-column">
      <style:table-column-properties fo:break-before="auto" style:column-width="4.366cm"/>
    </style:style>
    <style:style style:name="co7" style:family="table-column">
      <style:table-column-properties fo:break-before="auto" style:column-width="6.309cm"/>
    </style:style>
    <style:style style:name="co8" style:family="table-column">
      <style:table-column-properties fo:break-before="auto" style:column-width="4.45cm"/>
    </style:style>
    <style:style style:name="co9" style:family="table-column">
      <style:table-column-properties fo:break-before="auto" style:column-width="5.2cm"/>
    </style:style>
    <style:style style:name="co10" style:family="table-column">
      <style:table-column-properties fo:break-before="auto" style:column-width="2.387cm"/>
    </style:style>
    <style:style style:name="co11" style:family="table-column">
      <style:table-column-properties fo:break-before="auto" style:column-width="1.843cm"/>
    </style:style>
    <style:style style:name="co12" style:family="table-column">
      <style:table-column-properties fo:break-before="auto" style:column-width="12.889cm"/>
    </style:style>
    <style:style style:name="co13" style:family="table-column">
      <style:table-column-properties fo:break-before="auto" style:column-width="1.071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zp_chronoengine_forms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publishe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events</text:p>
          </table:table-cell>
          <table:table-cell office:value-type="string" calcext:value-type="string">
            <text:p>sections</text:p>
          </table:table-cell>
          <table:table-cell office:value-type="string" calcext:value-type="string">
            <text:p>views</text:p>
          </table:table-cell>
          <table:table-cell office:value-type="string" calcext:value-type="string">
            <text:p>functions</text:p>
          </table:table-cell>
          <table:table-cell office:value-type="string" calcext:value-type="string">
            <text:p>locales</text:p>
          </table:table-cell>
          <table:table-cell office:value-type="string" calcext:value-type="string">
            <text:p>rules</text:p>
          </table:table-cell>
        </table:table-row>
        <table:table-row table:style-name="ro1">
          <table:table-cell table:style-name="ce1" office:value-type="string" calcext:value-type="string">
            <text:p>1</text:p>
          </table:table-cell>
          <table:table-cell office:value-type="string" calcext:value-type="string">
            <text:p>тестовая форма</text:p>
          </table:table-cell>
          <table:table-cell office:value-type="string" calcext:value-type="string">
            <text:p>testform</text:p>
          </table:table-cell>
          <table:table-cell table:number-columns-repeated="2" table:style-name="ce1" office:value-type="string" calcext:value-type="string">
            <text:p>1</text:p>
          </table:table-cell>
          <table:table-cell office:value-type="string" calcext:value-type="string">
            <text:p>A very basic contact form</text:p>
          </table:table-cell>
          <table:table-cell office:value-type="string" calcext:value-type="string">
            <text:p>{"type":"form","events_ordered":"1","multipage":"1","ajax":"","validate_fields":"1","check_security":"1","upload_files":"","log":{"enabled":""},"debug":"","permissions":{"app":""},"404_default":"1","limited_edition":"1","_version":"610"}</text:p>
          </table:table-cell>
          <table:table-cell office:value-type="string" calcext:value-type="string">
            <text:p>{"load":{"name":"load","minimized":"0","auto_view":"1","debug":"","type":""},"submit":{"name":"submit","minimized":"0","auto_view":"1","debug":"","type":""}}</text:p>
          </table:table-cell>
          <table:table-cell office:value-type="string" calcext:value-type="string">
            <text:p>{"load":{"name":"load","minimized":"0","auto":"1","template":"&lt;table width=\"100%\" cellpadding=\"0\" cellspacing=\"0\" border=\"0\" class=\"\" style=\"border:3px solid #e2e2e2; border-collapse:separate; border-radius:7px;\"&gt;\n&lt;tr&gt;&lt;td width=\"100%\" style=\"padding:5px; border-bottom:1px solid #e2e2e2;\"&gt;\n\n\t\t\t\t\n\t\t\t\t\t\t&lt;table width=\"100%\" cellpadding=\"0\" cellspacing=\"0\" border=\"0\"&gt;\n\t\t\t\t\t\t\t&lt;tr style=\"background-color:#fafafb\"&gt;\n\t\t\t\t\t\t\t\t&lt;td style=\"padding:7px;\"&gt;&lt;strong&gt;Name&lt;\/strong&gt;&lt;\/td&gt;\n\t\t\t\t\t\t\t&lt;\/tr&gt;\n\t\t\t\t\t\t\t&lt;tr&gt;\n\t\t\t\t\t\t\t\t&lt;td style=\"padding:7px;\"&gt;{data:name}&lt;\/td&gt;\n\t\t\t\t\t\t\t&lt;\/tr&gt;\n\t\t\t\t\t\t&lt;\/table&gt;\n\t\t\t\t\t&lt;\/td&gt;&lt;\/tr&gt;\n&lt;tr&gt;&lt;td width=\"100%\" style=\"padding:5px; border-bottom:1px solid #e2e2e2;\"&gt;\n\t\t\t\t\n\t\t\t\t\t\t&lt;table width=\"100%\" cellpadding=\"0\" cellspacing=\"0\" border=\"0\"&gt;\n\t\t\t\t\t\t\t&lt;tr style=\"background-color:#fafafb\"&gt;\n\t\t\t\t\t\t\t\t&lt;td style=\"padding:7px;\"&gt;&lt;strong&gt;Email&lt;\/strong&gt;&lt;\/td&gt;\n\t\t\t\t\t\t\t&lt;\/tr&gt;\n\t\t\t\t\t\t\t&lt;tr&gt;\n\t\t\t\t\t\t\t\t&lt;td style=\"padding:7px;\"&gt;{data:email}&lt;\/td&gt;\n\t\t\t\t\t\t\t&lt;\/tr&gt;\n\t\t\t\t\t\t&lt;\/table&gt;\n\t\t\t\t\t&lt;\/td&gt;&lt;\/tr&gt;\n&lt;tr&gt;&lt;td width=\"100%\" style=\"padding:5px; border-bottom:1px solid #e2e2e2;\"&gt;\n\t\t\t\t\n\t\t\t\t\t\t&lt;table width=\"100%\" cellpadding=\"0\" cellspacing=\"0\" border=\"0\"&gt;\n\t\t\t\t\t\t\t&lt;tr style=\"background-color:#fafafb\"&gt;\n\t\t\t\t\t\t\t\t&lt;td style=\"padding:7px;\"&gt;&lt;strong&gt;Message&lt;\/strong&gt;&lt;\/td&gt;\n\t\t\t\t\t\t\t&lt;\/tr&gt;\n\t\t\t\t\t\t\t&lt;tr&gt;\n\t\t\t\t\t\t\t\t&lt;td style=\"padding:7px;\"&gt;{data.br:message}&lt;\/td&gt;\n\t\t\t\t\t\t\t&lt;\/tr&gt;\n\t\t\t\t\t\t&lt;\/table&gt;\n\t\t\t\t\t\n&lt;\/td&gt;&lt;\/tr&gt;&lt;\/table&gt;"},"submit":{"name":"submit","minimized":"0","auto":"1","template":""}}</text:p>
          </table:table-cell>
          <table:table-cell office:value-type="string" calcext:value-type="string">
            <text:p>{"1":{"designer_label":"Name","name":"field_text1","_section":"load","type":"field_text","label":"Name","params":{"placeholder":"","name":"name","id":"name","value":""},"dynamics":{"email":{"enabled":"1"},"save":{"enabled":"1"}},"validation":{"required":"true","optional":"","email":"","url":"","integer":"","decimal":"","number":"","regExp":"","match":"","different":"","minLength":"","maxLength":"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2":{"designer_label":"Email","name":"field_text2","_section":"load","type":"field_text","label":"Email","params":{"placeholder":"","name":"email","id":"email","value":""},"dynamics":{"email":{"enabled":"1"},"save":{"enabled":"1"}},"validation":{"required":"true","optional":"","email":"true","url":"","integer":"","decimal":"","number":"","regExp":"","match":"","different":"","minLength":"","maxLength":"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3":{"designer_label":"Message","name":"field_textarea3","_section":"load","type":"field_textarea","label":"Message","params":{"rows":"5","name":"message","id":"message","value":"","placeholder":""},"editor":{"enabled":""},"resize":{"enabled":""},"dynamics":{"email":{"enabled":"1"},"save":{"enabled":"1"}},"validation":{"required":"true","optional":"","regExp":"","minLength":"","maxLength":"","contains":"","disabled":"","rules":""},"verror":"","description":{"text":""},"tooltip":{"text":"","class":"icon info circular blue inverted small"},"states":{"hidden":"","disabled":""},"reload":{"event":""},"attrs":"","container":{"class":"field","width":""},"events":[{"sign":"empty","value":"","identifier":""}]},"5":{"designer_label":"Select %s","name":"field_secicon5","_section":"load","type":"field_secicon","label":"Select %s","layout":"inline","params":{"name":"secicon5","id":"secicon5"},"options":"moon:the moon\r\nflag:the flag\r\nsoccer:the football\r\ntravel:the suitcase\r\nplane:the plane\r\nbook:the book\r\ndiamond:the diamond\r\numbrella:the umbrella\r\nstar:the star\r\nheart:the heart\r\ncloud:the cloud\r\nwrite:the pencil\r\ncall:the phone","number":"5","failed_error":"You didn't select the correct image.","validation":{"required":"","rules":""},"verror":"","ghost":{"enabled":"1","value":""},"attrs":"","description":{"text":""},"container":{"class":"field"}},"4":{"designer_label":"","name":"field_button4","_section":"load","type":"field_button","params":{"type":"submit","name":"button4","id":"button4","value":"","data-selections":"0","data-message":"Please make a selection from the list"},"content":"Send","color":"green","class":"","fluid":"0","attrs":"","container":{"class":""},"toolbar":{"enabled":"0"},"events":[{"sign":"click","identifier":""}]}}</text:p>
          </table:table-cell>
          <table:table-cell office:value-type="string" calcext:value-type="string">
            <text:p>{"4":{"designer_label":"","name":"message4","_event":"submit","type":"message","message_type":"success","location":"","content":"We have received your message, thank you!"},"3":{"designer_label":"","name":"email3","_event":"submit","type":"email","enabled":"1","recipients":"","subject":"New ChronoForm email received.","body":"","autoemail":"1","mode":"html","advanced_template":"","autofields":"1","attachments":"","reply_email":"","reply_name":"","from_email":"","from_name":"","cc":"","bcc":"","template":{"header":"","body":"","footer":""},"encrypted":"","gpg_sec_key":""}}</text:p>
          </table:table-cell>
          <table:table-cell office:value-type="string" calcext:value-type="string">
            <text:p>{"en_GB":{"name":"en_GB","content":""},"ru_RU":{"name":"ru_RU","content":""}}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table:style-name="ce1" office:value-type="string" calcext:value-type="string">
            <text:p>2</text:p>
          </table:table-cell>
          <table:table-cell office:value-type="string" calcext:value-type="string">
            <text:p>Насосная станция по параметрам заказчика</text:p>
          </table:table-cell>
          <table:table-cell office:value-type="string" calcext:value-type="string">
            <text:p>custom_pumping_station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office:value-type="string" calcext:value-type="string">
            <text:p>{"type":"form","events_ordered":"1","multipage":"","ajax":"","validate_fields":"1","check_security":"1","upload_files":"1","log":{"enabled":""},"debug":"","permissions":{"app":""},"404_default":"1","limited_edition":"1","_version":"610"}</text:p>
          </table:table-cell>
          <table:table-cell office:value-type="string" calcext:value-type="string">
            <text:p>{"load":{"name":"load","minimized":"0","auto_view":"1","debug":"","type":""},"submit":{"name":"submit","minimized":"0","auto_view":"1","debug":"","type":""}}</text:p>
          </table:table-cell>
          <table:table-cell office:value-type="string" calcext:value-type="string">
            <text:p>{"load":{"name":"load","minimized":"0","auto":"1","template":"&lt;table width=\"100%\" cellpadding=\"0\" cellspacing=\"0\" border=\"0\" class=\"\" style=\"border:3px solid #e2e2e2; border-collapse:separate; border-radius:7px;\"&gt;\n&lt;tr&gt;&lt;td width=\"100%\" style=\"padding:5px; border-bottom:1px solid #e2e2e2;\"&gt;\n\n\t\t\t\t\n\t\t\t\t\t\t&lt;table width=\"100%\" cellpadding=\"0\" cellspacing=\"0\" border=\"0\"&gt;\n\t\t\t\t\t\t\t&lt;tr style=\"background-color:#fafafb\"&gt;\n\t\t\t\t\t\t\t\t&lt;td style=\"padding:7px;\"&gt;&lt;strong&gt;Количество насосов&lt;\/strong&gt;&lt;\/td&gt;\n\t\t\t\t\t\t\t&lt;\/tr&gt;\n\t\t\t\t\t\t\t&lt;tr&gt;\n\t\t\t\t\t\t\t\t&lt;td style=\"padding:7px;\"&gt;{data:number_of_pumps}&lt;\/td&gt;\n\t\t\t\t\t\t\t&lt;\/tr&gt;\n\t\t\t\t\t\t&lt;\/table&gt;\n\t\t\t\t\t&lt;\/td&gt;&lt;\/tr&gt;\n&lt;tr&gt;&lt;td width=\"100%\" style=\"padding:5px; border-bottom:1px solid #e2e2e2;\"&gt;\n\t\t\t\t\n\t\t\t\t\t\t&lt;table width=\"100%\" cellpadding=\"0\" cellspacing=\"0\" border=\"0\"&gt;\n\t\t\t\t\t\t\t&lt;tr style=\"background-color:#fafafb\"&gt;\n\t\t\t\t\t\t\t\t&lt;td style=\"padding:7px;\"&gt;&lt;strong&gt;Тип двигателя&lt;\/strong&gt;&lt;\/td&gt;\n\t\t\t\t\t\t\t&lt;\/tr&gt;\n\t\t\t\t\t\t\t&lt;tr&gt;\n\t\t\t\t\t\t\t\t&lt;td style=\"padding:7px;\"&gt;{data:engine_type}&lt;\/td&gt;\n\t\t\t\t\t\t\t&lt;\/tr&gt;\n\t\t\t\t\t\t&lt;\/table&gt;\n\t\t\t\t\t&lt;\/td&gt;&lt;\/tr&gt;\n&lt;tr&gt;&lt;td width=\"100%\" style=\"padding:5px; border-bottom:1px solid #e2e2e2;\"&gt;\n\t\t\t\t\n\t\t\t\t\t\t&lt;table width=\"100%\" cellpadding=\"0\" cellspacing=\"0\" border=\"0\"&gt;\n\t\t\t\t\t\t\t&lt;tr style=\"background-color:#fafafb\"&gt;\n\t\t\t\t\t\t\t\t&lt;td style=\"padding:7px;\"&gt;&lt;strong&gt;Вид управления&lt;\/strong&gt;&lt;\/td&gt;\n\t\t\t\t\t\t\t&lt;\/tr&gt;\n\t\t\t\t\t\t\t&lt;tr&gt;\n\t\t\t\t\t\t\t\t&lt;td style=\"padding:7px;\"&gt;{data:type_of_distributor_management}&lt;\/td&gt;\n\t\t\t\t\t\t\t&lt;\/tr&gt;\n\t\t\t\t\t\t&lt;\/table&gt;\n\t\t\t\t\t&lt;\/td&gt;&lt;\/tr&gt;\n&lt;tr&gt;&lt;td width=\"100%\" style=\"padding:5px; border-bottom:1px solid #e2e2e2;\"&gt;\n\t\t\t\t\n\t\t\t\t\t\t&lt;table width=\"100%\" cellpadding=\"0\" cellspacing=\"0\" border=\"0\"&gt;\n\t\t\t\t\t\t\t&lt;tr style=\"background-color:#fafafb\"&gt;\n\t\t\t\t\t\t\t\t&lt;td style=\"padding:7px;\"&gt;&lt;strong&gt;Тип пульта&lt;\/strong&gt;&lt;\/td&gt;\n\t\t\t\t\t\t\t&lt;\/tr&gt;\n\t\t\t\t\t\t\t&lt;tr&gt;\n\t\t\t\t\t\t\t\t&lt;td style=\"padding:7px;\"&gt;{data:type_of_remote_control}&lt;\/td&gt;\n\t\t\t\t\t\t\t&lt;\/tr&gt;\n\t\t\t\t\t\t&lt;\/table&gt;\n\t\t\t\t\t&lt;\/td&gt;&lt;\/tr&gt;\n&lt;tr&gt;&lt;td width=\"100%\" style=\"padding:5px; border-bottom:1px solid #e2e2e2;\"&gt;\n\t\t\t\t\n\t\t\t\t\t\t&lt;table width=\"100%\" cellpadding=\"0\" cellspacing=\"0\" border=\"0\"&gt;\n\t\t\t\t\t\t\t&lt;tr style=\"background-color:#fafafb\"&gt;\n\t\t\t\t\t\t\t\t&lt;td style=\"padding:7px;\"&gt;&lt;strong&gt;Номинальное давление (МПа)&lt;\/strong&gt;&lt;\/td&gt;\n\t\t\t\t\t\t\t&lt;\/tr&gt;\n\t\t\t\t\t\t\t&lt;tr&gt;\n\t\t\t\t\t\t\t\t&lt;td style=\"padding:7px;\"&gt;{data:rated_pressure}&lt;\/td&gt;\n\t\t\t\t\t\t\t&lt;\/tr&gt;\n\t\t\t\t\t\t&lt;\/table&gt;\n\t\t\t\t\t&lt;\/td&gt;&lt;\/tr&gt;\n&lt;tr&gt;&lt;td width=\"100%\" style=\"padding:5px; border-bottom:1px solid #e2e2e2;\"&gt;\n\t\t\t\t\n\t\t\t\t\t\t&lt;table width=\"100%\" cellpadding=\"0\" cellspacing=\"0\" border=\"0\"&gt;\n\t\t\t\t\t\t\t&lt;tr style=\"background-color:#fafafb\"&gt;\n\t\t\t\t\t\t\t\t&lt;td style=\"padding:7px;\"&gt;&lt;strong&gt;Номинальный расход (л\/мин.)&lt;\/strong&gt;&lt;\/td&gt;\n\t\t\t\t\t\t\t&lt;\/tr&gt;\n\t\t\t\t\t\t\t&lt;tr&gt;\n\t\t\t\t\t\t\t\t&lt;td style=\"padding:7px;\"&gt;{data:rated_consumption}&lt;\/td&gt;\n\t\t\t\t\t\t\t&lt;\/tr&gt;\n\t\t\t\t\t\t&lt;\/table&gt;\n\t\t\t\t\t&lt;\/td&gt;&lt;\/tr&gt;\n&lt;tr&gt;&lt;td width=\"100%\" style=\"padding:5px; border-bottom:1px solid #e2e2e2;\"&gt;\n\t\t\t\t\n\t\t\t\t\t\t&lt;table width=\"100%\" cellpadding=\"0\" cellspacing=\"0\" border=\"0\"&gt;\n\t\t\t\t\t\t\t&lt;tr style=\"background-color:#fafafb\"&gt;\n\t\t\t\t\t\t\t\t&lt;td style=\"padding:7px;\"&gt;&lt;strong&gt;Тип распределителя&lt;\/strong&gt;&lt;\/td&gt;\n\t\t\t\t\t\t\t&lt;\/tr&gt;\n\t\t\t\t\t\t\t&lt;tr&gt;\n\t\t\t\t\t\t\t\t&lt;td style=\"padding:7px;\"&gt;{data:type_of_distributor}&lt;\/td&gt;\n\t\t\t\t\t\t\t&lt;\/tr&gt;\n\t\t\t\t\t\t&lt;\/table&gt;\n\t\t\t\t\t&lt;\/td&gt;&lt;\/tr&gt;\n&lt;tr&gt;&lt;td width=\"100%\" style=\"padding:5px; border-bottom:1px solid #e2e2e2;\"&gt;\n\t\t\t\t\n\t\t\t\t\t\t&lt;table width=\"100%\" cellpadding=\"0\" cellspacing=\"0\" border=\"0\"&gt;\n\t\t\t\t\t\t\t&lt;tr style=\"background-color:#fafafb\"&gt;\n\t\t\t\t\t\t\t\t&lt;td style=\"padding:7px;\"&gt;&lt;strong&gt;Объем бака (лит.)&lt;\/strong&gt;&lt;\/td&gt;\n\t\t\t\t\t\t\t&lt;\/tr&gt;\n\t\t\t\t\t\t\t&lt;tr&gt;\n\t\t\t\t\t\t\t\t&lt;td style=\"padding:7px;\"&gt;{data:tank_capacity}&lt;\/td&gt;\n\t\t\t\t\t\t\t&lt;\/tr&gt;\n\t\t\t\t\t\t&lt;\/table&gt;\n\t\t\t\t\t&lt;\/td&gt;&lt;\/tr&gt;\n&lt;tr&gt;&lt;td width=\"100%\" style=\"padding:5px; border-bottom:1px solid #e2e2e2;\"&gt;\n\t\t\t\t\n\t\t\t\t\t\t&lt;table width=\"100%\" cellpadding=\"0\" cellspacing=\"0\" border=\"0\"&gt;\n\t\t\t\t\t\t\t&lt;tr style=\"background-color:#fafafb\"&gt;\n\t\t\t\t\t\t\t\t&lt;td style=\"padding:7px;\"&gt;&lt;strong&gt;Подача масла&lt;\/strong&gt;&lt;\/td&gt;\n\t\t\t\t\t\t\t&lt;\/tr&gt;\n\t\t\t\t\t\t\t&lt;tr&gt;\n\t\t\t\t\t\t\t\t&lt;td style=\"padding:7px;\"&gt;{data:oil_supply}&lt;\/td&gt;\n\t\t\t\t\t\t\t&lt;\/tr&gt;\n\t\t\t\t\t\t&lt;\/table&gt;\n\t\t\t\t\t&lt;\/td&gt;&lt;\/tr&gt;\n&lt;tr&gt;&lt;td width=\"100%\" style=\"padding:5px; border-bottom:1px solid #e2e2e2;\"&gt;\n\t\t\t\t\n\t\t\t\t\t\t&lt;table width=\"100%\" cellpadding=\"0\" cellspacing=\"0\" border=\"0\"&gt;\n\t\t\t\t\t\t\t&lt;tr style=\"background-color:#fafafb\"&gt;\n\t\t\t\t\t\t\t\t&lt;td style=\"padding:7px;\"&gt;&lt;strong&gt;Подогрев масла&lt;\/strong&gt;&lt;\/td&gt;\n\t\t\t\t\t\t\t&lt;\/tr&gt;\n\t\t\t\t\t\t\t&lt;tr&gt;\n\t\t\t\t\t\t\t\t&lt;td style=\"padding:7px;\"&gt;{data:heating_oil}&lt;\/td&gt;\n\t\t\t\t\t\t\t&lt;\/tr&gt;\n\t\t\t\t\t\t&lt;\/table&gt;\n\t\t\t\t\t&lt;\/td&gt;&lt;\/tr&gt;\n&lt;tr&gt;&lt;td width=\"100%\" style=\"padding:5px; border-bottom:1px solid #e2e2e2;\"&gt;\n\t\t\t\t\n\t\t\t\t\t\t&lt;table width=\"100%\" cellpadding=\"0\" cellspacing=\"0\" border=\"0\"&gt;\n\t\t\t\t\t\t\t&lt;tr style=\"background-color:#fafafb\"&gt;\n\t\t\t\t\t\t\t\t&lt;td style=\"padding:7px;\"&gt;&lt;strong&gt;Контроль уровня масла&lt;\/strong&gt;&lt;\/td&gt;\n\t\t\t\t\t\t\t&lt;\/tr&gt;\n\t\t\t\t\t\t\t&lt;tr&gt;\n\t\t\t\t\t\t\t\t&lt;td style=\"padding:7px;\"&gt;{data:checking_oil_level}&lt;\/td&gt;\n\t\t\t\t\t\t\t&lt;\/tr&gt;\n\t\t\t\t\t\t&lt;\/table&gt;\n\t\t\t\t\t&lt;\/td&gt;&lt;\/tr&gt;\n&lt;tr&gt;&lt;td width=\"100%\" style=\"padding:5px; border-bottom:1px solid #e2e2e2;\"&gt;\n\t\t\t\t\n\t\t\t\t\t\t&lt;table width=\"100%\" cellpadding=\"0\" cellspacing=\"0\" border=\"0\"&gt;\n\t\t\t\t\t\t\t&lt;tr style=\"background-color:#fafafb\"&gt;\n\t\t\t\t\t\t\t\t&lt;td style=\"padding:7px;\"&gt;&lt;strong&gt;Охлаждение&lt;\/strong&gt;&lt;\/td&gt;\n\t\t\t\t\t\t\t&lt;\/tr&gt;\n\t\t\t\t\t\t\t&lt;tr&gt;\n\t\t\t\t\t\t\t\t&lt;td style=\"padding:7px;\"&gt;{data:cooling}&lt;\/td&gt;\n\t\t\t\t\t\t\t&lt;\/tr&gt;\n\t\t\t\t\t\t&lt;\/table&gt;\n\t\t\t\t\t&lt;\/td&gt;&lt;\/tr&gt;\n&lt;tr&gt;&lt;td width=\"100%\" style=\"padding:5px; border-bottom:1px solid #e2e2e2;\"&gt;\n\t\t\t\t\n\t\t\t\t\t\t&lt;table width=\"100%\" cellpadding=\"0\" cellspacing=\"0\" border=\"0\"&gt;\n\t\t\t\t\t\t\t&lt;tr style=\"background-color:#fafafb\"&gt;\n\t\t\t\t\t\t\t\t&lt;td style=\"padding:7px;\"&gt;&lt;strong&gt;Колеса для транспортировки&lt;\/strong&gt;&lt;\/td&gt;\n\t\t\t\t\t\t\t&lt;\/tr&gt;\n\t\t\t\t\t\t\t&lt;tr&gt;\n\t\t\t\t\t\t\t\t&lt;td style=\"padding:7px;\"&gt;{data:wheels_for_transportation}&lt;\/td&gt;\n\t\t\t\t\t\t\t&lt;\/tr&gt;\n\t\t\t\t\t\t&lt;\/table&gt;\n\t\t\t\t\t&lt;\/td&gt;&lt;\/tr&gt;\n&lt;tr&gt;&lt;td width=\"100%\" style=\"padding:5px; border-bottom:1px solid #e2e2e2;\"&gt;\n\t\t\t\t\n\t\t\t\t\t\t&lt;table width=\"100%\" cellpadding=\"0\" cellspacing=\"0\" border=\"0\"&gt;\n\t\t\t\t\t\t\t&lt;tr style=\"background-color:#fafafb\"&gt;\n\t\t\t\t\t\t\t\t&lt;td style=\"padding:7px;\"&gt;&lt;strong&gt;Установка шкафа управления&lt;\/strong&gt;&lt;\/td&gt;\n\t\t\t\t\t\t\t&lt;\/tr&gt;\n\t\t\t\t\t\t\t&lt;tr&gt;\n\t\t\t\t\t\t\t\t&lt;td style=\"padding:7px;\"&gt;{data:control_cabinet}&lt;\/td&gt;\n\t\t\t\t\t\t\t&lt;\/tr&gt;\n\t\t\t\t\t\t&lt;\/table&gt;\n\t\t\t\t\t&lt;\/td&gt;&lt;\/tr&gt;\n&lt;tr&gt;&lt;td width=\"100%\" style=\"padding:5px; border-bottom:1px solid #e2e2e2;\"&gt;\n\t\t\t\t\n\t\t\t\t\t\t&lt;table width=\"100%\" cellpadding=\"0\" cellspacing=\"0\" border=\"0\"&gt;\n\t\t\t\t\t\t\t&lt;tr style=\"background-color:#fafafb\"&gt;\n\t\t\t\t\t\t\t\t&lt;td style=\"padding:7px;\"&gt;&lt;strong&gt;Зимний пуск&lt;\/strong&gt;&lt;\/td&gt;\n\t\t\t\t\t\t\t&lt;\/tr&gt;\n\t\t\t\t\t\t\t&lt;tr&gt;\n\t\t\t\t\t\t\t\t&lt;td style=\"padding:7px;\"&gt;{data:winter_start}&lt;\/td&gt;\n\t\t\t\t\t\t\t&lt;\/tr&gt;\n\t\t\t\t\t\t&lt;\/table&gt;\n\t\t\t\t\t&lt;\/td&gt;&lt;\/tr&gt;\n&lt;tr&gt;&lt;td width=\"100%\" style=\"padding:5px; border-bottom:1px solid #e2e2e2;\"&gt;\n\t\t\t\t\n\t\t\t\t\t\t&lt;table width=\"100%\" cellpadding=\"0\" cellspacing=\"0\" border=\"0\"&gt;\n\t\t\t\t\t\t\t&lt;tr style=\"background-color:#fafafb\"&gt;\n\t\t\t\t\t\t\t\t&lt;td style=\"padding:7px;\"&gt;&lt;strong&gt;Режим работы&lt;\/strong&gt;&lt;\/td&gt;\n\t\t\t\t\t\t\t&lt;\/tr&gt;\n\t\t\t\t\t\t\t&lt;tr&gt;\n\t\t\t\t\t\t\t\t&lt;td style=\"padding:7px;\"&gt;{data:mode_of_operation}&lt;\/td&gt;\n\t\t\t\t\t\t\t&lt;\/tr&gt;\n\t\t\t\t\t\t&lt;\/table&gt;\n\t\t\t\t\t&lt;\/td&gt;&lt;\/tr&gt;\n&lt;tr&gt;&lt;td width=\"100%\" style=\"padding:5px; border-bottom:1px solid #e2e2e2;\"&gt;\n\t\t\t\t\n\t\t\t\t\t\t&lt;table width=\"100%\" cellpadding=\"0\" cellspacing=\"0\" border=\"0\"&gt;\n\t\t\t\t\t\t\t&lt;tr style=\"background-color:#fafafb\"&gt;\n\t\t\t\t\t\t\t\t&lt;td style=\"padding:7px;\"&gt;&lt;strong&gt;Климатическое исполнение (ГОСТ 15150-69)&lt;\/strong&gt;&lt;\/td&gt;\n\t\t\t\t\t\t\t&lt;\/tr&gt;\n\t\t\t\t\t\t\t&lt;tr&gt;\n\t\t\t\t\t\t\t\t&lt;td style=\"padding:7px;\"&gt;{data:climatic_performance}&lt;\/td&gt;\n\t\t\t\t\t\t\t&lt;\/tr&gt;\n\t\t\t\t\t\t&lt;\/table&gt;\n\t\t\t\t\t&lt;\/td&gt;&lt;\/tr&gt;\n&lt;tr&gt;&lt;td width=\"100%\" style=\"padding:5px; border-bottom:1px solid #e2e2e2;\"&gt;\n\t\t\t\t\n\t\t\t\t\t\t&lt;table width=\"100%\" cellpadding=\"0\" cellspacing=\"0\" border=\"0\"&gt;\n\t\t\t\t\t\t\t&lt;tr style=\"background-color:#fafafb\"&gt;\n\t\t\t\t\t\t\t\t&lt;td style=\"padding:7px;\"&gt;&lt;strong&gt;Катеория изделия (ГОСТ 15150-69)&lt;\/strong&gt;&lt;\/td&gt;\n\t\t\t\t\t\t\t&lt;\/tr&gt;\n\t\t\t\t\t\t\t&lt;tr&gt;\n\t\t\t\t\t\t\t\t&lt;td style=\"padding:7px;\"&gt;{data:product_cat}&lt;\/td&gt;\n\t\t\t\t\t\t\t&lt;\/tr&gt;\n\t\t\t\t\t\t&lt;\/table&gt;\n\t\t\t\t\t&lt;\/td&gt;&lt;\/tr&gt;\n&lt;tr&gt;&lt;td width=\"100%\" style=\"padding:5px; border-bottom:1px solid #e2e2e2;\"&gt;\n\t\t\t\t\n\t\t\t\t\t\t&lt;table width=\"100%\" cellpadding=\"0\" cellspacing=\"0\" border=\"0\"&gt;\n\t\t\t\t\t\t\t&lt;tr style=\"background-color:#fafafb\"&gt;\n\t\t\t\t\t\t\t\t&lt;td style=\"padding:7px;\"&gt;&lt;strong&gt;Манометр&lt;\/strong&gt;&lt;\/td&gt;\n\t\t\t\t\t\t\t&lt;\/tr&gt;\n\t\t\t\t\t\t\t&lt;tr&gt;\n\t\t\t\t\t\t\t\t&lt;td style=\"padding:7px;\"&gt;{data:manometer}&lt;\/td&gt;\n\t\t\t\t\t\t\t&lt;\/tr&gt;\n\t\t\t\t\t\t&lt;\/table&gt;\n\t\t\t\t\t&lt;\/td&gt;&lt;\/tr&gt;\n&lt;tr&gt;&lt;td width=\"100%\" style=\"padding:5px; border-bottom:1px solid #e2e2e2;\"&gt;\n\t\t\t\t\n\t\t\t\t\t\t&lt;table width=\"100%\" cellpadding=\"0\" cellspacing=\"0\" border=\"0\"&gt;\n\t\t\t\t\t\t\t&lt;tr style=\"background-color:#fafafb\"&gt;\n\t\t\t\t\t\t\t\t&lt;td style=\"padding:7px;\"&gt;&lt;strong&gt;Длина кабеля для дистанционного пульта управления (метров)&lt;\/strong&gt;&lt;\/td&gt;\n\t\t\t\t\t\t\t&lt;\/tr&gt;\n\t\t\t\t\t\t\t&lt;tr&gt;\n\t\t\t\t\t\t\t\t&lt;td style=\"padding:7px;\"&gt;{data:cable_length_remote_control}&lt;\/td&gt;\n\t\t\t\t\t\t\t&lt;\/tr&gt;\n\t\t\t\t\t\t&lt;\/table&gt;\n\t\t\t\t\t&lt;\/td&gt;&lt;\/tr&gt;\n&lt;tr&gt;&lt;td width=\"100%\" style=\"padding:5px; border-bottom:1px solid #e2e2e2;\"&gt;\n\t\t\t\t\n\t\t\t\t\t\t&lt;table width=\"100%\" cellpadding=\"0\" cellspacing=\"0\" border=\"0\"&gt;\n\t\t\t\t\t\t\t&lt;tr style=\"background-color:#fafafb\"&gt;\n\t\t\t\t\t\t\t\t&lt;td style=\"padding:7px;\"&gt;&lt;strong&gt;Коментарии к заказу&lt;\/strong&gt;&lt;\/td&gt;\n\t\t\t\t\t\t\t&lt;\/tr&gt;\n\t\t\t\t\t\t\t&lt;tr&gt;\n\t\t\t\t\t\t\t\t&lt;td style=\"padding:7px;\"&gt;{data.br:comments_to_the_order}&lt;\/td&gt;\n\t\t\t\t\t\t\t&lt;\/tr&gt;\n\t\t\t\t\t\t&lt;\/table&gt;\n\t\t\t\t\t&lt;\/td&gt;&lt;\/tr&gt;\n&lt;tr&gt;&lt;td width=\"100%\" style=\"padding:5px; border-bottom:1px solid #e2e2e2;\"&gt;\n\t\t\t\t\n\t\t\t\t\t\t&lt;table width=\"100%\" cellpadding=\"0\" cellspacing=\"0\" border=\"0\"&gt;\n\t\t\t\t\t\t\t&lt;tr style=\"background-color:#fafafb\"&gt;\n\t\t\t\t\t\t\t\t&lt;td style=\"padding:7px;\"&gt;&lt;strong&gt;Прикрепить файл&lt;\/strong&gt;&lt;\/td&gt;\n\t\t\t\t\t\t\t&lt;\/tr&gt;\n\t\t\t\t\t\t\t&lt;tr&gt;\n\t\t\t\t\t\t\t\t&lt;td style=\"padding:7px;\"&gt;{data:attached_file}&lt;\/td&gt;\n\t\t\t\t\t\t\t&lt;\/tr&gt;\n\t\t\t\t\t\t&lt;\/table&gt;\n\t\t\t\t\t&lt;\/td&gt;&lt;\/tr&gt;\n&lt;tr&gt;&lt;td width=\"100%\" style=\"padding:5px; border-bottom:1px solid #e2e2e2;\"&gt;&lt;table width=\"100%\" cellpadding=\"0\" cellspacing=\"0\" border=\"0\"&gt;\n&lt;tr&gt;&lt;td width=\"100%\"&gt;\n\n\t\t\t\t\n\t\t\t\t\t\t&lt;table width=\"100%\" cellpadding=\"0\" cellspacing=\"0\" border=\"0\"&gt;\n\t\t\t\t\t\t\t&lt;tr style=\"background-color:#fafafb\"&gt;\n\t\t\t\t\t\t\t\t&lt;td style=\"padding:7px;\"&gt;&lt;strong&gt;Электронная почта&lt;\/strong&gt;&lt;\/td&gt;\n\t\t\t\t\t\t\t&lt;\/tr&gt;\n\t\t\t\t\t\t\t&lt;tr&gt;\n\t\t\t\t\t\t\t\t&lt;td style=\"padding:7px;\"&gt;{data:customer_emal}&lt;\/td&gt;\n\t\t\t\t\t\t\t&lt;\/tr&gt;\n\t\t\t\t\t\t&lt;\/table&gt;\n\t\t\t\t\t&lt;\/td&gt;&lt;\/tr&gt;\n&lt;tr&gt;&lt;td width=\"100%\"&gt;\n\t\t\t\t\n\t\t\t\t\t\t&lt;table width=\"100%\" cellpadding=\"0\" cellspacing=\"0\" border=\"0\"&gt;\n\t\t\t\t\t\t\t&lt;tr style=\"background-color:#fafafb\"&gt;\n\t\t\t\t\t\t\t\t&lt;td style=\"padding:7px;\"&gt;&lt;strong&gt;Организация&lt;\/strong&gt;&lt;\/td&gt;\n\t\t\t\t\t\t\t&lt;\/tr&gt;\n\t\t\t\t\t\t\t&lt;tr&gt;\n\t\t\t\t\t\t\t\t&lt;td style=\"padding:7px;\"&gt;{data:customer_organization}&lt;\/td&gt;\n\t\t\t\t\t\t\t&lt;\/tr&gt;\n\t\t\t\t\t\t&lt;\/table&gt;\n\t\t\t\t\t&lt;\/td&gt;&lt;\/tr&gt;\n&lt;tr&gt;&lt;td width=\"100%\"&gt;\n\t\t\t\t\n\t\t\t\t\t\t&lt;table width=\"100%\" cellpadding=\"0\" cellspacing=\"0\" border=\"0\"&gt;\n\t\t\t\t\t\t\t&lt;tr style=\"background-color:#fafafb\"&gt;\n\t\t\t\t\t\t\t\t&lt;td style=\"padding:7px;\"&gt;&lt;strong&gt;ИНН организации&lt;\/strong&gt;&lt;\/td&gt;\n\t\t\t\t\t\t\t&lt;\/tr&gt;\n\t\t\t\t\t\t\t&lt;tr&gt;\n\t\t\t\t\t\t\t\t&lt;td style=\"padding:7px;\"&gt;{data:customer_org_inn}&lt;\/td&gt;\n\t\t\t\t\t\t\t&lt;\/tr&gt;\n\t\t\t\t\t\t&lt;\/table&gt;\n\t\t\t\t\t&lt;\/td&gt;&lt;\/tr&gt;\n&lt;tr&gt;&lt;td width=\"100%\"&gt;\n\t\t\t\t\n\t\t\t\t\t\t&lt;table width=\"100%\" cellpadding=\"0\" cellspacing=\"0\" border=\"0\"&gt;\n\t\t\t\t\t\t\t&lt;tr style=\"background-color:#fafafb\"&gt;\n\t\t\t\t\t\t\t\t&lt;td style=\"padding:7px;\"&gt;&lt;strong&gt;Ф.И.О.&lt;\/strong&gt;&lt;\/td&gt;\n\t\t\t\t\t\t\t&lt;\/tr&gt;\n\t\t\t\t\t\t\t&lt;tr&gt;\n\t\t\t\t\t\t\t\t&lt;td style=\"padding:7px;\"&gt;{data:customer_name}&lt;\/td&gt;\n\t\t\t\t\t\t\t&lt;\/tr&gt;\n\t\t\t\t\t\t&lt;\/table&gt;\n\t\t\t\t\t&lt;\/td&gt;&lt;\/tr&gt;\n&lt;tr&gt;&lt;td width=\"100%\"&gt;\n\t\t\t\t\n\t\t\t\t\t\t&lt;table width=\"100%\" cellpadding=\"0\" cellspacing=\"0\" border=\"0\"&gt;\n\t\t\t\t\t\t\t&lt;tr style=\"background-color:#fafafb\"&gt;\n\t\t\t\t\t\t\t\t&lt;td style=\"padding:7px;\"&gt;&lt;strong&gt;Телефон&lt;\/strong&gt;&lt;\/td&gt;\n\t\t\t\t\t\t\t&lt;\/tr&gt;\n\t\t\t\t\t\t\t&lt;tr&gt;\n\t\t\t\t\t\t\t\t&lt;td style=\"padding:7px;\"&gt;{data:customer_phone}&lt;\/td&gt;\n\t\t\t\t\t\t\t&lt;\/tr&gt;\n\t\t\t\t\t\t&lt;\/table&gt;\n\t\t\t\t\t\n&lt;\/td&gt;&lt;\/tr&gt;&lt;\/table&gt;\n&lt;\/td&gt;&lt;\/tr&gt;&lt;\/table&gt;"},"submit":{"name":"submit","minimized":"0","auto":"1","template":""}}</text:p>
          </table:table-cell>
          <table:table-cell office:value-type="string" calcext:value-type="string">
            <text:p>{"1":{"designer_label":"Параметры станции","name":"divider33","_section":"load","type":"divider","tag":"div","text":"Параметры станции","hidden":"","section":"1"},"2":{"designer_label":"Количество насосов","name":"number_of_pumps","_section":"load","type":"field_text","label":"Количество насосов","params":{"placeholder":"","name":"number_of_pumps","id":"number_of_pumps","value":""},"dynamics":{"email":{"enabled":"1"},"save":{"enabled":"1"}},"validation":{"required":"","optional":"","email":"","url":"","integer":"","decimal":"","number":"","regExp":"","match":"","different":"","minLength":"0","maxLength":"30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3":{"designer_label":"Тип двигателя","name":"engine_type","_section":"load","type":"field_select","label":"Тип двигателя","multiple":"0","params":{"name":"engine_type","id":"engine_type","data-mincharacters":"0"},"options":"Электродвигатель переменного тока 380В, трехфазный, 50 Гц=Электродвигатель переменного тока 380В, трехфазный, 50 Гц\r\nЭлектродвигатель переменного тока 220В, однофазный, 50 Гц=Электродвигатель переменного тока 220В, однофазный, 50 Гц\r\nЭлектродвигатель переменного тока взрывозащищенный=Электродвигатель переменного тока взрывозащищенный\r\nБензодвигатель=Бензодвигатель\r\nПневмодвигатель=Пневмодвигатель","selected":"","dynamics":{"email":{"enabled":"1"},"save":{"enabled":"1"}},"validation":{"required":"","disabled":"","rules":""},"verror":"","description":{"text":""},"tooltip":{"text":"","class":"icon info circular blue inverted small"},"states":{"hidden":"","disabled":""},"autocomplete":{"event":""},"reload":{"event":""},"searchable":"","fulltextsearch":"","allowadditions":"","attrs":"","data-values":"","container":{"class":"field","width":""},"events":[{"sign":"=","value":"","identifier":""}]},"4":{"designer_label":"Вид управления","name":"type_of_distributor_management","_section":"load","type":"field_select","label":"Вид управления","multiple":"0","params":{"name":"type_of_distributor_management","id":"type_of_distributor_management","data-mincharacters":"0"},"options":"Ручное=Ручное\r\nЭлектромагнитное=Электромагнитное\r\nПневматическое=Пневматическое\r\nГидравлическое=Гидравлическое\r\nБез распределителя=Без распределителя","selected":"","dynamics":{"email":{"enabled":"1"},"save":{"enabled":"1"}},"validation":{"required":"","disabled":"","rules":""},"verror":"","description":{"text":""},"tooltip":{"text":"","class":"icon info circular blue inverted small"},"states":{"hidden":"","disabled":""},"autocomplete":{"event":""},"reload":{"event":""},"searchable":"","fulltextsearch":"","allowadditions":"","attrs":"","data-values":"","container":{"class":"field","width":""},"events":[{"sign":"=","value":"","identifier":""}]},"5":{"designer_label":"Тип пульта","name":"type_of_remote_control","_section":"load","type":"field_select","label":"Тип пульта","multiple":"0","params":{"name":"type_of_remote_control","id":"type_of_remote_control","data-mincharacters":"0"},"options":"На станции=На станции\r\nДистанционный=Дистанционный\r\nНожной=Ножной\r\nРадиоуправление=Радиоуправление","selected":"","dynamics":{"email":{"enabled":"1"},"save":{"enabled":"1"}},"validation":{"required":"","disabled":"","rules":""},"verror":"","description":{"text":""},"tooltip":{"text":"","class":"icon info circular blue inverted small"},"states":{"hidden":"","disabled":""},"autocomplete":{"event":""},"reload":{"event":""},"searchable":"","fulltextsearch":"","allowadditions":"","attrs":"","data-values":"","container":{"class":"field","width":""},"events":[{"sign":"=","value":"","identifier":""}]},"6":{"designer_label":"Номинальное давление (МПа)","name":"rated_pressure","_section":"load","type":"field_text","label":"Номинальное давление (МПа)","params":{"placeholder":"","name":"rated_pressure","id":"rated_pressure","value":""},"dynamics":{"email":{"enabled":"1"},"save":{"enabled":"1"}},"validation":{"required":"","optional":"","email":"","url":"","integer":"","decimal":"","number":"","regExp":"","match":"","different":"","minLength":"0","maxLength":"30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7":{"designer_label":"Номинальный расход (л\/мин.)","name":"rated_consumption","_section":"load","type":"field_text","label":"Номинальный расход (л\/мин.)","params":{"placeholder":"","name":"rated_consumption","id":"rated_consumption","value":""},"dynamics":{"email":{"enabled":"1"},"save":{"enabled":"1"}},"validation":{"required":"","optional":"","email":"","url":"","integer":"","decimal":"","number":"","regExp":"","match":"","different":"","minLength":"0","maxLength":"30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8":{"designer_label":"Тип распределителя","name":"type_of_distributor","_section":"load","type":"field_select","label":"Тип распределителя","multiple":"0","params":{"name":"type_of_distributor","id":"type_of_distributor","data-mincharacters":"0"},"options":"Трехпозиционный четырехлинейный гидрораспределитель=Трехпозиционный четырехлинейный гидрораспределитель\r\nДвухпозиционный четырехлинейный гидрораспределитель=Двухпозиционный четырехлинейный гидрораспределитель\r\nРазгрузочный кран=Разгрузочный кран","selected":"","dynamics":{"email":{"enabled":"1"},"save":{"enabled":"1"}},"validation":{"required":"","disabled":"","rules":""},"verror":"","description":{"text":""},"tooltip":{"text":"","class":"icon info circular blue inverted small"},"states":{"hidden":"","disabled":""},"autocomplete":{"event":""},"reload":{"event":""},"searchable":"","fulltextsearch":"","allowadditions":"","attrs":"","data-values":"","container":{"class":"field","width":""},"events":[{"sign":"=","value":"","identifier":""}]},"9":{"designer_label":"Объем бака (лит.)","name":"tank_capacity","_section":"load","type":"field_text","label":"Объем бака (лит.)","params":{"placeholder":"","name":"tank_capacity","id":"tank_capacity","value":""},"dynamics":{"email":{"enabled":"1"},"save":{"enabled":"1"}},"validation":{"required":"","optional":"","email":"","url":"","integer":"","decimal":"","number":"","regExp":"","match":"","different":"","minLength":"0","maxLength":"30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10":{"designer_label":"Подача масла","name":"oil_supply","_section":"load","type":"field_select","label":"Подача масла","multiple":"0","params":{"name":"oil_supply","id":"oil_supply","data-mincharacters":"0"},"options":"Одноступенчатая=Одноступенчатая\r\nДвухступенчатая=Двухступенчатая\r\nТрехступенчатая=Трехступенчатая","selected":"","dynamics":{"email":{"enabled":"1"},"save":{"enabled":"1"}},"validation":{"required":"","disabled":"","rules":""},"verror":"","description":{"text":""},"tooltip":{"text":"","class":"icon info circular blue inverted small"},"states":{"hidden":"","disabled":""},"autocomplete":{"event":""},"reload":{"event":""},"searchable":"","fulltextsearch":"","allowadditions":"","attrs":"","data-values":"","container":{"class":"field","width":""},"events":[{"sign":"=","value":"","identifier":""}]},"11":{"designer_label":"Подогрев масла","name":"heating_oil","_section":"load","type":"field_checkbox","label":"Подогрев масла","params":{"name":"heating_oil","id":"heating_oil","value":"Да","data-value":""},"style":"","checked":"","dynamics":{"email":{"enabled":"1"},"save":{"enabled":"1"}},"validation":{"required":"","disabled":"","rules":""},"verror":"","description":{"text":""},"tooltip":{"text":"","class":"icon info circular blue inverted small"},"states":{"hidden":"","disabled":""},"ghost":{"enabled":"1","value":""},"checked_provider":"","reload":{"event":""},"attrs":"","container":{"class":"field"},"events":[{"sign":"=","identifier":""}]},"12":{"designer_label":"Контроль уровня масла","name":"checking_oil_level","_section":"load","type":"field_select","label":"Контроль уровня масла","multiple":"0","params":{"name":"checking_oil_level","id":"checking_oil_level","data-mincharacters":"0"},"options":"Визуальный=Визуальный\r\nЭлектронный=Электронный","selected":"","dynamics":{"email":{"enabled":"1"},"save":{"enabled":"1"}},"validation":{"required":"","disabled":"","rules":""},"verror":"","description":{"text":""},"tooltip":{"text":"","class":"icon info circular blue inverted small"},"states":{"hidden":"","disabled":""},"autocomplete":{"event":""},"reload":{"event":""},"searchable":"","fulltextsearch":"","allowadditions":"","attrs":"","data-values":"","container":{"class":"field","width":""},"events":[{"sign":"=","value":"","identifier":""}]},"13":{"designer_label":"Охлаждение","name":"cooling","_section":"load","type":"field_select","label":"Охлаждение","multiple":"0","params":{"name":"cooling","id":"cooling","data-mincharacters":"0"},"options":"Без охлаждения=Без охлаждения\r\nВоздушное=Воздушное\r\nВодяное=Водяное","selected":"","dynamics":{"email":{"enabled":"1"},"save":{"enabled":"1"}},"validation":{"required":"","disabled":"","rules":""},"verror":"","description":{"text":""},"tooltip":{"text":"","class":"icon info circular blue inverted small"},"states":{"hidden":"","disabled":""},"autocomplete":{"event":""},"reload":{"event":""},"searchable":"","fulltextsearch":"","allowadditions":"","attrs":"","data-values":"","container":{"class":"field","width":""},"events":[{"sign":"=","value":"","identifier":""}]},"14":{"designer_label":"Колеса для транспортировки","name":"wheels_for_transportation","_section":"load","type":"field_checkbox","label":"Колеса для транспортировки","params":{"name":"wheels_for_transportation","id":"wheels_for_transportation","value":"Да","data-value":""},"style":"","checked":"","dynamics":{"email":{"enabled":"1"},"save":{"enabled":"1"}},"validation":{"required":"","disabled":"","rules":""},"verror":"","description":{"text":""},"tooltip":{"text":"","class":"icon info circular blue inverted small"},"states":{"hidden":"","disabled":""},"ghost":{"enabled":"1","value":""},"checked_provider":"","reload":{"event":""},"attrs":"","container":{"class":"field"},"events":[{"sign":"=","identifier":""}]},"15":{"designer_label":"Установка шкафа управления","name":"control_cabinet","_section":"load","type":"field_checkbox","label":"Установка шкафа управления","params":{"name":"control_cabinet","id":"control_cabinet","value":"Да","data-value":""},"style":"","checked":"","dynamics":{"email":{"enabled":"1"},"save":{"enabled":"1"}},"validation":{"required":"","disabled":"","rules":""},"verror":"","description":{"text":""},"tooltip":{"text":"","class":"icon info circular blue inverted small"},"states":{"hidden":"","disabled":""},"ghost":{"enabled":"1","value":""},"checked_provider":"","reload":{"event":""},"attrs":"","container":{"class":"field"},"events":[{"sign":"=","identifier":""}]},"16":{"designer_label":"Зимний пуск","name":"winter_start","_section":"load","type":"field_checkbox","label":"Зимний пуск","params":{"name":"winter_start","id":"winter_start","value":"Да","data-value":""},"style":"","checked":"","dynamics":{"email":{"enabled":"1"},"save":{"enabled":"1"}},"validation":{"required":"","disabled":"","rules":""},"verror":"","description":{"text":""},"tooltip":{"text":"","class":"icon info circular blue inverted small"},"states":{"hidden":"","disabled":""},"ghost":{"enabled":"1","value":""},"checked_provider":"","reload":{"event":""},"attrs":"","container":{"class":"field"},"events":[{"sign":"=","identifier":""}]},"17":{"designer_label":"Режим работы","name":"mode_of_operation","_section":"load","type":"field_select","label":"Режим работы","multiple":"0","params":{"name":"mode_of_operation","id":"mode_of_operation","data-mincharacters":"0"},"options":"Продолжительный=Продолжительный\r\nКратковременный=Кратковременный","selected":"","dynamics":{"email":{"enabled":"1"},"save":{"enabled":"1"}},"validation":{"required":"","disabled":"","rules":""},"verror":"","description":{"text":""},"tooltip":{"text":"","class":"icon info circular blue inverted small"},"states":{"hidden":"","disabled":""},"autocomplete":{"event":""},"reload":{"event":""},"searchable":"","fulltextsearch":"","allowadditions":"","attrs":"","data-values":"","container":{"class":"field","width":""},"events":[{"sign":"=","value":"","identifier":""}]},"18":{"designer_label":"Климатическое исполнение (ГОСТ 15150-69)","name":"climatic_performance","_section":"load","type":"field_select","label":"Климатическое исполнение (ГОСТ 15150-69)","multiple":"0","params":{"name":"climatic_performance","id":"climatic_performance","data-mincharacters":"0"},"options":"У=У\r\nУХЛ=УХЛ\r\nХЛ=ХЛ\r\nТВ=ТВ\r\nТС=ТС\r\nТ=Т\r\nО=О\r\nМ=М","selected":"","dynamics":{"email":{"enabled":"1"},"save":{"enabled":"1"}},"validation":{"required":"","disabled":"","rules":""},"verror":"","description":{"text":""},"tooltip":{"text":"","class":"icon info circular blue inverted small"},"states":{"hidden":"","disabled":""},"autocomplete":{"event":""},"reload":{"event":""},"searchable":"","fulltextsearch":"","allowadditions":"","attrs":"","data-values":"","container":{"class":"field","width":""},"events":[{"sign":"=","value":"","identifier":""}]},"19":{"designer_label":"Катеория изделия (ГОСТ 15150-69)","name":"product_cat","_section":"load","type":"field_select","label":"Катеория изделия (ГОСТ 15150-69)","multiple":"0","params":{"name":"product_cat","id":"product_cat","data-mincharacters":"0"},"options":"1=1\r\n1,1=1,1\r\n2=2\r\n2,1=2,1\r\n3=3\r\n3,1=3,1\r\n4=4\r\n4,1=4,1\r\n4,2=4,2\r\n5=5\r\n5,1=5,1","selected":"","dynamics":{"email":{"enabled":"1"},"save":{"enabled":"1"}},"validation":{"required":"","disabled":"","rules":""},"verror":"","description":{"text":""},"tooltip":{"text":"","class":"icon info circular blue inverted small"},"states":{"hidden":"","disabled":""},"autocomplete":{"event":""},"reload":{"event":""},"searchable":"","fulltextsearch":"","allowadditions":"","attrs":"","data-values":"","container":{"class":"field","width":""},"events":[{"sign":"=","value":"","identifier":""}]},"20":{"designer_label":"Манометр","name":"manometer","_section":"load","type":"field_select","label":"Манометр","multiple":"0","params":{"name":"manometer","id":"manometer","data-mincharacters":"0"},"options":"Аналоговый=Аналоговый\r\nЦифровой=Цифровой\r\nЭлектроконтактный=Электроконтактный","selected":"","dynamics":{"email":{"enabled":"1"},"save":{"enabled":"1"}},"validation":{"required":"","disabled":"","rules":""},"verror":"","description":{"text":""},"tooltip":{"text":"","class":"icon info circular blue inverted small"},"states":{"hidden":"","disabled":""},"autocomplete":{"event":""},"reload":{"event":""},"searchable":"","fulltextsearch":"","allowadditions":"","attrs":"","data-values":"","container":{"class":"field","width":""},"events":[{"sign":"=","value":"","identifier":""}]},"21":{"designer_label":"Длина кабеля для дистанционного пульта управления (метров)","name":"cable_length_remote_control","_section":"load","type":"field_text","label":"Длина кабеля для дистанционного пульта управления (метров)","params":{"placeholder":"","name":"cable_length_remote_control","id":"cable_length_remote_control","value":""},"dynamics":{"email":{"enabled":"1"},"save":{"enabled":"1"}},"validation":{"required":"","optional":"","email":"","url":"","integer":"","decimal":"","number":"","regExp":"","match":"","different":"","minLength":"0","maxLength":"30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22":{"designer_label":"Коментарии к заказу","name":"comments_to_the_order","_section":"load","type":"field_textarea","label":"Коментарии к заказу","params":{"rows":"5","name":"comments_to_the_order","id":"comments_to_the_order","value":"","placeholder":""},"editor":{"enabled":""},"resize":{"enabled":""},"dynamics":{"email":{"enabled":"1"},"save":{"enabled":"1"}},"validation":{"required":"","optional":"","regExp":"","minLength":"","maxLength":"1500","contains":"","disabled":"","rules":""},"verror":"","description":{"text":""},"tooltip":{"text":"","class":"icon info circular blue inverted small"},"states":{"hidden":"","disabled":""},"reload":{"event":""},"attrs":"","container":{"class":"field","width":""},"events":[{"sign":"empty","value":"","identifier":""}]},"23":{"designer_label":"Прикрепить файл","name":"attached_file","_section":"load","type":"field_file","label":"Прикрепить файл","multiple":"0","params":{"name":"attached_file","id":"attached_file"},"dynamics":{"email":{"enabled":"1"},"save":{"enabled":"1"},"upload":{"enabled":"1"},"attach":{"enabled":"1"}},"extensions":"jpg,jpeg,png,gif,pdf,doc,docx,txt,zip","max_size":"2000","file_extension_error":"File extension is not permitted","max_size_error":"File size overlimit","validation":{"required":"","optional":"","disabled":"","rules":""},"verror":"","description":{"text":""},"tooltip":{"text":"","class":"icon info circular blue inverted small"},"states":{"hidden":"","disabled":""},"ghost":{"enabled":"1","value":""},"reload":{"event":""},"attrs":"","container":{"class":"field","width":""},"events":[{"sign":"empty","value":"","identifier":""}]},"101":{"designer_label":"Блок контактов","name":"contact_area_container","_section":"load","type":"area_container","id":"contact_area_container","class":"ui container","fluid":"fluid","alignment":"","reload":{"event":""},"attrs":"","body":{"minimized":"0"}},"102":{"designer_label":"Контактная информация","name":"divider30","_section":"contact_area_container\/body","type":"divider","tag":"div","text":"Контактная информация","hidden":"","section":"1"},"103":{"designer_label":"Электронная почта","name":"customer_emal","_section":"contact_area_container\/body","type":"field_text","label":"Электронная почта","params":{"placeholder":"email@zavodpro.ru","name":"customer_emal","id":"customer_emal","value":""},"dynamics":{"email":{"enabled":"1"},"save":{"enabled":"1"}},"validation":{"required":"true","optional":"","email":"true","url":"","integer":"","decimal":"","number":"","regExp":"","match":"","different":"","minLength":"","maxLength":"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104":{"designer_label":"Организация","name":"customer_organization","_section":"contact_area_container\/body","type":"field_text","label":"Организация","params":{"placeholder":"\"ТД \"ЗАВОД ПРОМЫШЛЕННОГО ОБОРУДОВАНИЯ\"","name":"customer_organization","id":"customer_organization","value":""},"dynamics":{"email":{"enabled":"1"},"save":{"enabled":"1"}},"validation":{"required":"true","optional":"","email":"","url":"","integer":"","decimal":"","number":"","regExp":"","match":"","different":"","minLength":"","maxLength":"200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105":{"designer_label":"ИНН организации","name":"customer_org_inn","_section":"contact_area_container\/body","type":"field_text","label":"ИНН организации","params":{"placeholder":"7804548248","name":"customer_org_inn","id":"customer_org_inn","value":""},"dynamics":{"email":{"enabled":"1"},"save":{"enabled":"1"}},"validation":{"required":"true","optional":"","email":"","url":"","integer":"true","decimal":"","number":"","regExp":"","match":"","different":"","minLength":"10","maxLength":"10","contains":"","disabled":"","rules":""},"verror":"ИНН введен неверно","inputmask":"","description":{"text":""},"tooltip":{"text":"","class":"icon info circular blue inverted small"},"states":{"hidden":"","disabled":""},"reload":{"event":""},"attrs":"","container":{"class":"field","width":""},"events":[{"sign":"=","value":"","identifier":""}]},"106":{"designer_label":"Ф.И.О.","name":"customer_name","_section":"contact_area_container\/body","type":"field_text","label":"Ф.И.О.","params":{"placeholder":"Иванов Иван Иванович","name":"customer_name","id":"customer_name","value":""},"dynamics":{"email":{"enabled":"1"},"save":{"enabled":"1"}},"validation":{"required":"true","optional":"","email":"","url":"","integer":"","decimal":"","number":"","regExp":"","match":"","different":"","minLength":"","maxLength":"300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107":{"designer_label":"Телефон","name":"customer_phone","_section":"contact_area_container\/body","type":"field_text","label":"Телефон","params":{"placeholder":"","name":"customer_phone","id":"customer_phone","value":""},"dynamics":{"email":{"enabled":"1"},"save":{"enabled":"1"}},"validation":{"required":"true","optional":"","email":"","url":"","integer":"","decimal":"","number":"","regExp":"","match":"","different":"","minLength":"","maxLength":"","contains":"","disabled":"","rules":""},"verror":"","inputmask":"mask:+9(999)999-9999","description":{"text":""},"tooltip":{"text":"","class":"icon info circular blue inverted small"},"states":{"hidden":"","disabled":""},"reload":{"event":""},"attrs":"","container":{"class":"field","width":""},"events":[{"sign":"=","value":"","identifier":""}]},"108":{"designer_label":"Проверка для защиты от спама","name":"google_nocaptcha4","_section":"contact_area_container\/body","type":"google_nocaptcha","label":"Проверка для защиты от спама","site_key":"6LfyCdUUAAAAAIO1Rg8yHzvzazqpYjWKiBE9nzFG","secret_key":"6LfyCdUUAAAAAA84UT6BKknlNpdo5xpifSR1S_R1","failed_error":"You didn't pass the NoCaptcha verification.","theme":"light","lang":"{language:short}"},"109":{"designer_label":"Отправиь запрос","name":"button_send_inquiry","_section":"contact_area_container\/body","type":"field_button","params":{"type":"submit","name":"button_send_inquiry","id":"button_send_inquiry","value":"","data-selections":"0","data-message":"Please make a selection from the list"},"content":"Отправиь запрос","color":"grey","class":"","fluid":"0","attrs":"","container":{"class":""},"toolbar":{"enabled":"0"},"events":[{"sign":"click","identifier":""}]}}</text:p>
          </table:table-cell>
          <table:table-cell office:value-type="string" calcext:value-type="string">
            <text:p>{"1":{"designer_label":"","name":"validate_fields1","_event":"submit","type":"validate_fields","enabled":"1","list_errors":"1","data_provider":"{data:}","error_message":"Please provide all the required info.","fields_selection":"","fields_list":"","success":{"minimized":"0"},"fail":{"minimized":"0"}},"6":{"designer_label":"Письмо заводу","name":"email6","_event":"validate_fields1\/success","type":"email","enabled":"1","recipients":"bas@zavodpro.ru,medtaxi@yandex.ru","subject":"Насосная станция на заказ","body":"","autoemail":"2","mode":"html","advanced_template":"","autofields":"1","attachments":"","reply_email":"{data:customer_emal}","reply_name":"{data:customer_name}","from_email":"","from_name":"Завод промышленного оборудования","cc":"","bcc":"","template":{"header":"","body":"","footer":""},"encrypted":"","gpg_sec_key":""},"8":{"designer_label":"Письмо заказчику","name":"email8","_event":"validate_fields1\/success","type":"email","enabled":"1","recipients":"{data:customer_emal}","subject":"Насосная станция на заказ","body":"","autoemail":"2","mode":"html","advanced_template":"","autofields":"1","attachments":"","reply_email":"bas@zavodpro.ru","reply_name":"Бондырев Александр Сергеевич","from_email":"","from_name":"Завод промышленного оборудования","cc":"","bcc":"","template":{"header":"","body":"","footer":""},"encrypted":"","gpg_sec_key":""},"5":{"designer_label":"Запрос отправлен","name":"message5","_event":"validate_fields1\/success","type":"message","message_type":"success","location":"","content":"Благодарим вас за обращение в нашу компанию. В ближайшее время наши сотрудники рассмотрят ваш запрос и свяжутся с вами."},"2":{"designer_label":"","name":"event_load2","_event":"validate_fields1\/fail","type":"event_load","event_name":"load","stop":"1"}}</text:p>
          </table:table-cell>
          <table:table-cell office:value-type="string" calcext:value-type="string">
            <text:p>{"ru_RU":{"name":"ru_RU","content":""}}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table:style-name="ce1" office:value-type="string" calcext:value-type="string">
            <text:p>3</text:p>
          </table:table-cell>
          <table:table-cell office:value-type="string" calcext:value-type="string">
            <text:p>Домкрат гидравлический по параметрам заказчика</text:p>
          </table:table-cell>
          <table:table-cell office:value-type="string" calcext:value-type="string">
            <text:p>custom_domkrat_hydro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office:value-type="string" calcext:value-type="string">
            <text:p>{"type":"form","events_ordered":"1","multipage":"","ajax":"","validate_fields":"1","check_security":"1","upload_files":"1","log":{"enabled":""},"debug":"","permissions":{"app":""},"404_default":"1","limited_edition":"1","_version":"610"}</text:p>
          </table:table-cell>
          <table:table-cell office:value-type="string" calcext:value-type="string">
            <text:p>{"load":{"name":"load","minimized":"0","auto_view":"1","debug":"","type":""},"submit":{"name":"submit","minimized":"0","auto_view":"1","debug":"","type":""}}</text:p>
          </table:table-cell>
          <table:table-cell office:value-type="string" calcext:value-type="string">
            <text:p>{"load":{"name":"load","minimized":"0","auto":"1","template":"&lt;table width=\"100%\" cellpadding=\"0\" cellspacing=\"0\" border=\"0\" class=\"\" style=\"border:3px solid #e2e2e2; border-collapse:separate; border-radius:7px;\"&gt;\n&lt;tr&gt;&lt;td width=\"100%\" style=\"padding:5px; border-bottom:1px solid #e2e2e2;\"&gt;\n\n\t\t\t\t\n\t\t\t\t\t\t&lt;table width=\"100%\" cellpadding=\"0\" cellspacing=\"0\" border=\"0\"&gt;\n\t\t\t\t\t\t\t&lt;tr style=\"background-color:#fafafb\"&gt;\n\t\t\t\t\t\t\t\t&lt;td style=\"padding:7px;\"&gt;&lt;strong&gt;Грузоподъемность , тc&lt;\/strong&gt;&lt;\/td&gt;\n\t\t\t\t\t\t\t&lt;\/tr&gt;\n\t\t\t\t\t\t\t&lt;tr&gt;\n\t\t\t\t\t\t\t\t&lt;td style=\"padding:7px;\"&gt;{data:carrying}&lt;\/td&gt;\n\t\t\t\t\t\t\t&lt;\/tr&gt;\n\t\t\t\t\t\t&lt;\/table&gt;\n\t\t\t\t\t&lt;\/td&gt;&lt;\/tr&gt;\n&lt;tr&gt;&lt;td width=\"100%\" style=\"padding:5px; border-bottom:1px solid #e2e2e2;\"&gt;\n\t\t\t\t\n\t\t\t\t\t\t&lt;table width=\"100%\" cellpadding=\"0\" cellspacing=\"0\" border=\"0\"&gt;\n\t\t\t\t\t\t\t&lt;tr style=\"background-color:#fafafb\"&gt;\n\t\t\t\t\t\t\t\t&lt;td style=\"padding:7px;\"&gt;&lt;strong&gt;Ход штока , мм&lt;\/strong&gt;&lt;\/td&gt;\n\t\t\t\t\t\t\t&lt;\/tr&gt;\n\t\t\t\t\t\t\t&lt;tr&gt;\n\t\t\t\t\t\t\t\t&lt;td style=\"padding:7px;\"&gt;{data:stock_stroke}&lt;\/td&gt;\n\t\t\t\t\t\t\t&lt;\/tr&gt;\n\t\t\t\t\t\t&lt;\/table&gt;\n\t\t\t\t\t&lt;\/td&gt;&lt;\/tr&gt;\n&lt;tr&gt;&lt;td width=\"100%\" style=\"padding:5px; border-bottom:1px solid #e2e2e2;\"&gt;\n\t\t\t\t\n\t\t\t\t\t\t&lt;table width=\"100%\" cellpadding=\"0\" cellspacing=\"0\" border=\"0\"&gt;\n\t\t\t\t\t\t\t&lt;tr style=\"background-color:#fafafb\"&gt;\n\t\t\t\t\t\t\t\t&lt;td style=\"padding:7px;\"&gt;&lt;strong&gt;Возврат штока&lt;\/strong&gt;&lt;\/td&gt;\n\t\t\t\t\t\t\t&lt;\/tr&gt;\n\t\t\t\t\t\t\t&lt;tr&gt;\n\t\t\t\t\t\t\t\t&lt;td style=\"padding:7px;\"&gt;{data:stock_return_type}&lt;\/td&gt;\n\t\t\t\t\t\t\t&lt;\/tr&gt;\n\t\t\t\t\t\t&lt;\/table&gt;\n\t\t\t\t\t&lt;\/td&gt;&lt;\/tr&gt;\n&lt;tr&gt;&lt;td width=\"100%\" style=\"padding:5px; border-bottom:1px solid #e2e2e2;\"&gt;\n\t\t\t\t\n\t\t\t\t\t\t&lt;table width=\"100%\" cellpadding=\"0\" cellspacing=\"0\" border=\"0\"&gt;\n\t\t\t\t\t\t\t&lt;tr style=\"background-color:#fafafb\"&gt;\n\t\t\t\t\t\t\t\t&lt;td style=\"padding:7px;\"&gt;&lt;strong&gt;Материал&lt;\/strong&gt;&lt;\/td&gt;\n\t\t\t\t\t\t\t&lt;\/tr&gt;\n\t\t\t\t\t\t\t&lt;tr&gt;\n\t\t\t\t\t\t\t\t&lt;td style=\"padding:7px;\"&gt;{data:material}&lt;\/td&gt;\n\t\t\t\t\t\t\t&lt;\/tr&gt;\n\t\t\t\t\t\t&lt;\/table&gt;\n\t\t\t\t\t&lt;\/td&gt;&lt;\/tr&gt;\n&lt;tr&gt;&lt;td width=\"100%\" style=\"padding:5px; border-bottom:1px solid #e2e2e2;\"&gt;\n\t\t\t\t\n\t\t\t\t\t\t&lt;table width=\"100%\" cellpadding=\"0\" cellspacing=\"0\" border=\"0\"&gt;\n\t\t\t\t\t\t\t&lt;tr style=\"background-color:#fafafb\"&gt;\n\t\t\t\t\t\t\t\t&lt;td style=\"padding:7px;\"&gt;&lt;strong&gt;Рабочее давление, Мпа&lt;\/strong&gt;&lt;\/td&gt;\n\t\t\t\t\t\t\t&lt;\/tr&gt;\n\t\t\t\t\t\t\t&lt;tr&gt;\n\t\t\t\t\t\t\t\t&lt;td style=\"padding:7px;\"&gt;{data:working_pressure}&lt;\/td&gt;\n\t\t\t\t\t\t\t&lt;\/tr&gt;\n\t\t\t\t\t\t&lt;\/table&gt;\n\t\t\t\t\t&lt;\/td&gt;&lt;\/tr&gt;\n&lt;tr&gt;&lt;td width=\"100%\" style=\"padding:5px; border-bottom:1px solid #e2e2e2;\"&gt;\n\t\t\t\t\n\t\t\t\t\t\t&lt;table width=\"100%\" cellpadding=\"0\" cellspacing=\"0\" border=\"0\"&gt;\n\t\t\t\t\t\t\t&lt;tr style=\"background-color:#fafafb\"&gt;\n\t\t\t\t\t\t\t\t&lt;td style=\"padding:7px;\"&gt;&lt;strong&gt;Резьба подводящего отверстия&lt;\/strong&gt;&lt;\/td&gt;\n\t\t\t\t\t\t\t&lt;\/tr&gt;\n\t\t\t\t\t\t\t&lt;tr&gt;\n\t\t\t\t\t\t\t\t&lt;td style=\"padding:7px;\"&gt;{data:thread_the_inlet_hole}&lt;\/td&gt;\n\t\t\t\t\t\t\t&lt;\/tr&gt;\n\t\t\t\t\t\t&lt;\/table&gt;\n\t\t\t\t\t&lt;\/td&gt;&lt;\/tr&gt;\n&lt;tr&gt;&lt;td width=\"100%\" style=\"padding:5px; border-bottom:1px solid #e2e2e2;\"&gt;\n\t\t\t\t\n\t\t\t\t\t\t&lt;table width=\"100%\" cellpadding=\"0\" cellspacing=\"0\" border=\"0\"&gt;\n\t\t\t\t\t\t\t&lt;tr style=\"background-color:#fafafb\"&gt;\n\t\t\t\t\t\t\t\t&lt;td style=\"padding:7px;\"&gt;&lt;strong&gt;Диаметр корпуса, мм&lt;\/strong&gt;&lt;\/td&gt;\n\t\t\t\t\t\t\t&lt;\/tr&gt;\n\t\t\t\t\t\t\t&lt;tr&gt;\n\t\t\t\t\t\t\t\t&lt;td style=\"padding:7px;\"&gt;{data:case_diameter}&lt;\/td&gt;\n\t\t\t\t\t\t\t&lt;\/tr&gt;\n\t\t\t\t\t\t&lt;\/table&gt;\n\t\t\t\t\t&lt;\/td&gt;&lt;\/tr&gt;\n&lt;tr&gt;&lt;td width=\"100%\" style=\"padding:5px; border-bottom:1px solid #e2e2e2;\"&gt;\n\t\t\t\t\n\t\t\t\t\t\t&lt;table width=\"100%\" cellpadding=\"0\" cellspacing=\"0\" border=\"0\"&gt;\n\t\t\t\t\t\t\t&lt;tr style=\"background-color:#fafafb\"&gt;\n\t\t\t\t\t\t\t\t&lt;td style=\"padding:7px;\"&gt;&lt;strong&gt;Высота домкрата с опорой, мм&lt;\/strong&gt;&lt;\/td&gt;\n\t\t\t\t\t\t\t&lt;\/tr&gt;\n\t\t\t\t\t\t\t&lt;tr&gt;\n\t\t\t\t\t\t\t\t&lt;td style=\"padding:7px;\"&gt;{data:the_height_of_the_jack_with_support}&lt;\/td&gt;\n\t\t\t\t\t\t\t&lt;\/tr&gt;\n\t\t\t\t\t\t&lt;\/table&gt;\n\t\t\t\t\t&lt;\/td&gt;&lt;\/tr&gt;\n&lt;tr&gt;&lt;td width=\"100%\" style=\"padding:5px; border-bottom:1px solid #e2e2e2;\"&gt;\n\t\t\t\t\n\t\t\t\t\t\t&lt;table width=\"100%\" cellpadding=\"0\" cellspacing=\"0\" border=\"0\"&gt;\n\t\t\t\t\t\t\t&lt;tr style=\"background-color:#fafafb\"&gt;\n\t\t\t\t\t\t\t\t&lt;td style=\"padding:7px;\"&gt;&lt;strong&gt;Резьба наружная на корпусе&lt;\/strong&gt;&lt;\/td&gt;\n\t\t\t\t\t\t\t&lt;\/tr&gt;\n\t\t\t\t\t\t\t&lt;tr&gt;\n\t\t\t\t\t\t\t\t&lt;td style=\"padding:7px;\"&gt;{data:external_thread_on_the_body}&lt;\/td&gt;\n\t\t\t\t\t\t\t&lt;\/tr&gt;\n\t\t\t\t\t\t&lt;\/table&gt;\n\t\t\t\t\t&lt;\/td&gt;&lt;\/tr&gt;\n&lt;tr&gt;&lt;td width=\"100%\" style=\"padding:5px; border-bottom:1px solid #e2e2e2;\"&gt;\n\t\t\t\t\n\t\t\t\t\t\t&lt;table width=\"100%\" cellpadding=\"0\" cellspacing=\"0\" border=\"0\"&gt;\n\t\t\t\t\t\t\t&lt;tr style=\"background-color:#fafafb\"&gt;\n\t\t\t\t\t\t\t\t&lt;td style=\"padding:7px;\"&gt;&lt;strong&gt;Количество отверстий в дне&lt;\/strong&gt;&lt;\/td&gt;\n\t\t\t\t\t\t\t&lt;\/tr&gt;\n\t\t\t\t\t\t\t&lt;tr&gt;\n\t\t\t\t\t\t\t\t&lt;td style=\"padding:7px;\"&gt;{data:number_of_holes_in_the_bottom}&lt;\/td&gt;\n\t\t\t\t\t\t\t&lt;\/tr&gt;\n\t\t\t\t\t\t&lt;\/table&gt;\n\t\t\t\t\t&lt;\/td&gt;&lt;\/tr&gt;\n&lt;tr&gt;&lt;td width=\"100%\" style=\"padding:5px; border-bottom:1px solid #e2e2e2;\"&gt;\n\t\t\t\t\n\t\t\t\t\t\t&lt;table width=\"100%\" cellpadding=\"0\" cellspacing=\"0\" border=\"0\"&gt;\n\t\t\t\t\t\t\t&lt;tr style=\"background-color:#fafafb\"&gt;\n\t\t\t\t\t\t\t\t&lt;td style=\"padding:7px;\"&gt;&lt;strong&gt;Резьба в дне, мм&lt;\/strong&gt;&lt;\/td&gt;\n\t\t\t\t\t\t\t&lt;\/tr&gt;\n\t\t\t\t\t\t\t&lt;tr&gt;\n\t\t\t\t\t\t\t\t&lt;td style=\"padding:7px;\"&gt;{data:thread_in_the_bottom}&lt;\/td&gt;\n\t\t\t\t\t\t\t&lt;\/tr&gt;\n\t\t\t\t\t\t&lt;\/table&gt;\n\t\t\t\t\t&lt;\/td&gt;&lt;\/tr&gt;\n&lt;tr&gt;&lt;td width=\"100%\" style=\"padding:5px; border-bottom:1px solid #e2e2e2;\"&gt;\n\t\t\t\t\n\t\t\t\t\t\t&lt;table width=\"100%\" cellpadding=\"0\" cellspacing=\"0\" border=\"0\"&gt;\n\t\t\t\t\t\t\t&lt;tr style=\"background-color:#fafafb\"&gt;\n\t\t\t\t\t\t\t\t&lt;td style=\"padding:7px;\"&gt;&lt;strong&gt;Резьба в штоке, мм&lt;\/strong&gt;&lt;\/td&gt;\n\t\t\t\t\t\t\t&lt;\/tr&gt;\n\t\t\t\t\t\t\t&lt;tr&gt;\n\t\t\t\t\t\t\t\t&lt;td style=\"padding:7px;\"&gt;{data:thread_in_stock}&lt;\/td&gt;\n\t\t\t\t\t\t\t&lt;\/tr&gt;\n\t\t\t\t\t\t&lt;\/table&gt;\n\t\t\t\t\t&lt;\/td&gt;&lt;\/tr&gt;\n&lt;tr&gt;&lt;td width=\"100%\" style=\"padding:5px; border-bottom:1px solid #e2e2e2;\"&gt;\n\t\t\t\t\n\t\t\t\t\t\t&lt;table width=\"100%\" cellpadding=\"0\" cellspacing=\"0\" border=\"0\"&gt;\n\t\t\t\t\t\t\t&lt;tr style=\"background-color:#fafafb\"&gt;\n\t\t\t\t\t\t\t\t&lt;td style=\"padding:7px;\"&gt;&lt;strong&gt;Резьба на штоке, мм&lt;\/strong&gt;&lt;\/td&gt;\n\t\t\t\t\t\t\t&lt;\/tr&gt;\n\t\t\t\t\t\t\t&lt;tr&gt;\n\t\t\t\t\t\t\t\t&lt;td style=\"padding:7px;\"&gt;{data:thread_on_the_rod}&lt;\/td&gt;\n\t\t\t\t\t\t\t&lt;\/tr&gt;\n\t\t\t\t\t\t&lt;\/table&gt;\n\t\t\t\t\t&lt;\/td&gt;&lt;\/tr&gt;\n&lt;tr&gt;&lt;td width=\"100%\" style=\"padding:5px; border-bottom:1px solid #e2e2e2;\"&gt;\n\t\t\t\t\n\t\t\t\t\t\t&lt;table width=\"100%\" cellpadding=\"0\" cellspacing=\"0\" border=\"0\"&gt;\n\t\t\t\t\t\t\t&lt;tr style=\"background-color:#fafafb\"&gt;\n\t\t\t\t\t\t\t\t&lt;td style=\"padding:7px;\"&gt;&lt;strong&gt;Опора на штоке&lt;\/strong&gt;&lt;\/td&gt;\n\t\t\t\t\t\t\t&lt;\/tr&gt;\n\t\t\t\t\t\t\t&lt;tr&gt;\n\t\t\t\t\t\t\t\t&lt;td style=\"padding:7px;\"&gt;{data:support_on_the_rod}&lt;\/td&gt;\n\t\t\t\t\t\t\t&lt;\/tr&gt;\n\t\t\t\t\t\t&lt;\/table&gt;\n\t\t\t\t\t&lt;\/td&gt;&lt;\/tr&gt;\n&lt;tr&gt;&lt;td width=\"100%\" style=\"padding:5px; border-bottom:1px solid #e2e2e2;\"&gt;\n\t\t\t\t\n\t\t\t\t\t\t&lt;table width=\"100%\" cellpadding=\"0\" cellspacing=\"0\" border=\"0\"&gt;\n\t\t\t\t\t\t\t&lt;tr style=\"background-color:#fafafb\"&gt;\n\t\t\t\t\t\t\t\t&lt;td style=\"padding:7px;\"&gt;&lt;strong&gt;Количество проставок&lt;\/strong&gt;&lt;\/td&gt;\n\t\t\t\t\t\t\t&lt;\/tr&gt;\n\t\t\t\t\t\t\t&lt;tr&gt;\n\t\t\t\t\t\t\t\t&lt;td style=\"padding:7px;\"&gt;{data:number_of_spacers}&lt;\/td&gt;\n\t\t\t\t\t\t\t&lt;\/tr&gt;\n\t\t\t\t\t\t&lt;\/table&gt;\n\t\t\t\t\t&lt;\/td&gt;&lt;\/tr&gt;\n&lt;tr&gt;&lt;td width=\"100%\" style=\"padding:5px; border-bottom:1px solid #e2e2e2;\"&gt;\n\t\t\t\t\n\t\t\t\t\t\t&lt;table width=\"100%\" cellpadding=\"0\" cellspacing=\"0\" border=\"0\"&gt;\n\t\t\t\t\t\t\t&lt;tr style=\"background-color:#fafafb\"&gt;\n\t\t\t\t\t\t\t\t&lt;td style=\"padding:7px;\"&gt;&lt;strong&gt;Высота проставок, мм&lt;\/strong&gt;&lt;\/td&gt;\n\t\t\t\t\t\t\t&lt;\/tr&gt;\n\t\t\t\t\t\t\t&lt;tr&gt;\n\t\t\t\t\t\t\t\t&lt;td style=\"padding:7px;\"&gt;{data:spacer_height}&lt;\/td&gt;\n\t\t\t\t\t\t\t&lt;\/tr&gt;\n\t\t\t\t\t\t&lt;\/table&gt;\n\t\t\t\t\t&lt;\/td&gt;&lt;\/tr&gt;\n&lt;tr&gt;&lt;td width=\"100%\" style=\"padding:5px; border-bottom:1px solid #e2e2e2;\"&gt;\n\t\t\t\t\n\t\t\t\t\t\t&lt;table width=\"100%\" cellpadding=\"0\" cellspacing=\"0\" border=\"0\"&gt;\n\t\t\t\t\t\t\t&lt;tr style=\"background-color:#fafafb\"&gt;\n\t\t\t\t\t\t\t\t&lt;td style=\"padding:7px;\"&gt;&lt;strong&gt;Наличие фиксирующей гайки на штоке&lt;\/strong&gt;&lt;\/td&gt;\n\t\t\t\t\t\t\t&lt;\/tr&gt;\n\t\t\t\t\t\t\t&lt;tr&gt;\n\t\t\t\t\t\t\t\t&lt;td style=\"padding:7px;\"&gt;{data:the_presence_of_a_locking_nut_on_the_rod}&lt;\/td&gt;\n\t\t\t\t\t\t\t&lt;\/tr&gt;\n\t\t\t\t\t\t&lt;\/table&gt;\n\t\t\t\t\t&lt;\/td&gt;&lt;\/tr&gt;\n&lt;tr&gt;&lt;td width=\"100%\" style=\"padding:5px; border-bottom:1px solid #e2e2e2;\"&gt;\n\t\t\t\t\n\t\t\t\t\t\t&lt;table width=\"100%\" cellpadding=\"0\" cellspacing=\"0\" border=\"0\"&gt;\n\t\t\t\t\t\t\t&lt;tr style=\"background-color:#fafafb\"&gt;\n\t\t\t\t\t\t\t\t&lt;td style=\"padding:7px;\"&gt;&lt;strong&gt;Количество штоков&lt;\/strong&gt;&lt;\/td&gt;\n\t\t\t\t\t\t\t&lt;\/tr&gt;\n\t\t\t\t\t\t\t&lt;tr&gt;\n\t\t\t\t\t\t\t\t&lt;td style=\"padding:7px;\"&gt;{data:the_number_of_stocks}&lt;\/td&gt;\n\t\t\t\t\t\t\t&lt;\/tr&gt;\n\t\t\t\t\t\t&lt;\/table&gt;\n\t\t\t\t\t&lt;\/td&gt;&lt;\/tr&gt;\n&lt;tr&gt;&lt;td width=\"100%\" style=\"padding:5px; border-bottom:1px solid #e2e2e2;\"&gt;\n\t\t\t\t\n\t\t\t\t\t\t&lt;table width=\"100%\" cellpadding=\"0\" cellspacing=\"0\" border=\"0\"&gt;\n\t\t\t\t\t\t\t&lt;tr style=\"background-color:#fafafb\"&gt;\n\t\t\t\t\t\t\t\t&lt;td style=\"padding:7px;\"&gt;&lt;strong&gt;Диаметр отверстия в штоке,мм&lt;\/strong&gt;&lt;\/td&gt;\n\t\t\t\t\t\t\t&lt;\/tr&gt;\n\t\t\t\t\t\t\t&lt;tr&gt;\n\t\t\t\t\t\t\t\t&lt;td style=\"padding:7px;\"&gt;{data:diameter_of_the_hole_in_the_rod}&lt;\/td&gt;\n\t\t\t\t\t\t\t&lt;\/tr&gt;\n\t\t\t\t\t\t&lt;\/table&gt;\n\t\t\t\t\t&lt;\/td&gt;&lt;\/tr&gt;\n&lt;tr&gt;&lt;td width=\"100%\" style=\"padding:5px; border-bottom:1px solid #e2e2e2;\"&gt;\n\t\t\t\t\n\t\t\t\t\t\t&lt;table width=\"100%\" cellpadding=\"0\" cellspacing=\"0\" border=\"0\"&gt;\n\t\t\t\t\t\t\t&lt;tr style=\"background-color:#fafafb\"&gt;\n\t\t\t\t\t\t\t\t&lt;td style=\"padding:7px;\"&gt;&lt;strong&gt;Режим работы&lt;\/strong&gt;&lt;\/td&gt;\n\t\t\t\t\t\t\t&lt;\/tr&gt;\n\t\t\t\t\t\t\t&lt;tr&gt;\n\t\t\t\t\t\t\t\t&lt;td style=\"padding:7px;\"&gt;{data:operating_mode}&lt;\/td&gt;\n\t\t\t\t\t\t\t&lt;\/tr&gt;\n\t\t\t\t\t\t&lt;\/table&gt;\n\t\t\t\t\t&lt;\/td&gt;&lt;\/tr&gt;\n&lt;tr&gt;&lt;td width=\"100%\" style=\"padding:5px; border-bottom:1px solid #e2e2e2;\"&gt;\n\t\t\t\t\n\t\t\t\t\t\t&lt;table width=\"100%\" cellpadding=\"0\" cellspacing=\"0\" border=\"0\"&gt;\n\t\t\t\t\t\t\t&lt;tr style=\"background-color:#fafafb\"&gt;\n\t\t\t\t\t\t\t\t&lt;td style=\"padding:7px;\"&gt;&lt;strong&gt;Климатическое исполнение (ГОСТ 15150-69)&lt;\/strong&gt;&lt;\/td&gt;\n\t\t\t\t\t\t\t&lt;\/tr&gt;\n\t\t\t\t\t\t\t&lt;tr&gt;\n\t\t\t\t\t\t\t\t&lt;td style=\"padding:7px;\"&gt;{data:climatic_performance}&lt;\/td&gt;\n\t\t\t\t\t\t\t&lt;\/tr&gt;\n\t\t\t\t\t\t&lt;\/table&gt;\n\t\t\t\t\t&lt;\/td&gt;&lt;\/tr&gt;\n&lt;tr&gt;&lt;td width=\"100%\" style=\"padding:5px; border-bottom:1px solid #e2e2e2;\"&gt;\n\t\t\t\t\n\t\t\t\t\t\t&lt;table width=\"100%\" cellpadding=\"0\" cellspacing=\"0\" border=\"0\"&gt;\n\t\t\t\t\t\t\t&lt;tr style=\"background-color:#fafafb\"&gt;\n\t\t\t\t\t\t\t\t&lt;td style=\"padding:7px;\"&gt;&lt;strong&gt;Катеория изделия (ГОСТ 15150-69)&lt;\/strong&gt;&lt;\/td&gt;\n\t\t\t\t\t\t\t&lt;\/tr&gt;\n\t\t\t\t\t\t\t&lt;tr&gt;\n\t\t\t\t\t\t\t\t&lt;td style=\"padding:7px;\"&gt;{data:product_cat}&lt;\/td&gt;\n\t\t\t\t\t\t\t&lt;\/tr&gt;\n\t\t\t\t\t\t&lt;\/table&gt;\n\t\t\t\t\t&lt;\/td&gt;&lt;\/tr&gt;\n&lt;tr&gt;&lt;td width=\"100%\" style=\"padding:5px; border-bottom:1px solid #e2e2e2;\"&gt;\n\t\t\t\t\n\t\t\t\t\t\t&lt;table width=\"100%\" cellpadding=\"0\" cellspacing=\"0\" border=\"0\"&gt;\n\t\t\t\t\t\t\t&lt;tr style=\"background-color:#fafafb\"&gt;\n\t\t\t\t\t\t\t\t&lt;td style=\"padding:7px;\"&gt;&lt;strong&gt;Коментарии к заказу&lt;\/strong&gt;&lt;\/td&gt;\n\t\t\t\t\t\t\t&lt;\/tr&gt;\n\t\t\t\t\t\t\t&lt;tr&gt;\n\t\t\t\t\t\t\t\t&lt;td style=\"padding:7px;\"&gt;{data.br:comments_to_the_order}&lt;\/td&gt;\n\t\t\t\t\t\t\t&lt;\/tr&gt;\n\t\t\t\t\t\t&lt;\/table&gt;\n\t\t\t\t\t&lt;\/td&gt;&lt;\/tr&gt;\n&lt;tr&gt;&lt;td width=\"100%\" style=\"padding:5px; border-bottom:1px solid #e2e2e2;\"&gt;\n\t\t\t\t\n\t\t\t\t\t\t&lt;table width=\"100%\" cellpadding=\"0\" cellspacing=\"0\" border=\"0\"&gt;\n\t\t\t\t\t\t\t&lt;tr style=\"background-color:#fafafb\"&gt;\n\t\t\t\t\t\t\t\t&lt;td style=\"padding:7px;\"&gt;&lt;strong&gt;Прикрепить файл&lt;\/strong&gt;&lt;\/td&gt;\n\t\t\t\t\t\t\t&lt;\/tr&gt;\n\t\t\t\t\t\t\t&lt;tr&gt;\n\t\t\t\t\t\t\t\t&lt;td style=\"padding:7px;\"&gt;{data:attachment}&lt;\/td&gt;\n\t\t\t\t\t\t\t&lt;\/tr&gt;\n\t\t\t\t\t\t&lt;\/table&gt;\n\t\t\t\t\t&lt;\/td&gt;&lt;\/tr&gt;\n&lt;tr&gt;&lt;td width=\"100%\" style=\"padding:5px; border-bottom:1px solid #e2e2e2;\"&gt;&lt;table width=\"100%\" cellpadding=\"0\" cellspacing=\"0\" border=\"0\"&gt;\n&lt;tr&gt;&lt;td width=\"100%\"&gt;\n\n\t\t\t\t\n\t\t\t\t\t\t&lt;table width=\"100%\" cellpadding=\"0\" cellspacing=\"0\" border=\"0\"&gt;\n\t\t\t\t\t\t\t&lt;tr style=\"background-color:#fafafb\"&gt;\n\t\t\t\t\t\t\t\t&lt;td style=\"padding:7px;\"&gt;&lt;strong&gt;Электронная почта&lt;\/strong&gt;&lt;\/td&gt;\n\t\t\t\t\t\t\t&lt;\/tr&gt;\n\t\t\t\t\t\t\t&lt;tr&gt;\n\t\t\t\t\t\t\t\t&lt;td style=\"padding:7px;\"&gt;{data:customer_emal}&lt;\/td&gt;\n\t\t\t\t\t\t\t&lt;\/tr&gt;\n\t\t\t\t\t\t&lt;\/table&gt;\n\t\t\t\t\t&lt;\/td&gt;&lt;\/tr&gt;\n&lt;tr&gt;&lt;td width=\"100%\"&gt;\n\t\t\t\t\n\t\t\t\t\t\t&lt;table width=\"100%\" cellpadding=\"0\" cellspacing=\"0\" border=\"0\"&gt;\n\t\t\t\t\t\t\t&lt;tr style=\"background-color:#fafafb\"&gt;\n\t\t\t\t\t\t\t\t&lt;td style=\"padding:7px;\"&gt;&lt;strong&gt;Организация&lt;\/strong&gt;&lt;\/td&gt;\n\t\t\t\t\t\t\t&lt;\/tr&gt;\n\t\t\t\t\t\t\t&lt;tr&gt;\n\t\t\t\t\t\t\t\t&lt;td style=\"padding:7px;\"&gt;{data:customer_organization}&lt;\/td&gt;\n\t\t\t\t\t\t\t&lt;\/tr&gt;\n\t\t\t\t\t\t&lt;\/table&gt;\n\t\t\t\t\t&lt;\/td&gt;&lt;\/tr&gt;\n&lt;tr&gt;&lt;td width=\"100%\"&gt;\n\t\t\t\t\n\t\t\t\t\t\t&lt;table width=\"100%\" cellpadding=\"0\" cellspacing=\"0\" border=\"0\"&gt;\n\t\t\t\t\t\t\t&lt;tr style=\"background-color:#fafafb\"&gt;\n\t\t\t\t\t\t\t\t&lt;td style=\"padding:7px;\"&gt;&lt;strong&gt;ИНН организации&lt;\/strong&gt;&lt;\/td&gt;\n\t\t\t\t\t\t\t&lt;\/tr&gt;\n\t\t\t\t\t\t\t&lt;tr&gt;\n\t\t\t\t\t\t\t\t&lt;td style=\"padding:7px;\"&gt;{data:customer_org_inn}&lt;\/td&gt;\n\t\t\t\t\t\t\t&lt;\/tr&gt;\n\t\t\t\t\t\t&lt;\/table&gt;\n\t\t\t\t\t&lt;\/td&gt;&lt;\/tr&gt;\n&lt;tr&gt;&lt;td width=\"100%\"&gt;\n\t\t\t\t\n\t\t\t\t\t\t&lt;table width=\"100%\" cellpadding=\"0\" cellspacing=\"0\" border=\"0\"&gt;\n\t\t\t\t\t\t\t&lt;tr style=\"background-color:#fafafb\"&gt;\n\t\t\t\t\t\t\t\t&lt;td style=\"padding:7px;\"&gt;&lt;strong&gt;Ф.И.О.&lt;\/strong&gt;&lt;\/td&gt;\n\t\t\t\t\t\t\t&lt;\/tr&gt;\n\t\t\t\t\t\t\t&lt;tr&gt;\n\t\t\t\t\t\t\t\t&lt;td style=\"padding:7px;\"&gt;{data:customer_name}&lt;\/td&gt;\n\t\t\t\t\t\t\t&lt;\/tr&gt;\n\t\t\t\t\t\t&lt;\/table&gt;\n\t\t\t\t\t&lt;\/td&gt;&lt;\/tr&gt;\n&lt;tr&gt;&lt;td width=\"100%\"&gt;\n\t\t\t\t\n\t\t\t\t\t\t&lt;table width=\"100%\" cellpadding=\"0\" cellspacing=\"0\" border=\"0\"&gt;\n\t\t\t\t\t\t\t&lt;tr style=\"background-color:#fafafb\"&gt;\n\t\t\t\t\t\t\t\t&lt;td style=\"padding:7px;\"&gt;&lt;strong&gt;Телефон&lt;\/strong&gt;&lt;\/td&gt;\n\t\t\t\t\t\t\t&lt;\/tr&gt;\n\t\t\t\t\t\t\t&lt;tr&gt;\n\t\t\t\t\t\t\t\t&lt;td style=\"padding:7px;\"&gt;{data:customer_phone}&lt;\/td&gt;\n\t\t\t\t\t\t\t&lt;\/tr&gt;\n\t\t\t\t\t\t&lt;\/table&gt;\n\t\t\t\t\t\n&lt;\/td&gt;&lt;\/tr&gt;&lt;\/table&gt;\n&lt;\/td&gt;&lt;\/tr&gt;&lt;\/table&gt;"},"submit":{"name":"submit","minimized":"0","auto":"1","template":""}}</text:p>
          </table:table-cell>
          <table:table-cell office:value-type="string" calcext:value-type="string">
            <text:p>{"1":{"designer_label":"Домкрат гидравлический","name":"hydraulic_jack","_section":"load","type":"divider","tag":"div","text":"Домкрат гидравлический","hidden":"","section":"1"},"2":{"designer_label":"Грузоподъемность , тc","name":"carrying","_section":"load","type":"field_text","label":"Грузоподъемность , тc","params":{"placeholder":"","name":"carrying","id":"carrying","value":""},"dynamics":{"email":{"enabled":"1"},"save":{"enabled":"1"}},"validation":{"required":"","optional":"","email":"","url":"","integer":"","decimal":"","number":"","regExp":"","match":"","different":"","minLength":"0","maxLength":"30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3":{"designer_label":"Ход штока , мм","name":"stock_stroke","_section":"load","type":"field_text","label":"Ход штока , мм","params":{"placeholder":"","name":"stock_stroke","id":"stock_stroke","value":""},"dynamics":{"email":{"enabled":"1"},"save":{"enabled":"1"}},"validation":{"required":"","optional":"","email":"","url":"","integer":"","decimal":"","number":"","regExp":"","match":"","different":"","minLength":"0","maxLength":"30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4":{"designer_label":"Возврат штока","name":"stock_return_type","_section":"load","type":"field_select","label":"Возврат штока","multiple":"0","params":{"name":"stock_return_type","id":"stock_return_type","data-mincharacters":"0"},"options":"Пружинный=Пружинный\r\nГидравлический=Гидравлический\r\nГравитационный=Гравитационный","selected":"","dynamics":{"email":{"enabled":"1"},"save":{"enabled":"1"}},"validation":{"required":"","disabled":"","rules":""},"verror":"","description":{"text":""},"tooltip":{"text":"","class":"icon info circular blue inverted small"},"states":{"hidden":"","disabled":""},"autocomplete":{"event":""},"reload":{"event":""},"searchable":"","fulltextsearch":"","allowadditions":"","attrs":"","data-values":"","container":{"class":"field","width":""},"events":[{"sign":"=","value":"","identifier":""}]},"5":{"designer_label":"Материал","name":"material","_section":"load","type":"field_select","label":"Материал","multiple":"0","params":{"name":"material","id":"material","data-mincharacters":"0"},"options":"Сталь=Сталь\r\nАлюминий=Алюминий","selected":"","dynamics":{"email":{"enabled":"1"},"save":{"enabled":"1"}},"validation":{"required":"","disabled":"","rules":""},"verror":"","description":{"text":""},"tooltip":{"text":"","class":"icon info circular blue inverted small"},"states":{"hidden":"","disabled":""},"autocomplete":{"event":""},"reload":{"event":""},"searchable":"","fulltextsearch":"","allowadditions":"","attrs":"","data-values":"","container":{"class":"field","width":""},"events":[{"sign":"=","value":"","identifier":""}]},"6":{"designer_label":"Рабочее давление, Мпа","name":"working_pressure","_section":"load","type":"field_text","label":"Рабочее давление, Мпа","params":{"placeholder":"","name":"working_pressure","id":"working_pressure","value":""},"dynamics":{"email":{"enabled":"1"},"save":{"enabled":"1"}},"validation":{"required":"","optional":"","email":"","url":"","integer":"","decimal":"","number":"","regExp":"","match":"","different":"","minLength":"0","maxLength":"30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7":{"designer_label":"Резьба подводящего отверстия","name":"thread_the_inlet_hole","_section":"load","type":"field_text","label":"Резьба подводящего отверстия","params":{"placeholder":"","name":"thread_the_inlet_hole","id":"thread_the_inlet_hole","value":""},"dynamics":{"email":{"enabled":"1"},"save":{"enabled":"1"}},"validation":{"required":"","optional":"","email":"","url":"","integer":"","decimal":"","number":"","regExp":"","match":"","different":"","minLength":"0","maxLength":"30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8":{"designer_label":"Диаметр корпуса, мм","name":"case_diameter","_section":"load","type":"field_text","label":"Диаметр корпуса, мм","params":{"placeholder":"","name":"case_diameter","id":"case_diameter","value":""},"dynamics":{"email":{"enabled":"1"},"save":{"enabled":"1"}},"validation":{"required":"","optional":"","email":"","url":"","integer":"","decimal":"","number":"","regExp":"","match":"","different":"","minLength":"0","maxLength":"30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9":{"designer_label":"Высота домкрата с опорой, мм","name":"the_height_of_the_jack_with_support","_section":"load","type":"field_text","label":"Высота домкрата с опорой, мм","params":{"placeholder":"","name":"the_height_of_the_jack_with_support","id":"the_height_of_the_jack_with_support","value":""},"dynamics":{"email":{"enabled":"1"},"save":{"enabled":"1"}},"validation":{"required":"","optional":"","email":"","url":"","integer":"","decimal":"","number":"","regExp":"","match":"","different":"","minLength":"0","maxLength":"30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10":{"designer_label":"Резьба наружная на корпусе","name":"external_thread_on_the_body","_section":"load","type":"field_text","label":"Резьба наружная на корпусе","params":{"placeholder":"","name":"external_thread_on_the_body","id":"external_thread_on_the_body","value":""},"dynamics":{"email":{"enabled":"1"},"save":{"enabled":"1"}},"validation":{"required":"","optional":"","email":"","url":"","integer":"","decimal":"","number":"","regExp":"","match":"","different":"","minLength":"0","maxLength":"30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11":{"designer_label":"Количество отверстий в дне","name":"number_of_holes_in_the_bottom","_section":"load","type":"field_text","label":"Количество отверстий в дне","params":{"placeholder":"","name":"number_of_holes_in_the_bottom","id":"number_of_holes_in_the_bottom","value":""},"dynamics":{"email":{"enabled":"1"},"save":{"enabled":"1"}},"validation":{"required":"","optional":"","email":"","url":"","integer":"","decimal":"","number":"","regExp":"","match":"","different":"","minLength":"0","maxLength":"30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12":{"designer_label":"Резьба в дне, мм","name":"thread_in_the_bottom","_section":"load","type":"field_text","label":"Резьба в дне, мм","params":{"placeholder":"","name":"thread_in_the_bottom","id":"thread_in_the_bottom","value":""},"dynamics":{"email":{"enabled":"1"},"save":{"enabled":"1"}},"validation":{"required":"","optional":"","email":"","url":"","integer":"","decimal":"","number":"","regExp":"","match":"","different":"","minLength":"0","maxLength":"30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13":{"designer_label":"Резьба в штоке, мм","name":"thread_in_stock","_section":"load","type":"field_text","label":"Резьба в штоке, мм","params":{"placeholder":"","name":"thread_in_stock","id":"thread_in_stock","value":""},"dynamics":{"email":{"enabled":"1"},"save":{"enabled":"1"}},"validation":{"required":"","optional":"","email":"","url":"","integer":"","decimal":"","number":"","regExp":"","match":"","different":"","minLength":"0","maxLength":"30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14":{"designer_label":"Резьба на штоке, мм","name":"thread_on_the_rod","_section":"load","type":"field_text","label":"Резьба на штоке, мм","params":{"placeholder":"","name":"thread_on_the_rod","id":"thread_on_the_rod","value":""},"dynamics":{"email":{"enabled":"1"},"save":{"enabled":"1"}},"validation":{"required":"","optional":"","email":"","url":"","integer":"","decimal":"","number":"","regExp":"","match":"","different":"","minLength":"0","maxLength":"30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15":{"designer_label":"Опора на штоке","name":"support_on_the_rod","_section":"load","type":"field_select","label":"Опора на штоке","multiple":"0","params":{"name":"support_on_the_rod","id":"support_on_the_rod","data-mincharacters":"0"},"options":"Плавающая=Плавающая\r\nРифленная=Рифленная\r\nНет=Нет","selected":"","dynamics":{"email":{"enabled":"1"},"save":{"enabled":"1"}},"validation":{"required":"","disabled":"","rules":""},"verror":"","description":{"text":""},"tooltip":{"text":"","class":"icon info circular blue inverted small"},"states":{"hidden":"","disabled":""},"autocomplete":{"event":""},"reload":{"event":""},"searchable":"","fulltextsearch":"","allowadditions":"","attrs":"","data-values":"","container":{"class":"field","width":""},"events":[{"sign":"=","value":"","identifier":""}]},"16":{"designer_label":"Количество проставок","name":"number_of_spacers","_section":"load","type":"field_text","label":"Количество проставок","params":{"placeholder":"","name":"number_of_spacers","id":"number_of_spacers","value":""},"dynamics":{"email":{"enabled":"1"},"save":{"enabled":"1"}},"validation":{"required":"","optional":"","email":"","url":"","integer":"","decimal":"","number":"","regExp":"","match":"","different":"","minLength":"0","maxLength":"30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17":{"designer_label":"Высота проставок, мм","name":"spacer_height","_section":"load","type":"field_text","label":"Высота проставок, мм","params":{"placeholder":"","name":"spacer_height","id":"spacer_height","value":""},"dynamics":{"email":{"enabled":"1"},"save":{"enabled":"1"}},"validation":{"required":"","optional":"","email":"","url":"","integer":"","decimal":"","number":"","regExp":"","match":"","different":"","minLength":"0","maxLength":"30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18":{"designer_label":"Наличие фиксирующей гайки на штоке","name":"the_presence_of_a_locking_nut_on_the_rod","_section":"load","type":"field_checkbox","label":"Наличие фиксирующей гайки на штоке","params":{"name":"the_presence_of_a_locking_nut_on_the_rod","id":"the_presence_of_a_locking_nut_on_the_rod","value":"Да","data-value":""},"style":"","checked":"","dynamics":{"email":{"enabled":"1"},"save":{"enabled":"1"}},"validation":{"required":"","disabled":"","rules":""},"verror":"","description":{"text":""},"tooltip":{"text":"","class":"icon info circular blue inverted small"},"states":{"hidden":"","disabled":""},"ghost":{"enabled":"1","value":""},"checked_provider":"","reload":{"event":""},"attrs":"","container":{"class":"field"},"events":[{"sign":"=","identifier":""}]},"19":{"designer_label":"Количество штоков","name":"the_number_of_stocks","_section":"load","type":"field_text","label":"Количество штоков","params":{"placeholder":"","name":"the_number_of_stocks","id":"the_number_of_stocks","value":""},"dynamics":{"email":{"enabled":"1"},"save":{"enabled":"1"}},"validation":{"required":"","optional":"","email":"","url":"","integer":"","decimal":"","number":"","regExp":"","match":"","different":"","minLength":"0","maxLength":"30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20":{"designer_label":"Диаметр отверстия в штоке,мм","name":"diameter_of_the_hole_in_the_rod","_section":"load","type":"field_text","label":"Диаметр отверстия в штоке,мм","params":{"placeholder":"","name":"diameter_of_the_hole_in_the_rod","id":"diameter_of_the_hole_in_the_rod","value":""},"dynamics":{"email":{"enabled":"1"},"save":{"enabled":"1"}},"validation":{"required":"","optional":"","email":"","url":"","integer":"","decimal":"","number":"","regExp":"","match":"","different":"","minLength":"0","maxLength":"30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21":{"designer_label":"Режим работы","name":"operating_mode","_section":"load","type":"field_select","label":"Режим работы","multiple":"0","params":{"name":"operating_mode","id":"operating_mode","data-mincharacters":"0"},"options":"Кратковременный=Кратковременный\r\nПродолжительный=Продолжительный","selected":"","dynamics":{"email":{"enabled":"1"},"save":{"enabled":"1"}},"validation":{"required":"","disabled":"","rules":""},"verror":"","description":{"text":""},"tooltip":{"text":"","class":"icon info circular blue inverted small"},"states":{"hidden":"","disabled":""},"autocomplete":{"event":""},"reload":{"event":""},"searchable":"","fulltextsearch":"","allowadditions":"","attrs":"","data-values":"","container":{"class":"field","width":""},"events":[{"sign":"=","value":"","identifier":""}]},"22":{"designer_label":"Климатическое исполнение (ГОСТ 15150-69)","name":"climatic_performance","_section":"load","type":"field_select","label":"Климатическое исполнение (ГОСТ 15150-69)","multiple":"0","params":{"name":"climatic_performance","id":"climatic_performance","data-mincharacters":"0"},"options":"У=У\r\nУХЛ=УХЛ\r\nХЛ=ХЛ\r\nТВ=ТВ\r\nТС=ТС\r\nТ=Т\r\nО=О\r\nМ=М","selected":"","dynamics":{"email":{"enabled":"1"},"save":{"enabled":"1"}},"validation":{"required":"","disabled":"","rules":""},"verror":"","description":{"text":""},"tooltip":{"text":"","class":"icon info circular blue inverted small"},"states":{"hidden":"","disabled":""},"autocomplete":{"event":""},"reload":{"event":""},"searchable":"","fulltextsearch":"","allowadditions":"","attrs":"","data-values":"","container":{"class":"field","width":""},"events":[{"sign":"=","value":"","identifier":""}]},"23":{"designer_label":"Катеория изделия (ГОСТ 15150-69)","name":"product_cat","_section":"load","type":"field_select","label":"Катеория изделия (ГОСТ 15150-69)","multiple":"0","params":{"name":"product_cat","id":"product_cat","data-mincharacters":"0"},"options":"1=1\r\n1,1=1,1\r\n2=2\r\n2,1=2,1\r\n3=3\r\n3,1=3,1\r\n4=4\r\n4,1=4,1\r\n4,2=4,2\r\n5=5\r\n5,1=5,1","selected":"","dynamics":{"email":{"enabled":"1"},"save":{"enabled":"1"}},"validation":{"required":"","disabled":"","rules":""},"verror":"","description":{"text":""},"tooltip":{"text":"","class":"icon info circular blue inverted small"},"states":{"hidden":"","disabled":""},"autocomplete":{"event":""},"reload":{"event":""},"searchable":"","fulltextsearch":"","allowadditions":"","attrs":"","data-values":"","container":{"class":"field","width":""},"events":[{"sign":"=","value":"","identifier":""}]},"24":{"designer_label":"Коментарии к заказу","name":"comments_to_the_order","_section":"load","type":"field_textarea","label":"Коментарии к заказу","params":{"rows":"5","name":"comments_to_the_order","id":"comments_to_the_order","value":"","placeholder":""},"editor":{"enabled":""},"resize":{"enabled":""},"dynamics":{"email":{"enabled":"1"},"save":{"enabled":"1"}},"validation":{"required":"","optional":"","regExp":"","minLength":"","maxLength":"1500","contains":"","disabled":"","rules":""},"verror":"","description":{"text":""},"tooltip":{"text":"","class":"icon info circular blue inverted small"},"states":{"hidden":"","disabled":""},"reload":{"event":""},"attrs":"","container":{"class":"field","width":""},"events":[{"sign":"empty","value":"","identifier":""}]},"25":{"designer_label":"Прикрепить файл","name":"attachment","_section":"load","type":"field_file","label":"Прикрепить файл","multiple":"0","params":{"name":"attachment","id":"attachment"},"dynamics":{"email":{"enabled":"1"},"save":{"enabled":"1"},"upload":{"enabled":"1"},"attach":{"enabled":"1"}},"extensions":"jpg,jpeg,png,gif,pdf,doc,docx,txt,zip","max_size":"2000","file_extension_error":"File extension is not permitted","max_size_error":"File size overlimit","validation":{"required":"","optional":"","disabled":"","rules":""},"verror":"","description":{"text":""},"tooltip":{"text":"","class":"icon info circular blue inverted small"},"states":{"hidden":"","disabled":""},"ghost":{"enabled":"1","value":""},"reload":{"event":""},"attrs":"","container":{"class":"field","width":""},"events":[{"sign":"empty","value":"","identifier":""}]},"101":{"designer_label":"Блок контактов","name":"contact_area_container","_section":"load","type":"area_container","id":"contact_area_container","class":"ui container","fluid":"fluid","alignment":"","reload":{"event":""},"attrs":"","body":{"minimized":"0"}},"102":{"designer_label":"Контактная информация","name":"divider30","_section":"contact_area_container\/body","type":"divider","tag":"div","text":"Контактная информация","hidden":"","section":"1"},"103":{"designer_label":"Электронная почта","name":"customer_emal","_section":"contact_area_container\/body","type":"field_text","label":"Электронная почта","params":{"placeholder":"email@zavodpro.ru","name":"customer_emal","id":"customer_emal","value":""},"dynamics":{"email":{"enabled":"1"},"save":{"enabled":"1"}},"validation":{"required":"true","optional":"","email":"true","url":"","integer":"","decimal":"","number":"","regExp":"","match":"","different":"","minLength":"","maxLength":"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104":{"designer_label":"Организация","name":"customer_organization","_section":"contact_area_container\/body","type":"field_text","label":"Организация","params":{"placeholder":"\"ТД \"ЗАВОД ПРОМЫШЛЕННОГО ОБОРУДОВАНИЯ\"","name":"customer_organization","id":"customer_organization","value":""},"dynamics":{"email":{"enabled":"1"},"save":{"enabled":"1"}},"validation":{"required":"true","optional":"","email":"","url":"","integer":"","decimal":"","number":"","regExp":"","match":"","different":"","minLength":"","maxLength":"200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105":{"designer_label":"ИНН организации","name":"customer_org_inn","_section":"contact_area_container\/body","type":"field_text","label":"ИНН организации","params":{"placeholder":"7804548248","name":"customer_org_inn","id":"customer_org_inn","value":""},"dynamics":{"email":{"enabled":"1"},"save":{"enabled":"1"}},"validation":{"required":"true","optional":"","email":"","url":"","integer":"true","decimal":"","number":"","regExp":"","match":"","different":"","minLength":"10","maxLength":"10","contains":"","disabled":"","rules":""},"verror":"ИНН введен неверно","inputmask":"","description":{"text":""},"tooltip":{"text":"","class":"icon info circular blue inverted small"},"states":{"hidden":"","disabled":""},"reload":{"event":""},"attrs":"","container":{"class":"field","width":""},"events":[{"sign":"=","value":"","identifier":""}]},"106":{"designer_label":"Ф.И.О.","name":"customer_name","_section":"contact_area_container\/body","type":"field_text","label":"Ф.И.О.","params":{"placeholder":"Иванов Иван Иванович","name":"customer_name","id":"customer_name","value":""},"dynamics":{"email":{"enabled":"1"},"save":{"enabled":"1"}},"validation":{"required":"true","optional":"","email":"","url":"","integer":"","decimal":"","number":"","regExp":"","match":"","different":"","minLength":"","maxLength":"300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107":{"designer_label":"Телефон","name":"customer_phone","_section":"contact_area_container\/body","type":"field_text","label":"Телефон","params":{"placeholder":"","name":"customer_phone","id":"customer_phone","value":""},"dynamics":{"email":{"enabled":"1"},"save":{"enabled":"1"}},"validation":{"required":"true","optional":"","email":"","url":"","integer":"","decimal":"","number":"","regExp":"","match":"","different":"","minLength":"","maxLength":"","contains":"","disabled":"","rules":""},"verror":"","inputmask":"mask:+9(999)999-9999","description":{"text":""},"tooltip":{"text":"","class":"icon info circular blue inverted small"},"states":{"hidden":"","disabled":""},"reload":{"event":""},"attrs":"","container":{"class":"field","width":""},"events":[{"sign":"=","value":"","identifier":""}]},"108":{"designer_label":"Проверка для защиты от спама","name":"google_nocaptcha4","_section":"contact_area_container\/body","type":"google_nocaptcha","label":"Проверка для защиты от спама","site_key":"6LfyCdUUAAAAAIO1Rg8yHzvzazqpYjWKiBE9nzFG","secret_key":"6LfyCdUUAAAAAA84UT6BKknlNpdo5xpifSR1S_R1","failed_error":"You didn't pass the NoCaptcha verification.","theme":"light","lang":"{language:short}"},"109":{"designer_label":"Отправиь запрос","name":"button_send_inquiry","_section":"contact_area_container\/body","type":"field_button","params":{"type":"submit","name":"button_send_inquiry","id":"button_send_inquiry","value":"","data-selections":"0","data-message":"Please make a selection from the list"},"content":"Отправиь запрос","color":"grey","class":"","fluid":"0","attrs":"","container":{"class":""},"toolbar":{"enabled":"0"},"events":[{"sign":"click","identifier":""}]}}</text:p>
          </table:table-cell>
          <table:table-cell office:value-type="string" calcext:value-type="string">
            <text:p>{"1":{"designer_label":"","name":"validate_fields1","_event":"submit","type":"validate_fields","enabled":"1","list_errors":"1","data_provider":"{data:}","error_message":"Please provide all the required info.","fields_selection":"","fields_list":"","success":{"minimized":"0"},"fail":{"minimized":"0"}},"6":{"designer_label":"Письмо заводу","name":"email6","_event":"validate_fields1\/success","type":"email","enabled":"1","recipients":"bas@zavodpro.ru,medtaxi@yandex.ru","subject":"Домкрат на заказ","body":"","autoemail":"2","mode":"html","advanced_template":"","autofields":"1","attachments":"","reply_email":"{data:customer_emal}","reply_name":"{data:customer_name}","from_email":"","from_name":"Завод промышленного оборудования","cc":"","bcc":"","template":{"header":"","body":"","footer":""},"encrypted":"","gpg_sec_key":""},"8":{"designer_label":"Письмо заказчику","name":"email8","_event":"validate_fields1\/success","type":"email","enabled":"1","recipients":"{data:customer_emal}","subject":"Домкрат на заказ","body":"","autoemail":"2","mode":"html","advanced_template":"","autofields":"1","attachments":"","reply_email":"bas@zavodpro.ru","reply_name":"Бондырев Александр Сергеевич","from_email":"","from_name":"Завод промышленного оборудования","cc":"","bcc":"","template":{"header":"","body":"","footer":""},"encrypted":"","gpg_sec_key":""},"5":{"designer_label":"Запрос отправлен","name":"message5","_event":"validate_fields1\/success","type":"message","message_type":"success","location":"","content":"Благодарим вас за обращение в нашу компанию. В ближайшее время наши сотрудники рассмотрят ваш запрос и свяжутся с вами."},"2":{"designer_label":"","name":"event_load2","_event":"validate_fields1\/fail","type":"event_load","event_name":"load","stop":"1"}}</text:p>
          </table:table-cell>
          <table:table-cell office:value-type="string" calcext:value-type="string">
            <text:p>{"en_GB":{"name":"en_GB","content":""},"ru_RU":{"name":"ru_RU","content":""}}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table:style-name="ce1" office:value-type="string" calcext:value-type="string">
            <text:p>4</text:p>
          </table:table-cell>
          <table:table-cell office:value-type="string" calcext:value-type="string">
            <text:p>Домкрат механический по параметрам заказчика</text:p>
          </table:table-cell>
          <table:table-cell office:value-type="string" calcext:value-type="string">
            <text:p>custom_domkrat_mech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office:value-type="string" calcext:value-type="string">
            <text:p>{"type":"form","events_ordered":"1","multipage":"","ajax":"","validate_fields":"1","check_security":"1","upload_files":"1","log":{"enabled":""},"debug":"","permissions":{"app":""},"404_default":"1","limited_edition":"1","_version":"610"}</text:p>
          </table:table-cell>
          <table:table-cell office:value-type="string" calcext:value-type="string">
            <text:p>{"load":{"name":"load","minimized":"0","auto_view":"1","debug":"","type":""},"submit":{"name":"submit","minimized":"0","auto_view":"1","debug":"","type":""}}</text:p>
          </table:table-cell>
          <table:table-cell office:value-type="string" calcext:value-type="string">
            <text:p>{"load":{"name":"load","minimized":"0","auto":"1","template":"&lt;table width=\"100%\" cellpadding=\"0\" cellspacing=\"0\" border=\"0\" class=\"\" style=\"border:3px solid #e2e2e2; border-collapse:separate; border-radius:7px;\"&gt;\n&lt;tr&gt;&lt;td width=\"100%\" style=\"padding:5px; border-bottom:1px solid #e2e2e2;\"&gt;\n\n\t\t\t\t\n\t\t\t\t\t\t&lt;table width=\"100%\" cellpadding=\"0\" cellspacing=\"0\" border=\"0\"&gt;\n\t\t\t\t\t\t\t&lt;tr style=\"background-color:#fafafb\"&gt;\n\t\t\t\t\t\t\t\t&lt;td style=\"padding:7px;\"&gt;&lt;strong&gt;Грузоподъемность , тc&lt;\/strong&gt;&lt;\/td&gt;\n\t\t\t\t\t\t\t&lt;\/tr&gt;\n\t\t\t\t\t\t\t&lt;tr&gt;\n\t\t\t\t\t\t\t\t&lt;td style=\"padding:7px;\"&gt;{data:carrying}&lt;\/td&gt;\n\t\t\t\t\t\t\t&lt;\/tr&gt;\n\t\t\t\t\t\t&lt;\/table&gt;\n\t\t\t\t\t&lt;\/td&gt;&lt;\/tr&gt;\n&lt;tr&gt;&lt;td width=\"100%\" style=\"padding:5px; border-bottom:1px solid #e2e2e2;\"&gt;\n\t\t\t\t\n\t\t\t\t\t\t&lt;table width=\"100%\" cellpadding=\"0\" cellspacing=\"0\" border=\"0\"&gt;\n\t\t\t\t\t\t\t&lt;tr style=\"background-color:#fafafb\"&gt;\n\t\t\t\t\t\t\t\t&lt;td style=\"padding:7px;\"&gt;&lt;strong&gt;Высота подъема , мм&lt;\/strong&gt;&lt;\/td&gt;\n\t\t\t\t\t\t\t&lt;\/tr&gt;\n\t\t\t\t\t\t\t&lt;tr&gt;\n\t\t\t\t\t\t\t\t&lt;td style=\"padding:7px;\"&gt;{data:lifting_height}&lt;\/td&gt;\n\t\t\t\t\t\t\t&lt;\/tr&gt;\n\t\t\t\t\t\t&lt;\/table&gt;\n\t\t\t\t\t&lt;\/td&gt;&lt;\/tr&gt;\n&lt;tr&gt;&lt;td width=\"100%\" style=\"padding:5px; border-bottom:1px solid #e2e2e2;\"&gt;\n\t\t\t\t\n\t\t\t\t\t\t&lt;table width=\"100%\" cellpadding=\"0\" cellspacing=\"0\" border=\"0\"&gt;\n\t\t\t\t\t\t\t&lt;tr style=\"background-color:#fafafb\"&gt;\n\t\t\t\t\t\t\t\t&lt;td style=\"padding:7px;\"&gt;&lt;strong&gt;Высота домкрата, мм&lt;\/strong&gt;&lt;\/td&gt;\n\t\t\t\t\t\t\t&lt;\/tr&gt;\n\t\t\t\t\t\t\t&lt;tr&gt;\n\t\t\t\t\t\t\t\t&lt;td style=\"padding:7px;\"&gt;{data:jack_height}&lt;\/td&gt;\n\t\t\t\t\t\t\t&lt;\/tr&gt;\n\t\t\t\t\t\t&lt;\/table&gt;\n\t\t\t\t\t&lt;\/td&gt;&lt;\/tr&gt;\n&lt;tr&gt;&lt;td width=\"100%\" style=\"padding:5px; border-bottom:1px solid #e2e2e2;\"&gt;\n\t\t\t\t\n\t\t\t\t\t\t&lt;table width=\"100%\" cellpadding=\"0\" cellspacing=\"0\" border=\"0\"&gt;\n\t\t\t\t\t\t\t&lt;tr style=\"background-color:#fafafb\"&gt;\n\t\t\t\t\t\t\t\t&lt;td style=\"padding:7px;\"&gt;&lt;strong&gt;Материал&lt;\/strong&gt;&lt;\/td&gt;\n\t\t\t\t\t\t\t&lt;\/tr&gt;\n\t\t\t\t\t\t\t&lt;tr&gt;\n\t\t\t\t\t\t\t\t&lt;td style=\"padding:7px;\"&gt;{data:material}&lt;\/td&gt;\n\t\t\t\t\t\t\t&lt;\/tr&gt;\n\t\t\t\t\t\t&lt;\/table&gt;\n\t\t\t\t\t&lt;\/td&gt;&lt;\/tr&gt;\n&lt;tr&gt;&lt;td width=\"100%\" style=\"padding:5px; border-bottom:1px solid #e2e2e2;\"&gt;\n\t\t\t\t\n\t\t\t\t\t\t&lt;table width=\"100%\" cellpadding=\"0\" cellspacing=\"0\" border=\"0\"&gt;\n\t\t\t\t\t\t\t&lt;tr style=\"background-color:#fafafb\"&gt;\n\t\t\t\t\t\t\t\t&lt;td style=\"padding:7px;\"&gt;&lt;strong&gt;Режим работы&lt;\/strong&gt;&lt;\/td&gt;\n\t\t\t\t\t\t\t&lt;\/tr&gt;\n\t\t\t\t\t\t\t&lt;tr&gt;\n\t\t\t\t\t\t\t\t&lt;td style=\"padding:7px;\"&gt;{data:operating_mode}&lt;\/td&gt;\n\t\t\t\t\t\t\t&lt;\/tr&gt;\n\t\t\t\t\t\t&lt;\/table&gt;\n\t\t\t\t\t&lt;\/td&gt;&lt;\/tr&gt;\n&lt;tr&gt;&lt;td width=\"100%\" style=\"padding:5px; border-bottom:1px solid #e2e2e2;\"&gt;\n\t\t\t\t\n\t\t\t\t\t\t&lt;table width=\"100%\" cellpadding=\"0\" cellspacing=\"0\" border=\"0\"&gt;\n\t\t\t\t\t\t\t&lt;tr style=\"background-color:#fafafb\"&gt;\n\t\t\t\t\t\t\t\t&lt;td style=\"padding:7px;\"&gt;&lt;strong&gt;Климатическое исполнение (ГОСТ 15150-69)&lt;\/strong&gt;&lt;\/td&gt;\n\t\t\t\t\t\t\t&lt;\/tr&gt;\n\t\t\t\t\t\t\t&lt;tr&gt;\n\t\t\t\t\t\t\t\t&lt;td style=\"padding:7px;\"&gt;{data:climatic_performance}&lt;\/td&gt;\n\t\t\t\t\t\t\t&lt;\/tr&gt;\n\t\t\t\t\t\t&lt;\/table&gt;\n\t\t\t\t\t&lt;\/td&gt;&lt;\/tr&gt;\n&lt;tr&gt;&lt;td width=\"100%\" style=\"padding:5px; border-bottom:1px solid #e2e2e2;\"&gt;\n\t\t\t\t\n\t\t\t\t\t\t&lt;table width=\"100%\" cellpadding=\"0\" cellspacing=\"0\" border=\"0\"&gt;\n\t\t\t\t\t\t\t&lt;tr style=\"background-color:#fafafb\"&gt;\n\t\t\t\t\t\t\t\t&lt;td style=\"padding:7px;\"&gt;&lt;strong&gt;Катеория изделия (ГОСТ 15150-69)&lt;\/strong&gt;&lt;\/td&gt;\n\t\t\t\t\t\t\t&lt;\/tr&gt;\n\t\t\t\t\t\t\t&lt;tr&gt;\n\t\t\t\t\t\t\t\t&lt;td style=\"padding:7px;\"&gt;{data:product_cat}&lt;\/td&gt;\n\t\t\t\t\t\t\t&lt;\/tr&gt;\n\t\t\t\t\t\t&lt;\/table&gt;\n\t\t\t\t\t&lt;\/td&gt;&lt;\/tr&gt;\n&lt;tr&gt;&lt;td width=\"100%\" style=\"padding:5px; border-bottom:1px solid #e2e2e2;\"&gt;\n\t\t\t\t\n\t\t\t\t\t\t&lt;table width=\"100%\" cellpadding=\"0\" cellspacing=\"0\" border=\"0\"&gt;\n\t\t\t\t\t\t\t&lt;tr style=\"background-color:#fafafb\"&gt;\n\t\t\t\t\t\t\t\t&lt;td style=\"padding:7px;\"&gt;&lt;strong&gt;Коментарии к заказу&lt;\/strong&gt;&lt;\/td&gt;\n\t\t\t\t\t\t\t&lt;\/tr&gt;\n\t\t\t\t\t\t\t&lt;tr&gt;\n\t\t\t\t\t\t\t\t&lt;td style=\"padding:7px;\"&gt;{data.br:comments_to_the_order}&lt;\/td&gt;\n\t\t\t\t\t\t\t&lt;\/tr&gt;\n\t\t\t\t\t\t&lt;\/table&gt;\n\t\t\t\t\t&lt;\/td&gt;&lt;\/tr&gt;\n&lt;tr&gt;&lt;td width=\"100%\" style=\"padding:5px; border-bottom:1px solid #e2e2e2;\"&gt;\n\t\t\t\t\n\t\t\t\t\t\t&lt;table width=\"100%\" cellpadding=\"0\" cellspacing=\"0\" border=\"0\"&gt;\n\t\t\t\t\t\t\t&lt;tr style=\"background-color:#fafafb\"&gt;\n\t\t\t\t\t\t\t\t&lt;td style=\"padding:7px;\"&gt;&lt;strong&gt;Прикрепить файл&lt;\/strong&gt;&lt;\/td&gt;\n\t\t\t\t\t\t\t&lt;\/tr&gt;\n\t\t\t\t\t\t\t&lt;tr&gt;\n\t\t\t\t\t\t\t\t&lt;td style=\"padding:7px;\"&gt;{data:attachment}&lt;\/td&gt;\n\t\t\t\t\t\t\t&lt;\/tr&gt;\n\t\t\t\t\t\t&lt;\/table&gt;\n\t\t\t\t\t&lt;\/td&gt;&lt;\/tr&gt;\n&lt;tr&gt;&lt;td width=\"100%\" style=\"padding:5px; border-bottom:1px solid #e2e2e2;\"&gt;&lt;table width=\"100%\" cellpadding=\"0\" cellspacing=\"0\" border=\"0\"&gt;\n&lt;tr&gt;&lt;td width=\"100%\"&gt;\n\n\t\t\t\t\n\t\t\t\t\t\t&lt;table width=\"100%\" cellpadding=\"0\" cellspacing=\"0\" border=\"0\"&gt;\n\t\t\t\t\t\t\t&lt;tr style=\"background-color:#fafafb\"&gt;\n\t\t\t\t\t\t\t\t&lt;td style=\"padding:7px;\"&gt;&lt;strong&gt;Электронная почта&lt;\/strong&gt;&lt;\/td&gt;\n\t\t\t\t\t\t\t&lt;\/tr&gt;\n\t\t\t\t\t\t\t&lt;tr&gt;\n\t\t\t\t\t\t\t\t&lt;td style=\"padding:7px;\"&gt;{data:customer_emal}&lt;\/td&gt;\n\t\t\t\t\t\t\t&lt;\/tr&gt;\n\t\t\t\t\t\t&lt;\/table&gt;\n\t\t\t\t\t&lt;\/td&gt;&lt;\/tr&gt;\n&lt;tr&gt;&lt;td width=\"100%\"&gt;\n\t\t\t\t\n\t\t\t\t\t\t&lt;table width=\"100%\" cellpadding=\"0\" cellspacing=\"0\" border=\"0\"&gt;\n\t\t\t\t\t\t\t&lt;tr style=\"background-color:#fafafb\"&gt;\n\t\t\t\t\t\t\t\t&lt;td style=\"padding:7px;\"&gt;&lt;strong&gt;Организация&lt;\/strong&gt;&lt;\/td&gt;\n\t\t\t\t\t\t\t&lt;\/tr&gt;\n\t\t\t\t\t\t\t&lt;tr&gt;\n\t\t\t\t\t\t\t\t&lt;td style=\"padding:7px;\"&gt;{data:customer_organization}&lt;\/td&gt;\n\t\t\t\t\t\t\t&lt;\/tr&gt;\n\t\t\t\t\t\t&lt;\/table&gt;\n\t\t\t\t\t&lt;\/td&gt;&lt;\/tr&gt;\n&lt;tr&gt;&lt;td width=\"100%\"&gt;\n\t\t\t\t\n\t\t\t\t\t\t&lt;table width=\"100%\" cellpadding=\"0\" cellspacing=\"0\" border=\"0\"&gt;\n\t\t\t\t\t\t\t&lt;tr style=\"background-color:#fafafb\"&gt;\n\t\t\t\t\t\t\t\t&lt;td style=\"padding:7px;\"&gt;&lt;strong&gt;ИНН организации&lt;\/strong&gt;&lt;\/td&gt;\n\t\t\t\t\t\t\t&lt;\/tr&gt;\n\t\t\t\t\t\t\t&lt;tr&gt;\n\t\t\t\t\t\t\t\t&lt;td style=\"padding:7px;\"&gt;{data:customer_org_inn}&lt;\/td&gt;\n\t\t\t\t\t\t\t&lt;\/tr&gt;\n\t\t\t\t\t\t&lt;\/table&gt;\n\t\t\t\t\t&lt;\/td&gt;&lt;\/tr&gt;\n&lt;tr&gt;&lt;td width=\"100%\"&gt;\n\t\t\t\t\n\t\t\t\t\t\t&lt;table width=\"100%\" cellpadding=\"0\" cellspacing=\"0\" border=\"0\"&gt;\n\t\t\t\t\t\t\t&lt;tr style=\"background-color:#fafafb\"&gt;\n\t\t\t\t\t\t\t\t&lt;td style=\"padding:7px;\"&gt;&lt;strong&gt;Ф.И.О.&lt;\/strong&gt;&lt;\/td&gt;\n\t\t\t\t\t\t\t&lt;\/tr&gt;\n\t\t\t\t\t\t\t&lt;tr&gt;\n\t\t\t\t\t\t\t\t&lt;td style=\"padding:7px;\"&gt;{data:customer_name}&lt;\/td&gt;\n\t\t\t\t\t\t\t&lt;\/tr&gt;\n\t\t\t\t\t\t&lt;\/table&gt;\n\t\t\t\t\t&lt;\/td&gt;&lt;\/tr&gt;\n&lt;tr&gt;&lt;td width=\"100%\"&gt;\n\t\t\t\t\n\t\t\t\t\t\t&lt;table width=\"100%\" cellpadding=\"0\" cellspacing=\"0\" border=\"0\"&gt;\n\t\t\t\t\t\t\t&lt;tr style=\"background-color:#fafafb\"&gt;\n\t\t\t\t\t\t\t\t&lt;td style=\"padding:7px;\"&gt;&lt;strong&gt;Телефон&lt;\/strong&gt;&lt;\/td&gt;\n\t\t\t\t\t\t\t&lt;\/tr&gt;\n\t\t\t\t\t\t\t&lt;tr&gt;\n\t\t\t\t\t\t\t\t&lt;td style=\"padding:7px;\"&gt;{data:customer_phone}&lt;\/td&gt;\n\t\t\t\t\t\t\t&lt;\/tr&gt;\n\t\t\t\t\t\t&lt;\/table&gt;\n\t\t\t\t\t\n&lt;\/td&gt;&lt;\/tr&gt;&lt;\/table&gt;\n&lt;\/td&gt;&lt;\/tr&gt;&lt;\/table&gt;"},"submit":{"name":"submit","minimized":"0","auto":"1","template":""}}</text:p>
          </table:table-cell>
          <table:table-cell office:value-type="string" calcext:value-type="string">
            <text:p>{"1":{"designer_label":"Домкрат механический","name":"mechanical_jack ","_section":"load","type":"divider","tag":"div","text":"Домкрат механический","hidden":"","section":"1"},"2":{"designer_label":"Грузоподъемность , тc","name":"carrying","_section":"load","type":"field_text","label":"Грузоподъемность , тc","params":{"placeholder":"","name":"carrying","id":"carrying","value":""},"dynamics":{"email":{"enabled":"1"},"save":{"enabled":"1"}},"validation":{"required":"","optional":"","email":"","url":"","integer":"","decimal":"","number":"","regExp":"","match":"","different":"","minLength":"0","maxLength":"30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3":{"designer_label":"Высота подъема , мм","name":"lifting_height","_section":"load","type":"field_text","label":"Высота подъема , мм","params":{"placeholder":"","name":"lifting_height","id":"lifting_height","value":""},"dynamics":{"email":{"enabled":"1"},"save":{"enabled":"1"}},"validation":{"required":"","optional":"","email":"","url":"","integer":"","decimal":"","number":"","regExp":"","match":"","different":"","minLength":"0","maxLength":"30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4":{"designer_label":"Высота домкрата, мм","name":"jack_height","_section":"load","type":"field_select","label":"Высота домкрата, мм","multiple":"0","params":{"name":"jack_height","id":"jack_height","data-mincharacters":"0"},"options":"0","selected":"","dynamics":{"email":{"enabled":"1"},"save":{"enabled":"1"}},"validation":{"required":"","disabled":"","rules":""},"verror":"","description":{"text":""},"tooltip":{"text":"","class":"icon info circular blue inverted small"},"states":{"hidden":"","disabled":""},"autocomplete":{"event":""},"reload":{"event":""},"searchable":"","fulltextsearch":"","allowadditions":"","attrs":"","data-values":"","container":{"class":"field","width":""},"events":[{"sign":"=","value":"","identifier":""}]},"5":{"designer_label":"Материал","name":"material","_section":"load","type":"field_select","label":"Материал","multiple":"0","params":{"name":"material","id":"material","data-mincharacters":"0"},"options":"Сталь=Сталь\r\nАлюминий=Алюминий","selected":"","dynamics":{"email":{"enabled":"1"},"save":{"enabled":"1"}},"validation":{"required":"","disabled":"","rules":""},"verror":"","description":{"text":""},"tooltip":{"text":"","class":"icon info circular blue inverted small"},"states":{"hidden":"","disabled":""},"autocomplete":{"event":""},"reload":{"event":""},"searchable":"","fulltextsearch":"","allowadditions":"","attrs":"","data-values":"","container":{"class":"field","width":""},"events":[{"sign":"=","value":"","identifier":""}]},"6":{"designer_label":"Режим работы","name":"operating_mode","_section":"load","type":"field_select","label":"Режим работы","multiple":"0","params":{"name":"operating_mode","id":"operating_mode","data-mincharacters":"0"},"options":"Кратковременный=Кратковременный\r\nПродолжительный=Продолжительный","selected":"","dynamics":{"email":{"enabled":"1"},"save":{"enabled":"1"}},"validation":{"required":"","disabled":"","rules":""},"verror":"","description":{"text":""},"tooltip":{"text":"","class":"icon info circular blue inverted small"},"states":{"hidden":"","disabled":""},"autocomplete":{"event":""},"reload":{"event":""},"searchable":"","fulltextsearch":"","allowadditions":"","attrs":"","data-values":"","container":{"class":"field","width":""},"events":[{"sign":"=","value":"","identifier":""}]},"7":{"designer_label":"Климатическое исполнение (ГОСТ 15150-69)","name":"climatic_performance","_section":"load","type":"field_select","label":"Климатическое исполнение (ГОСТ 15150-69)","multiple":"0","params":{"name":"climatic_performance","id":"climatic_performance","data-mincharacters":"0"},"options":"У=У\r\nУХЛ=УХЛ\r\nХЛ=ХЛ\r\nТВ=ТВ\r\nТС=ТС\r\nТ=Т\r\nО=О\r\nМ=М","selected":"","dynamics":{"email":{"enabled":"1"},"save":{"enabled":"1"}},"validation":{"required":"","disabled":"","rules":""},"verror":"","description":{"text":""},"tooltip":{"text":"","class":"icon info circular blue inverted small"},"states":{"hidden":"","disabled":""},"autocomplete":{"event":""},"reload":{"event":""},"searchable":"","fulltextsearch":"","allowadditions":"","attrs":"","data-values":"","container":{"class":"field","width":""},"events":[{"sign":"=","value":"","identifier":""}]},"8":{"designer_label":"Катеория изделия (ГОСТ 15150-69)","name":"product_cat","_section":"load","type":"field_select","label":"Катеория изделия (ГОСТ 15150-69)","multiple":"0","params":{"name":"product_cat","id":"product_cat","data-mincharacters":"0"},"options":"1=1\r\n1,1=1,1\r\n2=2\r\n2,1=2,1\r\n3=3\r\n3,1=3,1\r\n4=4\r\n4,1=4,1\r\n4,2=4,2\r\n5=5\r\n5,1=5,1","selected":"","dynamics":{"email":{"enabled":"1"},"save":{"enabled":"1"}},"validation":{"required":"","disabled":"","rules":""},"verror":"","description":{"text":""},"tooltip":{"text":"","class":"icon info circular blue inverted small"},"states":{"hidden":"","disabled":""},"autocomplete":{"event":""},"reload":{"event":""},"searchable":"","fulltextsearch":"","allowadditions":"","attrs":"","data-values":"","container":{"class":"field","width":""},"events":[{"sign":"=","value":"","identifier":""}]},"9":{"designer_label":"Коментарии к заказу","name":"comments_to_the_order","_section":"load","type":"field_textarea","label":"Коментарии к заказу","params":{"rows":"5","name":"comments_to_the_order","id":"comments_to_the_order","value":"","placeholder":""},"editor":{"enabled":""},"resize":{"enabled":""},"dynamics":{"email":{"enabled":"1"},"save":{"enabled":"1"}},"validation":{"required":"","optional":"","regExp":"","minLength":"","maxLength":"1500","contains":"","disabled":"","rules":""},"verror":"","description":{"text":""},"tooltip":{"text":"","class":"icon info circular blue inverted small"},"states":{"hidden":"","disabled":""},"reload":{"event":""},"attrs":"","container":{"class":"field","width":""},"events":[{"sign":"empty","value":"","identifier":""}]},"10":{"designer_label":"Прикрепить файл","name":"attachment","_section":"load","type":"field_file","label":"Прикрепить файл","multiple":"0","params":{"name":"attachment","id":"attachment"},"dynamics":{"email":{"enabled":"1"},"save":{"enabled":"1"},"upload":{"enabled":"1"},"attach":{"enabled":"1"}},"extensions":"jpg,jpeg,png,gif,pdf,doc,docx,txt,zip","max_size":"2000","file_extension_error":"File extension is not permitted","max_size_error":"File size overlimit","validation":{"required":"","optional":"","disabled":"","rules":""},"verror":"","description":{"text":""},"tooltip":{"text":"","class":"icon info circular blue inverted small"},"states":{"hidden":"","disabled":""},"ghost":{"enabled":"1","value":""},"reload":{"event":""},"attrs":"","container":{"class":"field","width":""},"events":[{"sign":"empty","value":"","identifier":""}]},"101":{"designer_label":"Блок контактов","name":"contact_area_container","_section":"load","type":"area_container","id":"contact_area_container","class":"ui container","fluid":"fluid","alignment":"","reload":{"event":""},"attrs":"","body":{"minimized":"0"}},"102":{"designer_label":"Контактная информация","name":"divider30","_section":"contact_area_container\/body","type":"divider","tag":"div","text":"Контактная информация","hidden":"","section":"1"},"103":{"designer_label":"Электронная почта","name":"customer_emal","_section":"contact_area_container\/body","type":"field_text","label":"Электронная почта","params":{"placeholder":"email@zavodpro.ru","name":"customer_emal","id":"customer_emal","value":""},"dynamics":{"email":{"enabled":"1"},"save":{"enabled":"1"}},"validation":{"required":"true","optional":"","email":"true","url":"","integer":"","decimal":"","number":"","regExp":"","match":"","different":"","minLength":"","maxLength":"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104":{"designer_label":"Организация","name":"customer_organization","_section":"contact_area_container\/body","type":"field_text","label":"Организация","params":{"placeholder":"\"ТД \"ЗАВОД ПРОМЫШЛЕННОГО ОБОРУДОВАНИЯ\"","name":"customer_organization","id":"customer_organization","value":""},"dynamics":{"email":{"enabled":"1"},"save":{"enabled":"1"}},"validation":{"required":"true","optional":"","email":"","url":"","integer":"","decimal":"","number":"","regExp":"","match":"","different":"","minLength":"","maxLength":"200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105":{"designer_label":"ИНН организации","name":"customer_org_inn","_section":"contact_area_container\/body","type":"field_text","label":"ИНН организации","params":{"placeholder":"7804548248","name":"customer_org_inn","id":"customer_org_inn","value":""},"dynamics":{"email":{"enabled":"1"},"save":{"enabled":"1"}},"validation":{"required":"true","optional":"","email":"","url":"","integer":"true","decimal":"","number":"","regExp":"","match":"","different":"","minLength":"10","maxLength":"10","contains":"","disabled":"","rules":""},"verror":"ИНН введен неверно","inputmask":"","description":{"text":""},"tooltip":{"text":"","class":"icon info circular blue inverted small"},"states":{"hidden":"","disabled":""},"reload":{"event":""},"attrs":"","container":{"class":"field","width":""},"events":[{"sign":"=","value":"","identifier":""}]},"106":{"designer_label":"Ф.И.О.","name":"customer_name","_section":"contact_area_container\/body","type":"field_text","label":"Ф.И.О.","params":{"placeholder":"Иванов Иван Иванович","name":"customer_name","id":"customer_name","value":""},"dynamics":{"email":{"enabled":"1"},"save":{"enabled":"1"}},"validation":{"required":"true","optional":"","email":"","url":"","integer":"","decimal":"","number":"","regExp":"","match":"","different":"","minLength":"","maxLength":"300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107":{"designer_label":"Телефон","name":"customer_phone","_section":"contact_area_container\/body","type":"field_text","label":"Телефон","params":{"placeholder":"","name":"customer_phone","id":"customer_phone","value":""},"dynamics":{"email":{"enabled":"1"},"save":{"enabled":"1"}},"validation":{"required":"true","optional":"","email":"","url":"","integer":"","decimal":"","number":"","regExp":"","match":"","different":"","minLength":"","maxLength":"","contains":"","disabled":"","rules":""},"verror":"","inputmask":"mask:+9(999)999-9999","description":{"text":""},"tooltip":{"text":"","class":"icon info circular blue inverted small"},"states":{"hidden":"","disabled":""},"reload":{"event":""},"attrs":"","container":{"class":"field","width":""},"events":[{"sign":"=","value":"","identifier":""}]},"108":{"designer_label":"Проверка для защиты от спама","name":"google_nocaptcha4","_section":"contact_area_container\/body","type":"google_nocaptcha","label":"Проверка для защиты от спама","site_key":"6LfyCdUUAAAAAIO1Rg8yHzvzazqpYjWKiBE9nzFG","secret_key":"6LfyCdUUAAAAAA84UT6BKknlNpdo5xpifSR1S_R1","failed_error":"You didn't pass the NoCaptcha verification.","theme":"light","lang":"{language:short}"},"109":{"designer_label":"Отправиь запрос","name":"button_send_inquiry","_section":"contact_area_container\/body","type":"field_button","params":{"type":"submit","name":"button_send_inquiry","id":"button_send_inquiry","value":"","data-selections":"0","data-message":"Please make a selection from the list"},"content":"Отправиь запрос","color":"grey","class":"","fluid":"0","attrs":"","container":{"class":""},"toolbar":{"enabled":"0"},"events":[{"sign":"click","identifier":""}]}}</text:p>
          </table:table-cell>
          <table:table-cell office:value-type="string" calcext:value-type="string">
            <text:p>{"1":{"designer_label":"","name":"validate_fields1","_event":"submit","type":"validate_fields","enabled":"1","list_errors":"1","data_provider":"{data:}","error_message":"Please provide all the required info.","fields_selection":"","fields_list":"","success":{"minimized":"0"},"fail":{"minimized":"0"}},"6":{"designer_label":"Письмо заводу","name":"email6","_event":"validate_fields1\/success","type":"email","enabled":"1","recipients":"bas@zavodpro.ru,medtaxi@yandex.ru","subject":"Домкрат на заказ","body":"","autoemail":"2","mode":"html","advanced_template":"","autofields":"1","attachments":"","reply_email":"{data:customer_emal}","reply_name":"{data:customer_name}","from_email":"","from_name":"Завод промышленного оборудования","cc":"","bcc":"","template":{"header":"","body":"","footer":""},"encrypted":"","gpg_sec_key":""},"8":{"designer_label":"Письмо заказчику","name":"email8","_event":"validate_fields1\/success","type":"email","enabled":"1","recipients":"{data:customer_emal}","subject":"Домкрат на заказ","body":"","autoemail":"2","mode":"html","advanced_template":"","autofields":"1","attachments":"","reply_email":"bas@zavodpro.ru","reply_name":"Бондырев Александр Сергеевич","from_email":"","from_name":"Завод промышленного оборудования","cc":"","bcc":"","template":{"header":"","body":"","footer":""},"encrypted":"","gpg_sec_key":""},"5":{"designer_label":"Запрос отправлен","name":"message5","_event":"validate_fields1\/success","type":"message","message_type":"success","location":"","content":"Благодарим вас за обращение в нашу компанию. В ближайшее время наши сотрудники рассмотрят ваш запрос и свяжутся с вами."},"2":{"designer_label":"","name":"event_load2","_event":"validate_fields1\/fail","type":"event_load","event_name":"load","stop":"1"}}</text:p>
          </table:table-cell>
          <table:table-cell office:value-type="string" calcext:value-type="string">
            <text:p>{"en_GB":{"name":"en_GB","content":""},"ru_RU":{"name":"ru_RU","content":""}}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table:style-name="ce1" office:value-type="string" calcext:value-type="string">
            <text:p>5</text:p>
          </table:table-cell>
          <table:table-cell office:value-type="string" calcext:value-type="string">
            <text:p>Съемник гидравлический по параметрам заказчика</text:p>
          </table:table-cell>
          <table:table-cell office:value-type="string" calcext:value-type="string">
            <text:p>custom_puller_hydro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office:value-type="string" calcext:value-type="string">
            <text:p>{"type":"form","events_ordered":"1","multipage":"","ajax":"","validate_fields":"1","check_security":"1","upload_files":"1","log":{"enabled":""},"debug":"","permissions":{"app":""},"404_default":"1","limited_edition":"1","_version":"610"}</text:p>
          </table:table-cell>
          <table:table-cell office:value-type="string" calcext:value-type="string">
            <text:p>{"load":{"name":"load","minimized":"0","auto_view":"1","debug":"","type":""},"submit":{"name":"submit","minimized":"0","auto_view":"1","debug":"","type":""}}</text:p>
          </table:table-cell>
          <table:table-cell office:value-type="string" calcext:value-type="string">
            <text:p>{"load":{"name":"load","minimized":"0","auto":"1","template":"&lt;table width=\"100%\" cellpadding=\"0\" cellspacing=\"0\" border=\"0\" class=\"\" style=\"border:3px solid #e2e2e2; border-collapse:separate; border-radius:7px;\"&gt;\n&lt;tr&gt;&lt;td width=\"100%\" style=\"padding:5px; border-bottom:1px solid #e2e2e2;\"&gt;\n\n\t\t\t\t\n\t\t\t\t\t\t&lt;table width=\"100%\" cellpadding=\"0\" cellspacing=\"0\" border=\"0\"&gt;\n\t\t\t\t\t\t\t&lt;tr style=\"background-color:#fafafb\"&gt;\n\t\t\t\t\t\t\t\t&lt;td style=\"padding:7px;\"&gt;&lt;strong&gt;Усилие , тc&lt;\/strong&gt;&lt;\/td&gt;\n\t\t\t\t\t\t\t&lt;\/tr&gt;\n\t\t\t\t\t\t\t&lt;tr&gt;\n\t\t\t\t\t\t\t\t&lt;td style=\"padding:7px;\"&gt;{data:carrying}&lt;\/td&gt;\n\t\t\t\t\t\t\t&lt;\/tr&gt;\n\t\t\t\t\t\t&lt;\/table&gt;\n\t\t\t\t\t&lt;\/td&gt;&lt;\/tr&gt;\n&lt;tr&gt;&lt;td width=\"100%\" style=\"padding:5px; border-bottom:1px solid #e2e2e2;\"&gt;\n\t\t\t\t\n\t\t\t\t\t\t&lt;table width=\"100%\" cellpadding=\"0\" cellspacing=\"0\" border=\"0\"&gt;\n\t\t\t\t\t\t\t&lt;tr style=\"background-color:#fafafb\"&gt;\n\t\t\t\t\t\t\t\t&lt;td style=\"padding:7px;\"&gt;&lt;strong&gt;Ход штока , мм&lt;\/strong&gt;&lt;\/td&gt;\n\t\t\t\t\t\t\t&lt;\/tr&gt;\n\t\t\t\t\t\t\t&lt;tr&gt;\n\t\t\t\t\t\t\t\t&lt;td style=\"padding:7px;\"&gt;{data:stock_stroke}&lt;\/td&gt;\n\t\t\t\t\t\t\t&lt;\/tr&gt;\n\t\t\t\t\t\t&lt;\/table&gt;\n\t\t\t\t\t&lt;\/td&gt;&lt;\/tr&gt;\n&lt;tr&gt;&lt;td width=\"100%\" style=\"padding:5px; border-bottom:1px solid #e2e2e2;\"&gt;\n\t\t\t\t\n\t\t\t\t\t\t&lt;table width=\"100%\" cellpadding=\"0\" cellspacing=\"0\" border=\"0\"&gt;\n\t\t\t\t\t\t\t&lt;tr style=\"background-color:#fafafb\"&gt;\n\t\t\t\t\t\t\t\t&lt;td style=\"padding:7px;\"&gt;&lt;strong&gt;Возврат штока&lt;\/strong&gt;&lt;\/td&gt;\n\t\t\t\t\t\t\t&lt;\/tr&gt;\n\t\t\t\t\t\t\t&lt;tr&gt;\n\t\t\t\t\t\t\t\t&lt;td style=\"padding:7px;\"&gt;{data:stock_return_type}&lt;\/td&gt;\n\t\t\t\t\t\t\t&lt;\/tr&gt;\n\t\t\t\t\t\t&lt;\/table&gt;\n\t\t\t\t\t&lt;\/td&gt;&lt;\/tr&gt;\n&lt;tr&gt;&lt;td width=\"100%\" style=\"padding:5px; border-bottom:1px solid #e2e2e2;\"&gt;\n\t\t\t\t\n\t\t\t\t\t\t&lt;table width=\"100%\" cellpadding=\"0\" cellspacing=\"0\" border=\"0\"&gt;\n\t\t\t\t\t\t\t&lt;tr style=\"background-color:#fafafb\"&gt;\n\t\t\t\t\t\t\t\t&lt;td style=\"padding:7px;\"&gt;&lt;strong&gt;Количество захватов&lt;\/strong&gt;&lt;\/td&gt;\n\t\t\t\t\t\t\t&lt;\/tr&gt;\n\t\t\t\t\t\t\t&lt;tr&gt;\n\t\t\t\t\t\t\t\t&lt;td style=\"padding:7px;\"&gt;{data:the_number_of_captures}&lt;\/td&gt;\n\t\t\t\t\t\t\t&lt;\/tr&gt;\n\t\t\t\t\t\t&lt;\/table&gt;\n\t\t\t\t\t&lt;\/td&gt;&lt;\/tr&gt;\n&lt;tr&gt;&lt;td width=\"100%\" style=\"padding:5px; border-bottom:1px solid #e2e2e2;\"&gt;\n\t\t\t\t\n\t\t\t\t\t\t&lt;table width=\"100%\" cellpadding=\"0\" cellspacing=\"0\" border=\"0\"&gt;\n\t\t\t\t\t\t\t&lt;tr style=\"background-color:#fafafb\"&gt;\n\t\t\t\t\t\t\t\t&lt;td style=\"padding:7px;\"&gt;&lt;strong&gt;Центрирование&lt;\/strong&gt;&lt;\/td&gt;\n\t\t\t\t\t\t\t&lt;\/tr&gt;\n\t\t\t\t\t\t\t&lt;tr&gt;\n\t\t\t\t\t\t\t\t&lt;td style=\"padding:7px;\"&gt;{data:centering}&lt;\/td&gt;\n\t\t\t\t\t\t\t&lt;\/tr&gt;\n\t\t\t\t\t\t&lt;\/table&gt;\n\t\t\t\t\t&lt;\/td&gt;&lt;\/tr&gt;\n&lt;tr&gt;&lt;td width=\"100%\" style=\"padding:5px; border-bottom:1px solid #e2e2e2;\"&gt;\n\t\t\t\t\n\t\t\t\t\t\t&lt;table width=\"100%\" cellpadding=\"0\" cellspacing=\"0\" border=\"0\"&gt;\n\t\t\t\t\t\t\t&lt;tr style=\"background-color:#fafafb\"&gt;\n\t\t\t\t\t\t\t\t&lt;td style=\"padding:7px;\"&gt;&lt;strong&gt;Привод&lt;\/strong&gt;&lt;\/td&gt;\n\t\t\t\t\t\t\t&lt;\/tr&gt;\n\t\t\t\t\t\t\t&lt;tr&gt;\n\t\t\t\t\t\t\t\t&lt;td style=\"padding:7px;\"&gt;{data:drive}&lt;\/td&gt;\n\t\t\t\t\t\t\t&lt;\/tr&gt;\n\t\t\t\t\t\t&lt;\/table&gt;\n\t\t\t\t\t&lt;\/td&gt;&lt;\/tr&gt;\n&lt;tr&gt;&lt;td width=\"100%\" style=\"padding:5px; border-bottom:1px solid #e2e2e2;\"&gt;\n\t\t\t\t\n\t\t\t\t\t\t&lt;table width=\"100%\" cellpadding=\"0\" cellspacing=\"0\" border=\"0\"&gt;\n\t\t\t\t\t\t\t&lt;tr style=\"background-color:#fafafb\"&gt;\n\t\t\t\t\t\t\t\t&lt;td style=\"padding:7px;\"&gt;&lt;strong&gt;Конструкция захватов&lt;\/strong&gt;&lt;\/td&gt;\n\t\t\t\t\t\t\t&lt;\/tr&gt;\n\t\t\t\t\t\t\t&lt;tr&gt;\n\t\t\t\t\t\t\t\t&lt;td style=\"padding:7px;\"&gt;{data:the_design_of_the_grips}&lt;\/td&gt;\n\t\t\t\t\t\t\t&lt;\/tr&gt;\n\t\t\t\t\t\t&lt;\/table&gt;\n\t\t\t\t\t&lt;\/td&gt;&lt;\/tr&gt;\n&lt;tr&gt;&lt;td width=\"100%\" style=\"padding:5px; border-bottom:1px solid #e2e2e2;\"&gt;\n\t\t\t\t\n\t\t\t\t\t\t&lt;table width=\"100%\" cellpadding=\"0\" cellspacing=\"0\" border=\"0\"&gt;\n\t\t\t\t\t\t\t&lt;tr style=\"background-color:#fafafb\"&gt;\n\t\t\t\t\t\t\t\t&lt;td style=\"padding:7px;\"&gt;&lt;strong&gt;Венешний диаметр захвата (мм) мин&lt;\/strong&gt;&lt;\/td&gt;\n\t\t\t\t\t\t\t&lt;\/tr&gt;\n\t\t\t\t\t\t\t&lt;tr&gt;\n\t\t\t\t\t\t\t\t&lt;td style=\"padding:7px;\"&gt;{data:external_gripper_diameter_min}&lt;\/td&gt;\n\t\t\t\t\t\t\t&lt;\/tr&gt;\n\t\t\t\t\t\t&lt;\/table&gt;\n\t\t\t\t\t&lt;\/td&gt;&lt;\/tr&gt;\n&lt;tr&gt;&lt;td width=\"100%\" style=\"padding:5px; border-bottom:1px solid #e2e2e2;\"&gt;\n\t\t\t\t\n\t\t\t\t\t\t&lt;table width=\"100%\" cellpadding=\"0\" cellspacing=\"0\" border=\"0\"&gt;\n\t\t\t\t\t\t\t&lt;tr style=\"background-color:#fafafb\"&gt;\n\t\t\t\t\t\t\t\t&lt;td style=\"padding:7px;\"&gt;&lt;strong&gt;Внешний диаметр захвата (мм) макс&lt;\/strong&gt;&lt;\/td&gt;\n\t\t\t\t\t\t\t&lt;\/tr&gt;\n\t\t\t\t\t\t\t&lt;tr&gt;\n\t\t\t\t\t\t\t\t&lt;td style=\"padding:7px;\"&gt;{data:the_external_diameter_of_grip_max}&lt;\/td&gt;\n\t\t\t\t\t\t\t&lt;\/tr&gt;\n\t\t\t\t\t\t&lt;\/table&gt;\n\t\t\t\t\t&lt;\/td&gt;&lt;\/tr&gt;\n&lt;tr&gt;&lt;td width=\"100%\" style=\"padding:5px; border-bottom:1px solid #e2e2e2;\"&gt;\n\t\t\t\t\n\t\t\t\t\t\t&lt;table width=\"100%\" cellpadding=\"0\" cellspacing=\"0\" border=\"0\"&gt;\n\t\t\t\t\t\t\t&lt;tr style=\"background-color:#fafafb\"&gt;\n\t\t\t\t\t\t\t\t&lt;td style=\"padding:7px;\"&gt;&lt;strong&gt;Внутренний диаметр захвата (мм) мин&lt;\/strong&gt;&lt;\/td&gt;\n\t\t\t\t\t\t\t&lt;\/tr&gt;\n\t\t\t\t\t\t\t&lt;tr&gt;\n\t\t\t\t\t\t\t\t&lt;td style=\"padding:7px;\"&gt;{data:inner_diameter_of_the_gripper_min}&lt;\/td&gt;\n\t\t\t\t\t\t\t&lt;\/tr&gt;\n\t\t\t\t\t\t&lt;\/table&gt;\n\t\t\t\t\t&lt;\/td&gt;&lt;\/tr&gt;\n&lt;tr&gt;&lt;td width=\"100%\" style=\"padding:5px; border-bottom:1px solid #e2e2e2;\"&gt;\n\t\t\t\t\n\t\t\t\t\t\t&lt;table width=\"100%\" cellpadding=\"0\" cellspacing=\"0\" border=\"0\"&gt;\n\t\t\t\t\t\t\t&lt;tr style=\"background-color:#fafafb\"&gt;\n\t\t\t\t\t\t\t\t&lt;td style=\"padding:7px;\"&gt;&lt;strong&gt;Внутренний диаметр захвата (мм) макс&lt;\/strong&gt;&lt;\/td&gt;\n\t\t\t\t\t\t\t&lt;\/tr&gt;\n\t\t\t\t\t\t\t&lt;tr&gt;\n\t\t\t\t\t\t\t\t&lt;td style=\"padding:7px;\"&gt;{data:inner_diameter_of_the_gripper_max}&lt;\/td&gt;\n\t\t\t\t\t\t\t&lt;\/tr&gt;\n\t\t\t\t\t\t&lt;\/table&gt;\n\t\t\t\t\t&lt;\/td&gt;&lt;\/tr&gt;\n&lt;tr&gt;&lt;td width=\"100%\" style=\"padding:5px; border-bottom:1px solid #e2e2e2;\"&gt;\n\t\t\t\t\n\t\t\t\t\t\t&lt;table width=\"100%\" cellpadding=\"0\" cellspacing=\"0\" border=\"0\"&gt;\n\t\t\t\t\t\t\t&lt;tr style=\"background-color:#fafafb\"&gt;\n\t\t\t\t\t\t\t\t&lt;td style=\"padding:7px;\"&gt;&lt;strong&gt;Глубина захвата (мм) мин&lt;\/strong&gt;&lt;\/td&gt;\n\t\t\t\t\t\t\t&lt;\/tr&gt;\n\t\t\t\t\t\t\t&lt;tr&gt;\n\t\t\t\t\t\t\t\t&lt;td style=\"padding:7px;\"&gt;{data:depth_of_capture_min}&lt;\/td&gt;\n\t\t\t\t\t\t\t&lt;\/tr&gt;\n\t\t\t\t\t\t&lt;\/table&gt;\n\t\t\t\t\t&lt;\/td&gt;&lt;\/tr&gt;\n&lt;tr&gt;&lt;td width=\"100%\" style=\"padding:5px; border-bottom:1px solid #e2e2e2;\"&gt;\n\t\t\t\t\n\t\t\t\t\t\t&lt;table width=\"100%\" cellpadding=\"0\" cellspacing=\"0\" border=\"0\"&gt;\n\t\t\t\t\t\t\t&lt;tr style=\"background-color:#fafafb\"&gt;\n\t\t\t\t\t\t\t\t&lt;td style=\"padding:7px;\"&gt;&lt;strong&gt;Глубина захвата (мм) макс&lt;\/strong&gt;&lt;\/td&gt;\n\t\t\t\t\t\t\t&lt;\/tr&gt;\n\t\t\t\t\t\t\t&lt;tr&gt;\n\t\t\t\t\t\t\t\t&lt;td style=\"padding:7px;\"&gt;{data:gripping_depth_max}&lt;\/td&gt;\n\t\t\t\t\t\t\t&lt;\/tr&gt;\n\t\t\t\t\t\t&lt;\/table&gt;\n\t\t\t\t\t&lt;\/td&gt;&lt;\/tr&gt;\n&lt;tr&gt;&lt;td width=\"100%\" style=\"padding:5px; border-bottom:1px solid #e2e2e2;\"&gt;\n\t\t\t\t\n\t\t\t\t\t\t&lt;table width=\"100%\" cellpadding=\"0\" cellspacing=\"0\" border=\"0\"&gt;\n\t\t\t\t\t\t\t&lt;tr style=\"background-color:#fafafb\"&gt;\n\t\t\t\t\t\t\t\t&lt;td style=\"padding:7px;\"&gt;&lt;strong&gt;Рабочее давление, Мпа&lt;\/strong&gt;&lt;\/td&gt;\n\t\t\t\t\t\t\t&lt;\/tr&gt;\n\t\t\t\t\t\t\t&lt;tr&gt;\n\t\t\t\t\t\t\t\t&lt;td style=\"padding:7px;\"&gt;{data:working_pressure}&lt;\/td&gt;\n\t\t\t\t\t\t\t&lt;\/tr&gt;\n\t\t\t\t\t\t&lt;\/table&gt;\n\t\t\t\t\t&lt;\/td&gt;&lt;\/tr&gt;\n&lt;tr&gt;&lt;td width=\"100%\" style=\"padding:5px; border-bottom:1px solid #e2e2e2;\"&gt;\n\t\t\t\t\n\t\t\t\t\t\t&lt;table width=\"100%\" cellpadding=\"0\" cellspacing=\"0\" border=\"0\"&gt;\n\t\t\t\t\t\t\t&lt;tr style=\"background-color:#fafafb\"&gt;\n\t\t\t\t\t\t\t\t&lt;td style=\"padding:7px;\"&gt;&lt;strong&gt;Резьба маслоподводящего отверстия&lt;\/strong&gt;&lt;\/td&gt;\n\t\t\t\t\t\t\t&lt;\/tr&gt;\n\t\t\t\t\t\t\t&lt;tr&gt;\n\t\t\t\t\t\t\t\t&lt;td style=\"padding:7px;\"&gt;{data:thread_the_inlet_hole}&lt;\/td&gt;\n\t\t\t\t\t\t\t&lt;\/tr&gt;\n\t\t\t\t\t\t&lt;\/table&gt;\n\t\t\t\t\t&lt;\/td&gt;&lt;\/tr&gt;\n&lt;tr&gt;&lt;td width=\"100%\" style=\"padding:5px; border-bottom:1px solid #e2e2e2;\"&gt;\n\t\t\t\t\n\t\t\t\t\t\t&lt;table width=\"100%\" cellpadding=\"0\" cellspacing=\"0\" border=\"0\"&gt;\n\t\t\t\t\t\t\t&lt;tr style=\"background-color:#fafafb\"&gt;\n\t\t\t\t\t\t\t\t&lt;td style=\"padding:7px;\"&gt;&lt;strong&gt;Режим работы&lt;\/strong&gt;&lt;\/td&gt;\n\t\t\t\t\t\t\t&lt;\/tr&gt;\n\t\t\t\t\t\t\t&lt;tr&gt;\n\t\t\t\t\t\t\t\t&lt;td style=\"padding:7px;\"&gt;{data:operating_mode}&lt;\/td&gt;\n\t\t\t\t\t\t\t&lt;\/tr&gt;\n\t\t\t\t\t\t&lt;\/table&gt;\n\t\t\t\t\t&lt;\/td&gt;&lt;\/tr&gt;\n&lt;tr&gt;&lt;td width=\"100%\" style=\"padding:5px; border-bottom:1px solid #e2e2e2;\"&gt;\n\t\t\t\t\n\t\t\t\t\t\t&lt;table width=\"100%\" cellpadding=\"0\" cellspacing=\"0\" border=\"0\"&gt;\n\t\t\t\t\t\t\t&lt;tr style=\"background-color:#fafafb\"&gt;\n\t\t\t\t\t\t\t\t&lt;td style=\"padding:7px;\"&gt;&lt;strong&gt;Климатическое исполнение (ГОСТ 15150-69)&lt;\/strong&gt;&lt;\/td&gt;\n\t\t\t\t\t\t\t&lt;\/tr&gt;\n\t\t\t\t\t\t\t&lt;tr&gt;\n\t\t\t\t\t\t\t\t&lt;td style=\"padding:7px;\"&gt;{data:climatic_performance}&lt;\/td&gt;\n\t\t\t\t\t\t\t&lt;\/tr&gt;\n\t\t\t\t\t\t&lt;\/table&gt;\n\t\t\t\t\t&lt;\/td&gt;&lt;\/tr&gt;\n&lt;tr&gt;&lt;td width=\"100%\" style=\"padding:5px; border-bottom:1px solid #e2e2e2;\"&gt;\n\t\t\t\t\n\t\t\t\t\t\t&lt;table width=\"100%\" cellpadding=\"0\" cellspacing=\"0\" border=\"0\"&gt;\n\t\t\t\t\t\t\t&lt;tr style=\"background-color:#fafafb\"&gt;\n\t\t\t\t\t\t\t\t&lt;td style=\"padding:7px;\"&gt;&lt;strong&gt;Катеория изделия (ГОСТ 15150-69)&lt;\/strong&gt;&lt;\/td&gt;\n\t\t\t\t\t\t\t&lt;\/tr&gt;\n\t\t\t\t\t\t\t&lt;tr&gt;\n\t\t\t\t\t\t\t\t&lt;td style=\"padding:7px;\"&gt;{data:product_cat}&lt;\/td&gt;\n\t\t\t\t\t\t\t&lt;\/tr&gt;\n\t\t\t\t\t\t&lt;\/table&gt;\n\t\t\t\t\t&lt;\/td&gt;&lt;\/tr&gt;\n&lt;tr&gt;&lt;td width=\"100%\" style=\"padding:5px; border-bottom:1px solid #e2e2e2;\"&gt;\n\t\t\t\t\n\t\t\t\t\t\t&lt;table width=\"100%\" cellpadding=\"0\" cellspacing=\"0\" border=\"0\"&gt;\n\t\t\t\t\t\t\t&lt;tr style=\"background-color:#fafafb\"&gt;\n\t\t\t\t\t\t\t\t&lt;td style=\"padding:7px;\"&gt;&lt;strong&gt;Коментарии к заказу&lt;\/strong&gt;&lt;\/td&gt;\n\t\t\t\t\t\t\t&lt;\/tr&gt;\n\t\t\t\t\t\t\t&lt;tr&gt;\n\t\t\t\t\t\t\t\t&lt;td style=\"padding:7px;\"&gt;{data.br:comments_to_the_order}&lt;\/td&gt;\n\t\t\t\t\t\t\t&lt;\/tr&gt;\n\t\t\t\t\t\t&lt;\/table&gt;\n\t\t\t\t\t&lt;\/td&gt;&lt;\/tr&gt;\n&lt;tr&gt;&lt;td width=\"100%\" style=\"padding:5px; border-bottom:1px solid #e2e2e2;\"&gt;\n\t\t\t\t\n\t\t\t\t\t\t&lt;table width=\"100%\" cellpadding=\"0\" cellspacing=\"0\" border=\"0\"&gt;\n\t\t\t\t\t\t\t&lt;tr style=\"background-color:#fafafb\"&gt;\n\t\t\t\t\t\t\t\t&lt;td style=\"padding:7px;\"&gt;&lt;strong&gt;Прикрепить файл&lt;\/strong&gt;&lt;\/td&gt;\n\t\t\t\t\t\t\t&lt;\/tr&gt;\n\t\t\t\t\t\t\t&lt;tr&gt;\n\t\t\t\t\t\t\t\t&lt;td style=\"padding:7px;\"&gt;{data:attachment}&lt;\/td&gt;\n\t\t\t\t\t\t\t&lt;\/tr&gt;\n\t\t\t\t\t\t&lt;\/table&gt;\n\t\t\t\t\t&lt;\/td&gt;&lt;\/tr&gt;\n&lt;tr&gt;&lt;td width=\"100%\" style=\"padding:5px; border-bottom:1px solid #e2e2e2;\"&gt;&lt;table width=\"100%\" cellpadding=\"0\" cellspacing=\"0\" border=\"0\"&gt;\n&lt;tr&gt;&lt;td width=\"100%\"&gt;\n\n\t\t\t\t\n\t\t\t\t\t\t&lt;table width=\"100%\" cellpadding=\"0\" cellspacing=\"0\" border=\"0\"&gt;\n\t\t\t\t\t\t\t&lt;tr style=\"background-color:#fafafb\"&gt;\n\t\t\t\t\t\t\t\t&lt;td style=\"padding:7px;\"&gt;&lt;strong&gt;Электронная почта&lt;\/strong&gt;&lt;\/td&gt;\n\t\t\t\t\t\t\t&lt;\/tr&gt;\n\t\t\t\t\t\t\t&lt;tr&gt;\n\t\t\t\t\t\t\t\t&lt;td style=\"padding:7px;\"&gt;{data:customer_emal}&lt;\/td&gt;\n\t\t\t\t\t\t\t&lt;\/tr&gt;\n\t\t\t\t\t\t&lt;\/table&gt;\n\t\t\t\t\t&lt;\/td&gt;&lt;\/tr&gt;\n&lt;tr&gt;&lt;td width=\"100%\"&gt;\n\t\t\t\t\n\t\t\t\t\t\t&lt;table width=\"100%\" cellpadding=\"0\" cellspacing=\"0\" border=\"0\"&gt;\n\t\t\t\t\t\t\t&lt;tr style=\"background-color:#fafafb\"&gt;\n\t\t\t\t\t\t\t\t&lt;td style=\"padding:7px;\"&gt;&lt;strong&gt;Организация&lt;\/strong&gt;&lt;\/td&gt;\n\t\t\t\t\t\t\t&lt;\/tr&gt;\n\t\t\t\t\t\t\t&lt;tr&gt;\n\t\t\t\t\t\t\t\t&lt;td style=\"padding:7px;\"&gt;{data:customer_organization}&lt;\/td&gt;\n\t\t\t\t\t\t\t&lt;\/tr&gt;\n\t\t\t\t\t\t&lt;\/table&gt;\n\t\t\t\t\t&lt;\/td&gt;&lt;\/tr&gt;\n&lt;tr&gt;&lt;td width=\"100%\"&gt;\n\t\t\t\t\n\t\t\t\t\t\t&lt;table width=\"100%\" cellpadding=\"0\" cellspacing=\"0\" border=\"0\"&gt;\n\t\t\t\t\t\t\t&lt;tr style=\"background-color:#fafafb\"&gt;\n\t\t\t\t\t\t\t\t&lt;td style=\"padding:7px;\"&gt;&lt;strong&gt;ИНН организации&lt;\/strong&gt;&lt;\/td&gt;\n\t\t\t\t\t\t\t&lt;\/tr&gt;\n\t\t\t\t\t\t\t&lt;tr&gt;\n\t\t\t\t\t\t\t\t&lt;td style=\"padding:7px;\"&gt;{data:customer_org_inn}&lt;\/td&gt;\n\t\t\t\t\t\t\t&lt;\/tr&gt;\n\t\t\t\t\t\t&lt;\/table&gt;\n\t\t\t\t\t&lt;\/td&gt;&lt;\/tr&gt;\n&lt;tr&gt;&lt;td width=\"100%\"&gt;\n\t\t\t\t\n\t\t\t\t\t\t&lt;table width=\"100%\" cellpadding=\"0\" cellspacing=\"0\" border=\"0\"&gt;\n\t\t\t\t\t\t\t&lt;tr style=\"background-color:#fafafb\"&gt;\n\t\t\t\t\t\t\t\t&lt;td style=\"padding:7px;\"&gt;&lt;strong&gt;Ф.И.О.&lt;\/strong&gt;&lt;\/td&gt;\n\t\t\t\t\t\t\t&lt;\/tr&gt;\n\t\t\t\t\t\t\t&lt;tr&gt;\n\t\t\t\t\t\t\t\t&lt;td style=\"padding:7px;\"&gt;{data:customer_name}&lt;\/td&gt;\n\t\t\t\t\t\t\t&lt;\/tr&gt;\n\t\t\t\t\t\t&lt;\/table&gt;\n\t\t\t\t\t&lt;\/td&gt;&lt;\/tr&gt;\n&lt;tr&gt;&lt;td width=\"100%\"&gt;\n\t\t\t\t\n\t\t\t\t\t\t&lt;table width=\"100%\" cellpadding=\"0\" cellspacing=\"0\" border=\"0\"&gt;\n\t\t\t\t\t\t\t&lt;tr style=\"background-color:#fafafb\"&gt;\n\t\t\t\t\t\t\t\t&lt;td style=\"padding:7px;\"&gt;&lt;strong&gt;Телефон&lt;\/strong&gt;&lt;\/td&gt;\n\t\t\t\t\t\t\t&lt;\/tr&gt;\n\t\t\t\t\t\t\t&lt;tr&gt;\n\t\t\t\t\t\t\t\t&lt;td style=\"padding:7px;\"&gt;{data:customer_phone}&lt;\/td&gt;\n\t\t\t\t\t\t\t&lt;\/tr&gt;\n\t\t\t\t\t\t&lt;\/table&gt;\n\t\t\t\t\t\n&lt;\/td&gt;&lt;\/tr&gt;&lt;\/table&gt;\n&lt;\/td&gt;&lt;\/tr&gt;&lt;\/table&gt;"},"submit":{"name":"submit","minimized":"0","auto":"1","template":""}}</text:p>
          </table:table-cell>
          <table:table-cell office:value-type="string" calcext:value-type="string">
            <text:p>{"1":{"designer_label":"Съемник гидравлический","name":"hydraulic_puller","_section":"load","type":"divider","tag":"div","text":"Съемник гидравлический","hidden":"","section":"1"},"2":{"designer_label":"Усилие , тc","name":"carrying","_section":"load","type":"field_text","label":"Усилие , тc","params":{"placeholder":"","name":"carrying","id":"carrying","value":""},"dynamics":{"email":{"enabled":"1"},"save":{"enabled":"1"}},"validation":{"required":"","optional":"","email":"","url":"","integer":"","decimal":"","number":"","regExp":"","match":"","different":"","minLength":"0","maxLength":"30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3":{"designer_label":"Ход штока , мм","name":"stock_stroke","_section":"load","type":"field_text","label":"Ход штока , мм","params":{"placeholder":"","name":"stock_stroke","id":"stock_stroke","value":""},"dynamics":{"email":{"enabled":"1"},"save":{"enabled":"1"}},"validation":{"required":"","optional":"","email":"","url":"","integer":"","decimal":"","number":"","regExp":"","match":"","different":"","minLength":"0","maxLength":"30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4":{"designer_label":"Возврат штока","name":"stock_return_type","_section":"load","type":"field_select","label":"Возврат штока","multiple":"0","params":{"name":"stock_return_type","id":"stock_return_type","data-mincharacters":"0"},"options":"Пружинный=Пружинный\r\nГидравлический=Гидравлический\r\nГравитационный=Гравитационный","selected":"","dynamics":{"email":{"enabled":"1"},"save":{"enabled":"1"}},"validation":{"required":"","disabled":"","rules":""},"verror":"","description":{"text":""},"tooltip":{"text":"","class":"icon info circular blue inverted small"},"states":{"hidden":"","disabled":""},"autocomplete":{"event":""},"reload":{"event":""},"searchable":"","fulltextsearch":"","allowadditions":"","attrs":"","data-values":"","container":{"class":"field","width":""},"events":[{"sign":"=","value":"","identifier":""}]},"5":{"designer_label":"Количество захватов","name":"the_number_of_captures","_section":"load","type":"field_select","label":"Количество захватов","multiple":"0","params":{"name":"the_number_of_captures","id":"the_number_of_captures","data-mincharacters":"0"},"options":"2=2\r\n3=3\r\n4=4","selected":"","dynamics":{"email":{"enabled":"1"},"save":{"enabled":"1"}},"validation":{"required":"","disabled":"","rules":""},"verror":"","description":{"text":""},"tooltip":{"text":"","class":"icon info circular blue inverted small"},"states":{"hidden":"","disabled":""},"autocomplete":{"event":""},"reload":{"event":""},"searchable":"","fulltextsearch":"","allowadditions":"","attrs":"","data-values":"","container":{"class":"field","width":""},"events":[{"sign":"=","value":"","identifier":""}]},"7":{"designer_label":"Центрирование","name":"centering","_section":"load","type":"field_select","label":"Центрирование","multiple":"0","params":{"name":"centering","id":"centering","data-mincharacters":"0"},"options":"Ручное=Ручное\r\nТраверсное=Траверсное","selected":"","dynamics":{"email":{"enabled":"1"},"save":{"enabled":"1"}},"validation":{"required":"","disabled":"","rules":""},"verror":"","description":{"text":""},"tooltip":{"text":"","class":"icon info circular blue inverted small"},"states":{"hidden":"","disabled":""},"autocomplete":{"event":""},"reload":{"event":""},"searchable":"","fulltextsearch":"","allowadditions":"","attrs":"","data-values":"","container":{"class":"field","width":""},"events":[{"sign":"=","value":"","identifier":""}]},"8":{"designer_label":"Привод","name":"drive","_section":"load","type":"field_select","label":"Привод","multiple":"0","params":{"name":"drive","id":"drive","data-mincharacters":"0"},"options":"Выносной=Выносной\r\nВстроенный=Встроенный","selected":"","dynamics":{"email":{"enabled":"1"},"save":{"enabled":"1"}},"validation":{"required":"","disabled":"","rules":""},"verror":"","description":{"text":""},"tooltip":{"text":"","class":"icon info circular blue inverted small"},"states":{"hidden":"","disabled":""},"autocomplete":{"event":""},"reload":{"event":""},"searchable":"","fulltextsearch":"","allowadditions":"","attrs":"","data-values":"","container":{"class":"field","width":""},"events":[{"sign":"=","value":"","identifier":""}]},"9":{"designer_label":"Конструкция захватов","name":"the_design_of_the_grips","_section":"load","type":"field_select","label":"Конструкция захватов","multiple":"0","params":{"name":"the_design_of_the_grips","id":"the_design_of_the_grips","data-mincharacters":"0"},"options":"Лаповая=Лаповая\r\nХомут=Хомут\r\nШпилька=Шпилька","selected":"","dynamics":{"email":{"enabled":"1"},"save":{"enabled":"1"}},"validation":{"required":"","disabled":"","rules":""},"verror":"","description":{"text":""},"tooltip":{"text":"","class":"icon info circular blue inverted small"},"states":{"hidden":"","disabled":""},"autocomplete":{"event":""},"reload":{"event":""},"searchable":"","fulltextsearch":"","allowadditions":"","attrs":"","data-values":"","container":{"class":"field","width":""},"events":[{"sign":"=","value":"","identifier":""}]},"10":{"designer_label":"Венешний диаметр захвата (мм) мин","name":"external_gripper_diameter_min","_section":"load","type":"field_text","label":"Венешний диаметр захвата (мм) мин","params":{"placeholder":"","name":"external_gripper_diameter_min","id":"external_gripper_diameter_min","value":""},"dynamics":{"email":{"enabled":"1"},"save":{"enabled":"1"}},"validation":{"required":"","optional":"","email":"","url":"","integer":"","decimal":"","number":"","regExp":"","match":"","different":"","minLength":"0","maxLength":"30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11":{"designer_label":"Внешний диаметр захвата (мм) макс","name":"the_external_diameter_of_grip_max","_section":"load","type":"field_text","label":"Внешний диаметр захвата (мм) макс","params":{"placeholder":"","name":"the_external_diameter_of_grip_max","id":"the_external_diameter_of_grip_max","value":""},"dynamics":{"email":{"enabled":"1"},"save":{"enabled":"1"}},"validation":{"required":"","optional":"","email":"","url":"","integer":"","decimal":"","number":"","regExp":"","match":"","different":"","minLength":"0","maxLength":"30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12":{"designer_label":"Внутренний диаметр захвата (мм) мин","name":"inner_diameter_of_the_gripper_min","_section":"load","type":"field_text","label":"Внутренний диаметр захвата (мм) мин","params":{"placeholder":"","name":"inner_diameter_of_the_gripper_min","id":"inner_diameter_of_the_gripper_min","value":""},"dynamics":{"email":{"enabled":"1"},"save":{"enabled":"1"}},"validation":{"required":"","optional":"","email":"","url":"","integer":"","decimal":"","number":"","regExp":"","match":"","different":"","minLength":"0","maxLength":"30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13":{"designer_label":"Внутренний диаметр захвата (мм) макс","name":"inner_diameter_of_the_gripper_max","_section":"load","type":"field_text","label":"Внутренний диаметр захвата (мм) макс","params":{"placeholder":"","name":"inner_diameter_of_the_gripper_max","id":"inner_diameter_of_the_gripper_max","value":""},"dynamics":{"email":{"enabled":"1"},"save":{"enabled":"1"}},"validation":{"required":"","optional":"","email":"","url":"","integer":"","decimal":"","number":"","regExp":"","match":"","different":"","minLength":"0","maxLength":"30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14":{"designer_label":"Глубина захвата (мм) мин","name":"depth_of_capture_min","_section":"load","type":"field_text","label":"Глубина захвата (мм) мин","params":{"placeholder":"","name":"depth_of_capture_min","id":"depth_of_capture_min","value":""},"dynamics":{"email":{"enabled":"1"},"save":{"enabled":"1"}},"validation":{"required":"","optional":"","email":"","url":"","integer":"","decimal":"","number":"","regExp":"","match":"","different":"","minLength":"0","maxLength":"30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15":{"designer_label":"Глубина захвата (мм) макс","name":"gripping_depth_max","_section":"load","type":"field_text","label":"Глубина захвата (мм) макс","params":{"placeholder":"","name":"gripping_depth_max","id":"gripping_depth_max","value":""},"dynamics":{"email":{"enabled":"1"},"save":{"enabled":"1"}},"validation":{"required":"","optional":"","email":"","url":"","integer":"","decimal":"","number":"","regExp":"","match":"","different":"","minLength":"0","maxLength":"30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16":{"designer_label":"Рабочее давление, Мпа","name":"working_pressure","_section":"load","type":"field_text","label":"Рабочее давление, Мпа","params":{"placeholder":"","name":"working_pressure","id":"working_pressure","value":""},"dynamics":{"email":{"enabled":"1"},"save":{"enabled":"1"}},"validation":{"required":"","optional":"","email":"","url":"","integer":"","decimal":"","number":"","regExp":"","match":"","different":"","minLength":"0","maxLength":"30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17":{"designer_label":"Резьба маслоподводящего отверстия","name":"thread_the_inlet_hole","_section":"load","type":"field_text","label":"Резьба маслоподводящего отверстия","params":{"placeholder":"","name":"thread_the_inlet_hole","id":"thread_the_inlet_hole","value":""},"dynamics":{"email":{"enabled":"1"},"save":{"enabled":"1"}},"validation":{"required":"","optional":"","email":"","url":"","integer":"","decimal":"","number":"","regExp":"","match":"","different":"","minLength":"0","maxLength":"30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18":{"designer_label":"Режим работы","name":"operating_mode","_section":"load","type":"field_select","label":"Режим работы","multiple":"0","params":{"name":"operating_mode","id":"operating_mode","data-mincharacters":"0"},"options":"Кратковременный=Кратковременный\r\nПродолжительный=Продолжительный","selected":"","dynamics":{"email":{"enabled":"1"},"save":{"enabled":"1"}},"validation":{"required":"","disabled":"","rules":""},"verror":"","description":{"text":""},"tooltip":{"text":"","class":"icon info circular blue inverted small"},"states":{"hidden":"","disabled":""},"autocomplete":{"event":""},"reload":{"event":""},"searchable":"","fulltextsearch":"","allowadditions":"","attrs":"","data-values":"","container":{"class":"field","width":""},"events":[{"sign":"=","value":"","identifier":""}]},"19":{"designer_label":"Климатическое исполнение (ГОСТ 15150-69)","name":"climatic_performance","_section":"load","type":"field_select","label":"Климатическое исполнение (ГОСТ 15150-69)","multiple":"0","params":{"name":"climatic_performance","id":"climatic_performance","data-mincharacters":"0"},"options":"У=У\r\nУХЛ=УХЛ\r\nХЛ=ХЛ\r\nТВ=ТВ\r\nТС=ТС\r\nТ=Т\r\nО=О\r\nМ=М","selected":"","dynamics":{"email":{"enabled":"1"},"save":{"enabled":"1"}},"validation":{"required":"","disabled":"","rules":""},"verror":"","description":{"text":""},"tooltip":{"text":"","class":"icon info circular blue inverted small"},"states":{"hidden":"","disabled":""},"autocomplete":{"event":""},"reload":{"event":""},"searchable":"","fulltextsearch":"","allowadditions":"","attrs":"","data-values":"","container":{"class":"field","width":""},"events":[{"sign":"=","value":"","identifier":""}]},"20":{"designer_label":"Катеория изделия (ГОСТ 15150-69)","name":"product_cat","_section":"load","type":"field_select","label":"Катеория изделия (ГОСТ 15150-69)","multiple":"0","params":{"name":"product_cat","id":"product_cat","data-mincharacters":"0"},"options":"1=1\r\n1,1=1,1\r\n2=2\r\n2,1=2,1\r\n3=3\r\n3,1=3,1\r\n4=4\r\n4,1=4,1\r\n4,2=4,2\r\n5=5\r\n5,1=5,1","selected":"","dynamics":{"email":{"enabled":"1"},"save":{"enabled":"1"}},"validation":{"required":"","disabled":"","rules":""},"verror":"","description":{"text":""},"tooltip":{"text":"","class":"icon info circular blue inverted small"},"states":{"hidden":"","disabled":""},"autocomplete":{"event":""},"reload":{"event":""},"searchable":"","fulltextsearch":"","allowadditions":"","attrs":"","data-values":"","container":{"class":"field","width":""},"events":[{"sign":"=","value":"","identifier":""}]},"21":{"designer_label":"Коментарии к заказу","name":"comments_to_the_order","_section":"load","type":"field_textarea","label":"Коментарии к заказу","params":{"rows":"5","name":"comments_to_the_order","id":"comments_to_the_order","value":"","placeholder":""},"editor":{"enabled":""},"resize":{"enabled":""},"dynamics":{"email":{"enabled":"1"},"save":{"enabled":"1"}},"validation":{"required":"","optional":"","regExp":"","minLength":"","maxLength":"1500","contains":"","disabled":"","rules":""},"verror":"","description":{"text":""},"tooltip":{"text":"","class":"icon info circular blue inverted small"},"states":{"hidden":"","disabled":""},"reload":{"event":""},"attrs":"","container":{"class":"field","width":""},"events":[{"sign":"empty","value":"","identifier":""}]},"22":{"designer_label":"Прикрепить файл","name":"attachment","_section":"load","type":"field_file","label":"Прикрепить файл","multiple":"0","params":{"name":"attachment","id":"attachment"},"dynamics":{"email":{"enabled":"1"},"save":{"enabled":"1"},"upload":{"enabled":"1"},"attach":{"enabled":"1"}},"extensions":"jpg,jpeg,png,gif,pdf,doc,docx,txt,zip","max_size":"2000","file_extension_error":"File extension is not permitted","max_size_error":"File size overlimit","validation":{"required":"","optional":"","disabled":"","rules":""},"verror":"","description":{"text":""},"tooltip":{"text":"","class":"icon info circular blue inverted small"},"states":{"hidden":"","disabled":""},"ghost":{"enabled":"1","value":""},"reload":{"event":""},"attrs":"","container":{"class":"field","width":""},"events":[{"sign":"empty","value":"","identifier":""}]},"101":{"designer_label":"Блок контактов","name":"contact_area_container","_section":"load","type":"area_container","id":"contact_area_container","class":"ui container","fluid":"fluid","alignment":"","reload":{"event":""},"attrs":"","body":{"minimized":"0"}},"102":{"designer_label":"Контактная информация","name":"divider30","_section":"contact_area_container\/body","type":"divider","tag":"div","text":"Контактная информация","hidden":"","section":"1"},"103":{"designer_label":"Электронная почта","name":"customer_emal","_section":"contact_area_container\/body","type":"field_text","label":"Электронная почта","params":{"placeholder":"email@zavodpro.ru","name":"customer_emal","id":"customer_emal","value":""},"dynamics":{"email":{"enabled":"1"},"save":{"enabled":"1"}},"validation":{"required":"true","optional":"","email":"true","url":"","integer":"","decimal":"","number":"","regExp":"","match":"","different":"","minLength":"","maxLength":"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104":{"designer_label":"Организация","name":"customer_organization","_section":"contact_area_container\/body","type":"field_text","label":"Организация","params":{"placeholder":"\"ТД \"ЗАВОД ПРОМЫШЛЕННОГО ОБОРУДОВАНИЯ\"","name":"customer_organization","id":"customer_organization","value":""},"dynamics":{"email":{"enabled":"1"},"save":{"enabled":"1"}},"validation":{"required":"true","optional":"","email":"","url":"","integer":"","decimal":"","number":"","regExp":"","match":"","different":"","minLength":"","maxLength":"200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105":{"designer_label":"ИНН организации","name":"customer_org_inn","_section":"contact_area_container\/body","type":"field_text","label":"ИНН организации","params":{"placeholder":"7804548248","name":"customer_org_inn","id":"customer_org_inn","value":""},"dynamics":{"email":{"enabled":"1"},"save":{"enabled":"1"}},"validation":{"required":"true","optional":"","email":"","url":"","integer":"true","decimal":"","number":"","regExp":"","match":"","different":"","minLength":"10","maxLength":"10","contains":"","disabled":"","rules":""},"verror":"ИНН введен неверно","inputmask":"","description":{"text":""},"tooltip":{"text":"","class":"icon info circular blue inverted small"},"states":{"hidden":"","disabled":""},"reload":{"event":""},"attrs":"","container":{"class":"field","width":""},"events":[{"sign":"=","value":"","identifier":""}]},"106":{"designer_label":"Ф.И.О.","name":"customer_name","_section":"contact_area_container\/body","type":"field_text","label":"Ф.И.О.","params":{"placeholder":"Иванов Иван Иванович","name":"customer_name","id":"customer_name","value":""},"dynamics":{"email":{"enabled":"1"},"save":{"enabled":"1"}},"validation":{"required":"true","optional":"","email":"","url":"","integer":"","decimal":"","number":"","regExp":"","match":"","different":"","minLength":"","maxLength":"300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107":{"designer_label":"Телефон","name":"customer_phone","_section":"contact_area_container\/body","type":"field_text","label":"Телефон","params":{"placeholder":"","name":"customer_phone","id":"customer_phone","value":""},"dynamics":{"email":{"enabled":"1"},"save":{"enabled":"1"}},"validation":{"required":"true","optional":"","email":"","url":"","integer":"","decimal":"","number":"","regExp":"","match":"","different":"","minLength":"","maxLength":"","contains":"","disabled":"","rules":""},"verror":"","inputmask":"mask:+9(999)999-9999","description":{"text":""},"tooltip":{"text":"","class":"icon info circular blue inverted small"},"states":{"hidden":"","disabled":""},"reload":{"event":""},"attrs":"","container":{"class":"field","width":""},"events":[{"sign":"=","value":"","identifier":""}]},"108":{"designer_label":"Проверка для защиты от спама","name":"google_nocaptcha4","_section":"contact_area_container\/body","type":"google_nocaptcha","label":"Проверка для защиты от спама","site_key":"6LfyCdUUAAAAAIO1Rg8yHzvzazqpYjWKiBE9nzFG","secret_key":"6LfyCdUUAAAAAA84UT6BKknlNpdo5xpifSR1S_R1","failed_error":"You didn't pass the NoCaptcha verification.","theme":"light","lang":"{language:short}"},"109":{"designer_label":"Отправиь запрос","name":"button_send_inquiry","_section":"contact_area_container\/body","type":"field_button","params":{"type":"submit","name":"button_send_inquiry","id":"button_send_inquiry","value":"","data-selections":"0","data-message":"Please make a selection from the list"},"content":"Отправиь запрос","color":"grey","class":"","fluid":"0","attrs":"","container":{"class":""},"toolbar":{"enabled":"0"},"events":[{"sign":"click","identifier":""}]}}</text:p>
          </table:table-cell>
          <table:table-cell office:value-type="string" calcext:value-type="string">
            <text:p>{"1":{"designer_label":"","name":"validate_fields1","_event":"submit","type":"validate_fields","enabled":"1","list_errors":"1","data_provider":"{data:}","error_message":"Please provide all the required info.","fields_selection":"","fields_list":"","success":{"minimized":"0"},"fail":{"minimized":"0"}},"6":{"designer_label":"Письмо заводу","name":"email6","_event":"validate_fields1\/success","type":"email","enabled":"1","recipients":"bas@zavodpro.ru,medtaxi@yandex.ru","subject":"Съемник на заказ","body":"","autoemail":"2","mode":"html","advanced_template":"","autofields":"1","attachments":"","reply_email":"{data:customer_emal}","reply_name":"{data:customer_name}","from_email":"","from_name":"Завод промышленного оборудования","cc":"","bcc":"","template":{"header":"","body":"","footer":""},"encrypted":"","gpg_sec_key":""},"8":{"designer_label":"Письмо заказчику","name":"email8","_event":"validate_fields1\/success","type":"email","enabled":"1","recipients":"{data:customer_emal}","subject":"Съемник на заказ","body":"","autoemail":"2","mode":"html","advanced_template":"","autofields":"1","attachments":"","reply_email":"bas@zavodpro.ru","reply_name":"Бондырев Александр Сергеевич","from_email":"","from_name":"Завод промышленного оборудования","cc":"","bcc":"","template":{"header":"","body":"","footer":""},"encrypted":"","gpg_sec_key":""},"5":{"designer_label":"Запрос отправлен","name":"message5","_event":"validate_fields1\/success","type":"message","message_type":"success","location":"","content":"Благодарим вас за обращение в нашу компанию. В ближайшее время наши сотрудники рассмотрят ваш запрос и свяжутся с вами."},"2":{"designer_label":"","name":"event_load2","_event":"validate_fields1\/fail","type":"event_load","event_name":"load","stop":"1"}}</text:p>
          </table:table-cell>
          <table:table-cell office:value-type="string" calcext:value-type="string">
            <text:p>{"en_GB":{"name":"en_GB","content":""},"ru_RU":{"name":"ru_RU","content":""}}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table:style-name="ce1" office:value-type="string" calcext:value-type="string">
            <text:p>6</text:p>
          </table:table-cell>
          <table:table-cell office:value-type="string" calcext:value-type="string">
            <text:p>Съемник механический по параметрам заказчика</text:p>
          </table:table-cell>
          <table:table-cell office:value-type="string" calcext:value-type="string">
            <text:p>custom_puller_mech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office:value-type="string" calcext:value-type="string">
            <text:p>{"type":"form","events_ordered":"1","multipage":"","ajax":"","validate_fields":"1","check_security":"1","upload_files":"1","log":{"enabled":""},"debug":"","permissions":{"app":""},"404_default":"1","limited_edition":"1","_version":"610"}</text:p>
          </table:table-cell>
          <table:table-cell office:value-type="string" calcext:value-type="string">
            <text:p>{"load":{"name":"load","minimized":"0","auto_view":"1","debug":"","type":""},"submit":{"name":"submit","minimized":"0","auto_view":"1","debug":"","type":""}}</text:p>
          </table:table-cell>
          <table:table-cell office:value-type="string" calcext:value-type="string">
            <text:p>{"load":{"name":"load","minimized":"0","auto":"1","template":"&lt;table width=\"100%\" cellpadding=\"0\" cellspacing=\"0\" border=\"0\" class=\"\" style=\"border:3px solid #e2e2e2; border-collapse:separate; border-radius:7px;\"&gt;\n&lt;tr&gt;&lt;td width=\"100%\" style=\"padding:5px; border-bottom:1px solid #e2e2e2;\"&gt;\n\n\t\t\t\t\n\t\t\t\t\t\t&lt;table width=\"100%\" cellpadding=\"0\" cellspacing=\"0\" border=\"0\"&gt;\n\t\t\t\t\t\t\t&lt;tr style=\"background-color:#fafafb\"&gt;\n\t\t\t\t\t\t\t\t&lt;td style=\"padding:7px;\"&gt;&lt;strong&gt;Усилие , тc&lt;\/strong&gt;&lt;\/td&gt;\n\t\t\t\t\t\t\t&lt;\/tr&gt;\n\t\t\t\t\t\t\t&lt;tr&gt;\n\t\t\t\t\t\t\t\t&lt;td style=\"padding:7px;\"&gt;{data:carrying}&lt;\/td&gt;\n\t\t\t\t\t\t\t&lt;\/tr&gt;\n\t\t\t\t\t\t&lt;\/table&gt;\n\t\t\t\t\t&lt;\/td&gt;&lt;\/tr&gt;\n&lt;tr&gt;&lt;td width=\"100%\" style=\"padding:5px; border-bottom:1px solid #e2e2e2;\"&gt;\n\t\t\t\t\n\t\t\t\t\t\t&lt;table width=\"100%\" cellpadding=\"0\" cellspacing=\"0\" border=\"0\"&gt;\n\t\t\t\t\t\t\t&lt;tr style=\"background-color:#fafafb\"&gt;\n\t\t\t\t\t\t\t\t&lt;td style=\"padding:7px;\"&gt;&lt;strong&gt;Ход винта , мм&lt;\/strong&gt;&lt;\/td&gt;\n\t\t\t\t\t\t\t&lt;\/tr&gt;\n\t\t\t\t\t\t\t&lt;tr&gt;\n\t\t\t\t\t\t\t\t&lt;td style=\"padding:7px;\"&gt;{data:screw_stroke}&lt;\/td&gt;\n\t\t\t\t\t\t\t&lt;\/tr&gt;\n\t\t\t\t\t\t&lt;\/table&gt;\n\t\t\t\t\t&lt;\/td&gt;&lt;\/tr&gt;\n&lt;tr&gt;&lt;td width=\"100%\" style=\"padding:5px; border-bottom:1px solid #e2e2e2;\"&gt;\n\t\t\t\t\n\t\t\t\t\t\t&lt;table width=\"100%\" cellpadding=\"0\" cellspacing=\"0\" border=\"0\"&gt;\n\t\t\t\t\t\t\t&lt;tr style=\"background-color:#fafafb\"&gt;\n\t\t\t\t\t\t\t\t&lt;td style=\"padding:7px;\"&gt;&lt;strong&gt;Количество захватов&lt;\/strong&gt;&lt;\/td&gt;\n\t\t\t\t\t\t\t&lt;\/tr&gt;\n\t\t\t\t\t\t\t&lt;tr&gt;\n\t\t\t\t\t\t\t\t&lt;td style=\"padding:7px;\"&gt;{data:the_number_of_captures}&lt;\/td&gt;\n\t\t\t\t\t\t\t&lt;\/tr&gt;\n\t\t\t\t\t\t&lt;\/table&gt;\n\t\t\t\t\t&lt;\/td&gt;&lt;\/tr&gt;\n&lt;tr&gt;&lt;td width=\"100%\" style=\"padding:5px; border-bottom:1px solid #e2e2e2;\"&gt;\n\t\t\t\t\n\t\t\t\t\t\t&lt;table width=\"100%\" cellpadding=\"0\" cellspacing=\"0\" border=\"0\"&gt;\n\t\t\t\t\t\t\t&lt;tr style=\"background-color:#fafafb\"&gt;\n\t\t\t\t\t\t\t\t&lt;td style=\"padding:7px;\"&gt;&lt;strong&gt;Центрирование&lt;\/strong&gt;&lt;\/td&gt;\n\t\t\t\t\t\t\t&lt;\/tr&gt;\n\t\t\t\t\t\t\t&lt;tr&gt;\n\t\t\t\t\t\t\t\t&lt;td style=\"padding:7px;\"&gt;{data:centering}&lt;\/td&gt;\n\t\t\t\t\t\t\t&lt;\/tr&gt;\n\t\t\t\t\t\t&lt;\/table&gt;\n\t\t\t\t\t&lt;\/td&gt;&lt;\/tr&gt;\n&lt;tr&gt;&lt;td width=\"100%\" style=\"padding:5px; border-bottom:1px solid #e2e2e2;\"&gt;\n\t\t\t\t\n\t\t\t\t\t\t&lt;table width=\"100%\" cellpadding=\"0\" cellspacing=\"0\" border=\"0\"&gt;\n\t\t\t\t\t\t\t&lt;tr style=\"background-color:#fafafb\"&gt;\n\t\t\t\t\t\t\t\t&lt;td style=\"padding:7px;\"&gt;&lt;strong&gt;Конструкция захватов&lt;\/strong&gt;&lt;\/td&gt;\n\t\t\t\t\t\t\t&lt;\/tr&gt;\n\t\t\t\t\t\t\t&lt;tr&gt;\n\t\t\t\t\t\t\t\t&lt;td style=\"padding:7px;\"&gt;{data:the_design_of_the_grips}&lt;\/td&gt;\n\t\t\t\t\t\t\t&lt;\/tr&gt;\n\t\t\t\t\t\t&lt;\/table&gt;\n\t\t\t\t\t&lt;\/td&gt;&lt;\/tr&gt;\n&lt;tr&gt;&lt;td width=\"100%\" style=\"padding:5px; border-bottom:1px solid #e2e2e2;\"&gt;\n\t\t\t\t\n\t\t\t\t\t\t&lt;table width=\"100%\" cellpadding=\"0\" cellspacing=\"0\" border=\"0\"&gt;\n\t\t\t\t\t\t\t&lt;tr style=\"background-color:#fafafb\"&gt;\n\t\t\t\t\t\t\t\t&lt;td style=\"padding:7px;\"&gt;&lt;strong&gt;Венешний диаметр захвата (мм) мин&lt;\/strong&gt;&lt;\/td&gt;\n\t\t\t\t\t\t\t&lt;\/tr&gt;\n\t\t\t\t\t\t\t&lt;tr&gt;\n\t\t\t\t\t\t\t\t&lt;td style=\"padding:7px;\"&gt;{data:external_gripper_diameter_min}&lt;\/td&gt;\n\t\t\t\t\t\t\t&lt;\/tr&gt;\n\t\t\t\t\t\t&lt;\/table&gt;\n\t\t\t\t\t&lt;\/td&gt;&lt;\/tr&gt;\n&lt;tr&gt;&lt;td width=\"100%\" style=\"padding:5px; border-bottom:1px solid #e2e2e2;\"&gt;\n\t\t\t\t\n\t\t\t\t\t\t&lt;table width=\"100%\" cellpadding=\"0\" cellspacing=\"0\" border=\"0\"&gt;\n\t\t\t\t\t\t\t&lt;tr style=\"background-color:#fafafb\"&gt;\n\t\t\t\t\t\t\t\t&lt;td style=\"padding:7px;\"&gt;&lt;strong&gt;Внешний диаметр захвата (мм) макс&lt;\/strong&gt;&lt;\/td&gt;\n\t\t\t\t\t\t\t&lt;\/tr&gt;\n\t\t\t\t\t\t\t&lt;tr&gt;\n\t\t\t\t\t\t\t\t&lt;td style=\"padding:7px;\"&gt;{data:the_external_diameter_of_grip_max}&lt;\/td&gt;\n\t\t\t\t\t\t\t&lt;\/tr&gt;\n\t\t\t\t\t\t&lt;\/table&gt;\n\t\t\t\t\t&lt;\/td&gt;&lt;\/tr&gt;\n&lt;tr&gt;&lt;td width=\"100%\" style=\"padding:5px; border-bottom:1px solid #e2e2e2;\"&gt;\n\t\t\t\t\n\t\t\t\t\t\t&lt;table width=\"100%\" cellpadding=\"0\" cellspacing=\"0\" border=\"0\"&gt;\n\t\t\t\t\t\t\t&lt;tr style=\"background-color:#fafafb\"&gt;\n\t\t\t\t\t\t\t\t&lt;td style=\"padding:7px;\"&gt;&lt;strong&gt;Внутренний диаметр захвата (мм) мин&lt;\/strong&gt;&lt;\/td&gt;\n\t\t\t\t\t\t\t&lt;\/tr&gt;\n\t\t\t\t\t\t\t&lt;tr&gt;\n\t\t\t\t\t\t\t\t&lt;td style=\"padding:7px;\"&gt;{data:inner_diameter_of_the_gripper_min}&lt;\/td&gt;\n\t\t\t\t\t\t\t&lt;\/tr&gt;\n\t\t\t\t\t\t&lt;\/table&gt;\n\t\t\t\t\t&lt;\/td&gt;&lt;\/tr&gt;\n&lt;tr&gt;&lt;td width=\"100%\" style=\"padding:5px; border-bottom:1px solid #e2e2e2;\"&gt;\n\t\t\t\t\n\t\t\t\t\t\t&lt;table width=\"100%\" cellpadding=\"0\" cellspacing=\"0\" border=\"0\"&gt;\n\t\t\t\t\t\t\t&lt;tr style=\"background-color:#fafafb\"&gt;\n\t\t\t\t\t\t\t\t&lt;td style=\"padding:7px;\"&gt;&lt;strong&gt;Внутренний диаметр захвата (мм) макс&lt;\/strong&gt;&lt;\/td&gt;\n\t\t\t\t\t\t\t&lt;\/tr&gt;\n\t\t\t\t\t\t\t&lt;tr&gt;\n\t\t\t\t\t\t\t\t&lt;td style=\"padding:7px;\"&gt;{data:inner_diameter_of_the_gripper_max}&lt;\/td&gt;\n\t\t\t\t\t\t\t&lt;\/tr&gt;\n\t\t\t\t\t\t&lt;\/table&gt;\n\t\t\t\t\t&lt;\/td&gt;&lt;\/tr&gt;\n&lt;tr&gt;&lt;td width=\"100%\" style=\"padding:5px; border-bottom:1px solid #e2e2e2;\"&gt;\n\t\t\t\t\n\t\t\t\t\t\t&lt;table width=\"100%\" cellpadding=\"0\" cellspacing=\"0\" border=\"0\"&gt;\n\t\t\t\t\t\t\t&lt;tr style=\"background-color:#fafafb\"&gt;\n\t\t\t\t\t\t\t\t&lt;td style=\"padding:7px;\"&gt;&lt;strong&gt;Глубина захвата (мм) мин&lt;\/strong&gt;&lt;\/td&gt;\n\t\t\t\t\t\t\t&lt;\/tr&gt;\n\t\t\t\t\t\t\t&lt;tr&gt;\n\t\t\t\t\t\t\t\t&lt;td style=\"padding:7px;\"&gt;{data:depth_of_capture_min}&lt;\/td&gt;\n\t\t\t\t\t\t\t&lt;\/tr&gt;\n\t\t\t\t\t\t&lt;\/table&gt;\n\t\t\t\t\t&lt;\/td&gt;&lt;\/tr&gt;\n&lt;tr&gt;&lt;td width=\"100%\" style=\"padding:5px; border-bottom:1px solid #e2e2e2;\"&gt;\n\t\t\t\t\n\t\t\t\t\t\t&lt;table width=\"100%\" cellpadding=\"0\" cellspacing=\"0\" border=\"0\"&gt;\n\t\t\t\t\t\t\t&lt;tr style=\"background-color:#fafafb\"&gt;\n\t\t\t\t\t\t\t\t&lt;td style=\"padding:7px;\"&gt;&lt;strong&gt;Глубина захвата (мм) макс&lt;\/strong&gt;&lt;\/td&gt;\n\t\t\t\t\t\t\t&lt;\/tr&gt;\n\t\t\t\t\t\t\t&lt;tr&gt;\n\t\t\t\t\t\t\t\t&lt;td style=\"padding:7px;\"&gt;{data:gripping_depth_max}&lt;\/td&gt;\n\t\t\t\t\t\t\t&lt;\/tr&gt;\n\t\t\t\t\t\t&lt;\/table&gt;\n\t\t\t\t\t&lt;\/td&gt;&lt;\/tr&gt;\n&lt;tr&gt;&lt;td width=\"100%\" style=\"padding:5px; border-bottom:1px solid #e2e2e2;\"&gt;\n\t\t\t\t\n\t\t\t\t\t\t&lt;table width=\"100%\" cellpadding=\"0\" cellspacing=\"0\" border=\"0\"&gt;\n\t\t\t\t\t\t\t&lt;tr style=\"background-color:#fafafb\"&gt;\n\t\t\t\t\t\t\t\t&lt;td style=\"padding:7px;\"&gt;&lt;strong&gt;Режим работы&lt;\/strong&gt;&lt;\/td&gt;\n\t\t\t\t\t\t\t&lt;\/tr&gt;\n\t\t\t\t\t\t\t&lt;tr&gt;\n\t\t\t\t\t\t\t\t&lt;td style=\"padding:7px;\"&gt;{data:operating_mode}&lt;\/td&gt;\n\t\t\t\t\t\t\t&lt;\/tr&gt;\n\t\t\t\t\t\t&lt;\/table&gt;\n\t\t\t\t\t&lt;\/td&gt;&lt;\/tr&gt;\n&lt;tr&gt;&lt;td width=\"100%\" style=\"padding:5px; border-bottom:1px solid #e2e2e2;\"&gt;\n\t\t\t\t\n\t\t\t\t\t\t&lt;table width=\"100%\" cellpadding=\"0\" cellspacing=\"0\" border=\"0\"&gt;\n\t\t\t\t\t\t\t&lt;tr style=\"background-color:#fafafb\"&gt;\n\t\t\t\t\t\t\t\t&lt;td style=\"padding:7px;\"&gt;&lt;strong&gt;Климатическое исполнение (ГОСТ 15150-69)&lt;\/strong&gt;&lt;\/td&gt;\n\t\t\t\t\t\t\t&lt;\/tr&gt;\n\t\t\t\t\t\t\t&lt;tr&gt;\n\t\t\t\t\t\t\t\t&lt;td style=\"padding:7px;\"&gt;{data:climatic_performance}&lt;\/td&gt;\n\t\t\t\t\t\t\t&lt;\/tr&gt;\n\t\t\t\t\t\t&lt;\/table&gt;\n\t\t\t\t\t&lt;\/td&gt;&lt;\/tr&gt;\n&lt;tr&gt;&lt;td width=\"100%\" style=\"padding:5px; border-bottom:1px solid #e2e2e2;\"&gt;\n\t\t\t\t\n\t\t\t\t\t\t&lt;table width=\"100%\" cellpadding=\"0\" cellspacing=\"0\" border=\"0\"&gt;\n\t\t\t\t\t\t\t&lt;tr style=\"background-color:#fafafb\"&gt;\n\t\t\t\t\t\t\t\t&lt;td style=\"padding:7px;\"&gt;&lt;strong&gt;Катеория изделия (ГОСТ 15150-69)&lt;\/strong&gt;&lt;\/td&gt;\n\t\t\t\t\t\t\t&lt;\/tr&gt;\n\t\t\t\t\t\t\t&lt;tr&gt;\n\t\t\t\t\t\t\t\t&lt;td style=\"padding:7px;\"&gt;{data:product_cat}&lt;\/td&gt;\n\t\t\t\t\t\t\t&lt;\/tr&gt;\n\t\t\t\t\t\t&lt;\/table&gt;\n\t\t\t\t\t&lt;\/td&gt;&lt;\/tr&gt;\n&lt;tr&gt;&lt;td width=\"100%\" style=\"padding:5px; border-bottom:1px solid #e2e2e2;\"&gt;\n\t\t\t\t\n\t\t\t\t\t\t&lt;table width=\"100%\" cellpadding=\"0\" cellspacing=\"0\" border=\"0\"&gt;\n\t\t\t\t\t\t\t&lt;tr style=\"background-color:#fafafb\"&gt;\n\t\t\t\t\t\t\t\t&lt;td style=\"padding:7px;\"&gt;&lt;strong&gt;Коментарии к заказу&lt;\/strong&gt;&lt;\/td&gt;\n\t\t\t\t\t\t\t&lt;\/tr&gt;\n\t\t\t\t\t\t\t&lt;tr&gt;\n\t\t\t\t\t\t\t\t&lt;td style=\"padding:7px;\"&gt;{data.br:comments_to_the_order}&lt;\/td&gt;\n\t\t\t\t\t\t\t&lt;\/tr&gt;\n\t\t\t\t\t\t&lt;\/table&gt;\n\t\t\t\t\t&lt;\/td&gt;&lt;\/tr&gt;\n&lt;tr&gt;&lt;td width=\"100%\" style=\"padding:5px; border-bottom:1px solid #e2e2e2;\"&gt;\n\t\t\t\t\n\t\t\t\t\t\t&lt;table width=\"100%\" cellpadding=\"0\" cellspacing=\"0\" border=\"0\"&gt;\n\t\t\t\t\t\t\t&lt;tr style=\"background-color:#fafafb\"&gt;\n\t\t\t\t\t\t\t\t&lt;td style=\"padding:7px;\"&gt;&lt;strong&gt;Прикрепить файл&lt;\/strong&gt;&lt;\/td&gt;\n\t\t\t\t\t\t\t&lt;\/tr&gt;\n\t\t\t\t\t\t\t&lt;tr&gt;\n\t\t\t\t\t\t\t\t&lt;td style=\"padding:7px;\"&gt;{data:attachment}&lt;\/td&gt;\n\t\t\t\t\t\t\t&lt;\/tr&gt;\n\t\t\t\t\t\t&lt;\/table&gt;\n\t\t\t\t\t&lt;\/td&gt;&lt;\/tr&gt;\n&lt;tr&gt;&lt;td width=\"100%\" style=\"padding:5px; border-bottom:1px solid #e2e2e2;\"&gt;&lt;table width=\"100%\" cellpadding=\"0\" cellspacing=\"0\" border=\"0\"&gt;\n&lt;tr&gt;&lt;td width=\"100%\"&gt;\n\n\t\t\t\t\n\t\t\t\t\t\t&lt;table width=\"100%\" cellpadding=\"0\" cellspacing=\"0\" border=\"0\"&gt;\n\t\t\t\t\t\t\t&lt;tr style=\"background-color:#fafafb\"&gt;\n\t\t\t\t\t\t\t\t&lt;td style=\"padding:7px;\"&gt;&lt;strong&gt;Электронная почта&lt;\/strong&gt;&lt;\/td&gt;\n\t\t\t\t\t\t\t&lt;\/tr&gt;\n\t\t\t\t\t\t\t&lt;tr&gt;\n\t\t\t\t\t\t\t\t&lt;td style=\"padding:7px;\"&gt;{data:customer_emal}&lt;\/td&gt;\n\t\t\t\t\t\t\t&lt;\/tr&gt;\n\t\t\t\t\t\t&lt;\/table&gt;\n\t\t\t\t\t&lt;\/td&gt;&lt;\/tr&gt;\n&lt;tr&gt;&lt;td width=\"100%\"&gt;\n\t\t\t\t\n\t\t\t\t\t\t&lt;table width=\"100%\" cellpadding=\"0\" cellspacing=\"0\" border=\"0\"&gt;\n\t\t\t\t\t\t\t&lt;tr style=\"background-color:#fafafb\"&gt;\n\t\t\t\t\t\t\t\t&lt;td style=\"padding:7px;\"&gt;&lt;strong&gt;Организация&lt;\/strong&gt;&lt;\/td&gt;\n\t\t\t\t\t\t\t&lt;\/tr&gt;\n\t\t\t\t\t\t\t&lt;tr&gt;\n\t\t\t\t\t\t\t\t&lt;td style=\"padding:7px;\"&gt;{data:customer_organization}&lt;\/td&gt;\n\t\t\t\t\t\t\t&lt;\/tr&gt;\n\t\t\t\t\t\t&lt;\/table&gt;\n\t\t\t\t\t&lt;\/td&gt;&lt;\/tr&gt;\n&lt;tr&gt;&lt;td width=\"100%\"&gt;\n\t\t\t\t\n\t\t\t\t\t\t&lt;table width=\"100%\" cellpadding=\"0\" cellspacing=\"0\" border=\"0\"&gt;\n\t\t\t\t\t\t\t&lt;tr style=\"background-color:#fafafb\"&gt;\n\t\t\t\t\t\t\t\t&lt;td style=\"padding:7px;\"&gt;&lt;strong&gt;ИНН организации&lt;\/strong&gt;&lt;\/td&gt;\n\t\t\t\t\t\t\t&lt;\/tr&gt;\n\t\t\t\t\t\t\t&lt;tr&gt;\n\t\t\t\t\t\t\t\t&lt;td style=\"padding:7px;\"&gt;{data:customer_org_inn}&lt;\/td&gt;\n\t\t\t\t\t\t\t&lt;\/tr&gt;\n\t\t\t\t\t\t&lt;\/table&gt;\n\t\t\t\t\t&lt;\/td&gt;&lt;\/tr&gt;\n&lt;tr&gt;&lt;td width=\"100%\"&gt;\n\t\t\t\t\n\t\t\t\t\t\t&lt;table width=\"100%\" cellpadding=\"0\" cellspacing=\"0\" border=\"0\"&gt;\n\t\t\t\t\t\t\t&lt;tr style=\"background-color:#fafafb\"&gt;\n\t\t\t\t\t\t\t\t&lt;td style=\"padding:7px;\"&gt;&lt;strong&gt;Ф.И.О.&lt;\/strong&gt;&lt;\/td&gt;\n\t\t\t\t\t\t\t&lt;\/tr&gt;\n\t\t\t\t\t\t\t&lt;tr&gt;\n\t\t\t\t\t\t\t\t&lt;td style=\"padding:7px;\"&gt;{data:customer_name}&lt;\/td&gt;\n\t\t\t\t\t\t\t&lt;\/tr&gt;\n\t\t\t\t\t\t&lt;\/table&gt;\n\t\t\t\t\t&lt;\/td&gt;&lt;\/tr&gt;\n&lt;tr&gt;&lt;td width=\"100%\"&gt;\n\t\t\t\t\n\t\t\t\t\t\t&lt;table width=\"100%\" cellpadding=\"0\" cellspacing=\"0\" border=\"0\"&gt;\n\t\t\t\t\t\t\t&lt;tr style=\"background-color:#fafafb\"&gt;\n\t\t\t\t\t\t\t\t&lt;td style=\"padding:7px;\"&gt;&lt;strong&gt;Телефон&lt;\/strong&gt;&lt;\/td&gt;\n\t\t\t\t\t\t\t&lt;\/tr&gt;\n\t\t\t\t\t\t\t&lt;tr&gt;\n\t\t\t\t\t\t\t\t&lt;td style=\"padding:7px;\"&gt;{data:customer_phone}&lt;\/td&gt;\n\t\t\t\t\t\t\t&lt;\/tr&gt;\n\t\t\t\t\t\t&lt;\/table&gt;\n\t\t\t\t\t\n&lt;\/td&gt;&lt;\/tr&gt;&lt;\/table&gt;\n&lt;\/td&gt;&lt;\/tr&gt;&lt;\/table&gt;"},"submit":{"name":"submit","minimized":"0","auto":"1","template":""}}</text:p>
          </table:table-cell>
          <table:table-cell office:value-type="string" calcext:value-type="string">
            <text:p>{"1":{"designer_label":"Съемник механический","name":"mechanical_puller","_section":"load","type":"divider","tag":"div","text":"Съемник механический","hidden":"","section":"1"},"2":{"designer_label":"Усилие , тc","name":"carrying","_section":"load","type":"field_text","label":"Усилие , тc","params":{"placeholder":"","name":"carrying","id":"carrying","value":""},"dynamics":{"email":{"enabled":"1"},"save":{"enabled":"1"}},"validation":{"required":"","optional":"","email":"","url":"","integer":"","decimal":"","number":"","regExp":"","match":"","different":"","minLength":"0","maxLength":"30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3":{"designer_label":"Ход винта , мм","name":"screw_stroke","_section":"load","type":"field_text","label":"Ход винта , мм","params":{"placeholder":"","name":"screw_stroke","id":"screw_stroke","value":""},"dynamics":{"email":{"enabled":"1"},"save":{"enabled":"1"}},"validation":{"required":"","optional":"","email":"","url":"","integer":"","decimal":"","number":"","regExp":"","match":"","different":"","minLength":"0","maxLength":"30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4":{"designer_label":"Количество захватов","name":"the_number_of_captures","_section":"load","type":"field_select","label":"Количество захватов","multiple":"0","params":{"name":"the_number_of_captures","id":"the_number_of_captures","data-mincharacters":"0"},"options":"2=2\r\n3=3\r\n4=4","selected":"","dynamics":{"email":{"enabled":"1"},"save":{"enabled":"1"}},"validation":{"required":"","disabled":"","rules":""},"verror":"","description":{"text":""},"tooltip":{"text":"","class":"icon info circular blue inverted small"},"states":{"hidden":"","disabled":""},"autocomplete":{"event":""},"reload":{"event":""},"searchable":"","fulltextsearch":"","allowadditions":"","attrs":"","data-values":"","container":{"class":"field","width":""},"events":[{"sign":"=","value":"","identifier":""}]},"6":{"designer_label":"Центрирование","name":"centering","_section":"load","type":"field_select","label":"Центрирование","multiple":"0","params":{"name":"centering","id":"centering","data-mincharacters":"0"},"options":"Ручное=Ручное\r\nТраверсное=Траверсное","selected":"","dynamics":{"email":{"enabled":"1"},"save":{"enabled":"1"}},"validation":{"required":"","disabled":"","rules":""},"verror":"","description":{"text":""},"tooltip":{"text":"","class":"icon info circular blue inverted small"},"states":{"hidden":"","disabled":""},"autocomplete":{"event":""},"reload":{"event":""},"searchable":"","fulltextsearch":"","allowadditions":"","attrs":"","data-values":"","container":{"class":"field","width":""},"events":[{"sign":"=","value":"","identifier":""}]},"7":{"designer_label":"Конструкция захватов","name":"the_design_of_the_grips","_section":"load","type":"field_select","label":"Конструкция захватов","multiple":"0","params":{"name":"the_design_of_the_grips","id":"the_design_of_the_grips","data-mincharacters":"0"},"options":"Лаповая=Лаповая\r\nХомут=Хомут\r\nШпилька=Шпилька","selected":"","dynamics":{"email":{"enabled":"1"},"save":{"enabled":"1"}},"validation":{"required":"","disabled":"","rules":""},"verror":"","description":{"text":""},"tooltip":{"text":"","class":"icon info circular blue inverted small"},"states":{"hidden":"","disabled":""},"autocomplete":{"event":""},"reload":{"event":""},"searchable":"","fulltextsearch":"","allowadditions":"","attrs":"","data-values":"","container":{"class":"field","width":""},"events":[{"sign":"=","value":"","identifier":""}]},"8":{"designer_label":"Венешний диаметр захвата (мм) мин","name":"external_gripper_diameter_min","_section":"load","type":"field_text","label":"Венешний диаметр захвата (мм) мин","params":{"placeholder":"","name":"external_gripper_diameter_min","id":"external_gripper_diameter_min","value":""},"dynamics":{"email":{"enabled":"1"},"save":{"enabled":"1"}},"validation":{"required":"","optional":"","email":"","url":"","integer":"","decimal":"","number":"","regExp":"","match":"","different":"","minLength":"0","maxLength":"30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9":{"designer_label":"Внешний диаметр захвата (мм) макс","name":"the_external_diameter_of_grip_max","_section":"load","type":"field_text","label":"Внешний диаметр захвата (мм) макс","params":{"placeholder":"","name":"the_external_diameter_of_grip_max","id":"the_external_diameter_of_grip_max","value":""},"dynamics":{"email":{"enabled":"1"},"save":{"enabled":"1"}},"validation":{"required":"","optional":"","email":"","url":"","integer":"","decimal":"","number":"","regExp":"","match":"","different":"","minLength":"0","maxLength":"30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10":{"designer_label":"Внутренний диаметр захвата (мм) мин","name":"inner_diameter_of_the_gripper_min","_section":"load","type":"field_text","label":"Внутренний диаметр захвата (мм) мин","params":{"placeholder":"","name":"inner_diameter_of_the_gripper_min","id":"inner_diameter_of_the_gripper_min","value":""},"dynamics":{"email":{"enabled":"1"},"save":{"enabled":"1"}},"validation":{"required":"","optional":"","email":"","url":"","integer":"","decimal":"","number":"","regExp":"","match":"","different":"","minLength":"0","maxLength":"30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11":{"designer_label":"Внутренний диаметр захвата (мм) макс","name":"inner_diameter_of_the_gripper_max","_section":"load","type":"field_text","label":"Внутренний диаметр захвата (мм) макс","params":{"placeholder":"","name":"inner_diameter_of_the_gripper_max","id":"inner_diameter_of_the_gripper_max","value":""},"dynamics":{"email":{"enabled":"1"},"save":{"enabled":"1"}},"validation":{"required":"","optional":"","email":"","url":"","integer":"","decimal":"","number":"","regExp":"","match":"","different":"","minLength":"0","maxLength":"30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12":{"designer_label":"Глубина захвата (мм) мин","name":"depth_of_capture_min","_section":"load","type":"field_text","label":"Глубина захвата (мм) мин","params":{"placeholder":"","name":"depth_of_capture_min","id":"depth_of_capture_min","value":""},"dynamics":{"email":{"enabled":"1"},"save":{"enabled":"1"}},"validation":{"required":"","optional":"","email":"","url":"","integer":"","decimal":"","number":"","regExp":"","match":"","different":"","minLength":"0","maxLength":"30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13":{"designer_label":"Глубина захвата (мм) макс","name":"gripping_depth_max","_section":"load","type":"field_text","label":"Глубина захвата (мм) макс","params":{"placeholder":"","name":"gripping_depth_max","id":"gripping_depth_max","value":""},"dynamics":{"email":{"enabled":"1"},"save":{"enabled":"1"}},"validation":{"required":"","optional":"","email":"","url":"","integer":"","decimal":"","number":"","regExp":"","match":"","different":"","minLength":"0","maxLength":"30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14":{"designer_label":"Режим работы","name":"operating_mode","_section":"load","type":"field_select","label":"Режим работы","multiple":"0","params":{"name":"operating_mode","id":"operating_mode","data-mincharacters":"0"},"options":"Кратковременный=Кратковременный\r\nПродолжительный=Продолжительный","selected":"","dynamics":{"email":{"enabled":"1"},"save":{"enabled":"1"}},"validation":{"required":"","disabled":"","rules":""},"verror":"","description":{"text":""},"tooltip":{"text":"","class":"icon info circular blue inverted small"},"states":{"hidden":"","disabled":""},"autocomplete":{"event":""},"reload":{"event":""},"searchable":"","fulltextsearch":"","allowadditions":"","attrs":"","data-values":"","container":{"class":"field","width":""},"events":[{"sign":"=","value":"","identifier":""}]},"15":{"designer_label":"Климатическое исполнение (ГОСТ 15150-69)","name":"climatic_performance","_section":"load","type":"field_select","label":"Климатическое исполнение (ГОСТ 15150-69)","multiple":"0","params":{"name":"climatic_performance","id":"climatic_performance","data-mincharacters":"0"},"options":"У=У\r\nУХЛ=УХЛ\r\nХЛ=ХЛ\r\nТВ=ТВ\r\nТС=ТС\r\nТ=Т\r\nО=О\r\nМ=М","selected":"","dynamics":{"email":{"enabled":"1"},"save":{"enabled":"1"}},"validation":{"required":"","disabled":"","rules":""},"verror":"","description":{"text":""},"tooltip":{"text":"","class":"icon info circular blue inverted small"},"states":{"hidden":"","disabled":""},"autocomplete":{"event":""},"reload":{"event":""},"searchable":"","fulltextsearch":"","allowadditions":"","attrs":"","data-values":"","container":{"class":"field","width":""},"events":[{"sign":"=","value":"","identifier":""}]},"16":{"designer_label":"Катеория изделия (ГОСТ 15150-69)","name":"product_cat","_section":"load","type":"field_select","label":"Катеория изделия (ГОСТ 15150-69)","multiple":"0","params":{"name":"product_cat","id":"product_cat","data-mincharacters":"0"},"options":"1=1\r\n1,1=1,1\r\n2=2\r\n2,1=2,1\r\n3=3\r\n3,1=3,1\r\n4=4\r\n4,1=4,1\r\n4,2=4,2\r\n5=5\r\n5,1=5,1","selected":"","dynamics":{"email":{"enabled":"1"},"save":{"enabled":"1"}},"validation":{"required":"","disabled":"","rules":""},"verror":"","description":{"text":""},"tooltip":{"text":"","class":"icon info circular blue inverted small"},"states":{"hidden":"","disabled":""},"autocomplete":{"event":""},"reload":{"event":""},"searchable":"","fulltextsearch":"","allowadditions":"","attrs":"","data-values":"","container":{"class":"field","width":""},"events":[{"sign":"=","value":"","identifier":""}]},"17":{"designer_label":"Коментарии к заказу","name":"comments_to_the_order","_section":"load","type":"field_textarea","label":"Коментарии к заказу","params":{"rows":"5","name":"comments_to_the_order","id":"comments_to_the_order","value":"","placeholder":""},"editor":{"enabled":""},"resize":{"enabled":""},"dynamics":{"email":{"enabled":"1"},"save":{"enabled":"1"}},"validation":{"required":"","optional":"","regExp":"","minLength":"","maxLength":"1500","contains":"","disabled":"","rules":""},"verror":"","description":{"text":""},"tooltip":{"text":"","class":"icon info circular blue inverted small"},"states":{"hidden":"","disabled":""},"reload":{"event":""},"attrs":"","container":{"class":"field","width":""},"events":[{"sign":"empty","value":"","identifier":""}]},"18":{"designer_label":"Прикрепить файл","name":"attachment","_section":"load","type":"field_file","label":"Прикрепить файл","multiple":"0","params":{"name":"attachment","id":"attachment"},"dynamics":{"email":{"enabled":"1"},"save":{"enabled":"1"},"upload":{"enabled":"1"},"attach":{"enabled":"1"}},"extensions":"jpg,jpeg,png,gif,pdf,doc,docx,txt,zip","max_size":"2000","file_extension_error":"File extension is not permitted","max_size_error":"File size overlimit","validation":{"required":"","optional":"","disabled":"","rules":""},"verror":"","description":{"text":""},"tooltip":{"text":"","class":"icon info circular blue inverted small"},"states":{"hidden":"","disabled":""},"ghost":{"enabled":"1","value":""},"reload":{"event":""},"attrs":"","container":{"class":"field","width":""},"events":[{"sign":"empty","value":"","identifier":""}]},"101":{"designer_label":"Блок контактов","name":"contact_area_container","_section":"load","type":"area_container","id":"contact_area_container","class":"ui container","fluid":"fluid","alignment":"","reload":{"event":""},"attrs":"","body":{"minimized":"0"}},"102":{"designer_label":"Контактная информация","name":"divider30","_section":"contact_area_container\/body","type":"divider","tag":"div","text":"Контактная информация","hidden":"","section":"1"},"103":{"designer_label":"Электронная почта","name":"customer_emal","_section":"contact_area_container\/body","type":"field_text","label":"Электронная почта","params":{"placeholder":"email@zavodpro.ru","name":"customer_emal","id":"customer_emal","value":""},"dynamics":{"email":{"enabled":"1"},"save":{"enabled":"1"}},"validation":{"required":"true","optional":"","email":"true","url":"","integer":"","decimal":"","number":"","regExp":"","match":"","different":"","minLength":"","maxLength":"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104":{"designer_label":"Организация","name":"customer_organization","_section":"contact_area_container\/body","type":"field_text","label":"Организация","params":{"placeholder":"\"ТД \"ЗАВОД ПРОМЫШЛЕННОГО ОБОРУДОВАНИЯ\"","name":"customer_organization","id":"customer_organization","value":""},"dynamics":{"email":{"enabled":"1"},"save":{"enabled":"1"}},"validation":{"required":"true","optional":"","email":"","url":"","integer":"","decimal":"","number":"","regExp":"","match":"","different":"","minLength":"","maxLength":"200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105":{"designer_label":"ИНН организации","name":"customer_org_inn","_section":"contact_area_container\/body","type":"field_text","label":"ИНН организации","params":{"placeholder":"7804548248","name":"customer_org_inn","id":"customer_org_inn","value":""},"dynamics":{"email":{"enabled":"1"},"save":{"enabled":"1"}},"validation":{"required":"true","optional":"","email":"","url":"","integer":"true","decimal":"","number":"","regExp":"","match":"","different":"","minLength":"10","maxLength":"10","contains":"","disabled":"","rules":""},"verror":"ИНН введен неверно","inputmask":"","description":{"text":""},"tooltip":{"text":"","class":"icon info circular blue inverted small"},"states":{"hidden":"","disabled":""},"reload":{"event":""},"attrs":"","container":{"class":"field","width":""},"events":[{"sign":"=","value":"","identifier":""}]},"106":{"designer_label":"Ф.И.О.","name":"customer_name","_section":"contact_area_container\/body","type":"field_text","label":"Ф.И.О.","params":{"placeholder":"Иванов Иван Иванович","name":"customer_name","id":"customer_name","value":""},"dynamics":{"email":{"enabled":"1"},"save":{"enabled":"1"}},"validation":{"required":"true","optional":"","email":"","url":"","integer":"","decimal":"","number":"","regExp":"","match":"","different":"","minLength":"","maxLength":"300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107":{"designer_label":"Телефон","name":"customer_phone","_section":"contact_area_container\/body","type":"field_text","label":"Телефон","params":{"placeholder":"","name":"customer_phone","id":"customer_phone","value":""},"dynamics":{"email":{"enabled":"1"},"save":{"enabled":"1"}},"validation":{"required":"true","optional":"","email":"","url":"","integer":"","decimal":"","number":"","regExp":"","match":"","different":"","minLength":"","maxLength":"","contains":"","disabled":"","rules":""},"verror":"","inputmask":"mask:+9(999)999-9999","description":{"text":""},"tooltip":{"text":"","class":"icon info circular blue inverted small"},"states":{"hidden":"","disabled":""},"reload":{"event":""},"attrs":"","container":{"class":"field","width":""},"events":[{"sign":"=","value":"","identifier":""}]},"108":{"designer_label":"Проверка для защиты от спама","name":"google_nocaptcha4","_section":"contact_area_container\/body","type":"google_nocaptcha","label":"Проверка для защиты от спама","site_key":"6LfyCdUUAAAAAIO1Rg8yHzvzazqpYjWKiBE9nzFG","secret_key":"6LfyCdUUAAAAAA84UT6BKknlNpdo5xpifSR1S_R1","failed_error":"You didn't pass the NoCaptcha verification.","theme":"light","lang":"{language:short}"},"109":{"designer_label":"Отправиь запрос","name":"button_send_inquiry","_section":"contact_area_container\/body","type":"field_button","params":{"type":"submit","name":"button_send_inquiry","id":"button_send_inquiry","value":"","data-selections":"0","data-message":"Please make a selection from the list"},"content":"Отправиь запрос","color":"grey","class":"","fluid":"0","attrs":"","container":{"class":""},"toolbar":{"enabled":"0"},"events":[{"sign":"click","identifier":""}]}}</text:p>
          </table:table-cell>
          <table:table-cell office:value-type="string" calcext:value-type="string">
            <text:p>{"1":{"designer_label":"","name":"validate_fields1","_event":"submit","type":"validate_fields","enabled":"1","list_errors":"1","data_provider":"{data:}","error_message":"Please provide all the required info.","fields_selection":"","fields_list":"","success":{"minimized":"0"},"fail":{"minimized":"0"}},"6":{"designer_label":"Письмо заводу","name":"email6","_event":"validate_fields1\/success","type":"email","enabled":"1","recipients":"bas@zavodpro.ru,medtaxi@yandex.ru","subject":"Съемник на заказ","body":"","autoemail":"2","mode":"html","advanced_template":"","autofields":"1","attachments":"","reply_email":"{data:customer_emal}","reply_name":"{data:customer_name}","from_email":"","from_name":"Завод промышленного оборудования","cc":"","bcc":"","template":{"header":"","body":"","footer":""},"encrypted":"","gpg_sec_key":""},"8":{"designer_label":"Письмо заказчику","name":"email8","_event":"validate_fields1\/success","type":"email","enabled":"1","recipients":"{data:customer_emal}","subject":"Съемник на заказ","body":"","autoemail":"2","mode":"html","advanced_template":"","autofields":"1","attachments":"","reply_email":"bas@zavodpro.ru","reply_name":"Бондырев Александр Сергеевич","from_email":"","from_name":"Завод промышленного оборудования","cc":"","bcc":"","template":{"header":"","body":"","footer":""},"encrypted":"","gpg_sec_key":""},"5":{"designer_label":"Запрос отправлен","name":"message5","_event":"validate_fields1\/success","type":"message","message_type":"success","location":"","content":"Благодарим вас за обращение в нашу компанию. В ближайшее время наши сотрудники рассмотрят ваш запрос и свяжутся с вами."},"2":{"designer_label":"","name":"event_load2","_event":"validate_fields1\/fail","type":"event_load","event_name":"load","stop":"1"}}</text:p>
          </table:table-cell>
          <table:table-cell office:value-type="string" calcext:value-type="string">
            <text:p>{"en_GB":{"name":"en_GB","content":""},"ru_RU":{"name":"ru_RU","content":""}}</text:p>
          </table:table-cell>
          <table:table-cell office:value-type="string" calcext:value-type="string">
            <text:p>[]</text:p>
          </table:table-cell>
        </table:table-row>
        <table:table-row table:style-name="ro1" table:number-rows-repeated="7"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Домкрат гидравлический по параметрам заказчика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ustom_domkrat_hydro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{"type":"form","events_ordered":"1","multipage":"","ajax":"","validate_fields":"1","check_security":"1","upload_files":"1","log":{"enabled":""},"debug":"","permissions":{"app":""},"404_default":"1","limited_edition":"1","_version":"610"}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{"load":{"name":"load","minimized":"0","auto_view":"1","debug":"","type":""},"submit":{"name":"submit","minimized":"0","auto_view":"1","debug":"","type":""}}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{"1":{"designer_label":"Домкрат гидравлический","name":"hydraulic_jack","_section":"load","type":"divider","tag":"div","text":"Домкрат гидравлический","hidden":"","section":"1"},"2":{"designer_label":"Грузоподъемность , тc","name":"carrying","_section":"load","type":"field_text","label":"Грузоподъемность , тc","params":{"placeholder":"","name":"carrying","id":"carrying","value":""},"dynamics":{"email":{"enabled":"1"},"save":{"enabled":"1"}},"validation":{"required":"","optional":"","email":"","url":"","integer":"","decimal":"","number":"","regExp":"","match":"","different":"","minLength":"0","maxLength":"30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3":{"designer_label":"Ход штока , мм","name":"stock_stroke","_section":"load","type":"field_text","label":"Ход штока , мм","params":{"placeholder":"","name":"stock_stroke","id":"stock_stroke","value":""},"dynamics":{"email":{"enabled":"1"},"save":{"enabled":"1"}},"validation":{"required":"","optional":"","email":"","url":"","integer":"","decimal":"","number":"","regExp":"","match":"","different":"","minLength":"0","maxLength":"30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4":{"designer_label":"Возврат штока","name":"stock_return_type","_section":"load","type":"field_select","label":"Возврат штока","multiple":"0","params":{"name":"stock_return_type","id":"stock_return_type","data-mincharacters":"0"},"options":"Пружинный=Пружинный\r\nГидравлический=Гидравлический\r\nГравитационный=Гравитационный","selected":"","dynamics":{"email":{"enabled":"1"},"save":{"enabled":"1"}},"validation":{"required":"","disabled":"","rules":""},"verror":"","description":{"text":""},"tooltip":{"text":"","class":"icon info circular blue inverted small"},"states":{"hidden":"","disabled":""},"autocomplete":{"event":""},"reload":{"event":""},"searchable":"","fulltextsearch":"","allowadditions":"","attrs":"","data-values":"","container":{"class":"field","width":""},"events":[{"sign":"=","value":"","identifier":""}]},"5":{"designer_label":"Материал","name":"material","_section":"load","type":"field_select","label":"Материал","multiple":"0","params":{"name":"material","id":"material","data-mincharacters":"0"},"options":"Сталь=Сталь\r\nАлюминий=Алюминий","selected":"","dynamics":{"email":{"enabled":"1"},"save":{"enabled":"1"}},"validation":{"required":"","disabled":"","rules":""},"verror":"","description":{"text":""},"tooltip":{"text":"","class":"icon info circular blue inverted small"},"states":{"hidden":"","disabled":""},"autocomplete":{"event":""},"reload":{"event":""},"searchable":"","fulltextsearch":"","allowadditions":"","attrs":"","data-values":"","container":{"class":"field","width":""},"events":[{"sign":"=","value":"","identifier":""}]},"6":{"designer_label":"Рабочее давление, Мпа","name":"working_pressure","_section":"load","type":"field_text","label":"Рабочее давление, Мпа","params":{"placeholder":"","name":"working_pressure","id":"working_pressure","value":""},"dynamics":{"email":{"enabled":"1"},"save":{"enabled":"1"}},"validation":{"required":"","optional":"","email":"","url":"","integer":"","decimal":"","number":"","regExp":"","match":"","different":"","minLength":"0","maxLength":"30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7":{"designer_label":"Резьба подводящего отверстия","name":"thread_the_inlet_hole","_section":"load","type":"field_text","label":"Резьба подводящего отверстия","params":{"placeholder":"","name":"thread_the_inlet_hole","id":"thread_the_inlet_hole","value":""},"dynamics":{"email":{"enabled":"1"},"save":{"enabled":"1"}},"validation":{"required":"","optional":"","email":"","url":"","integer":"","decimal":"","number":"","regExp":"","match":"","different":"","minLength":"0","maxLength":"30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8":{"designer_label":"Диаметр корпуса, мм","name":"case_diameter","_section":"load","type":"field_text","label":"Диаметр корпуса, мм","params":{"placeholder":"","name":"case_diameter","id":"case_diameter","value":""},"dynamics":{"email":{"enabled":"1"},"save":{"enabled":"1"}},"validation":{"required":"","optional":"","email":"","url":"","integer":"","decimal":"","number":"","regExp":"","match":"","different":"","minLength":"0","maxLength":"30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9":{"designer_label":"Высота домкрата с опорой, мм","name":"the_height_of_the_jack_with_support","_section":"load","type":"field_text","label":"Высота домкрата с опорой, мм","params":{"placeholder":"","name":"the_height_of_the_jack_with_support","id":"the_height_of_the_jack_with_support","value":""},"dynamics":{"email":{"enabled":"1"},"save":{"enabled":"1"}},"validation":{"required":"","optional":"","email":"","url":"","integer":"","decimal":"","number":"","regExp":"","match":"","different":"","minLength":"0","maxLength":"30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10":{"designer_label":"Резьба наружная на корпусе","name":"external_thread_on_the_body","_section":"load","type":"field_text","label":"Резьба наружная на корпусе","params":{"placeholder":"","name":"external_thread_on_the_body","id":"external_thread_on_the_body","value":""},"dynamics":{"email":{"enabled":"1"},"save":{"enabled":"1"}},"validation":{"required":"","optional":"","email":"","url":"","integer":"","decimal":"","number":"","regExp":"","match":"","different":"","minLength":"0","maxLength":"30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11":{"designer_label":"Количество отверстий в дне","name":"number_of_holes_in_the_bottom","_section":"load","type":"field_text","label":"Количество отверстий в дне","params":{"placeholder":"","name":"number_of_holes_in_the_bottom","id":"number_of_holes_in_the_bottom","value":""},"dynamics":{"email":{"enabled":"1"},"save":{"enabled":"1"}},"validation":{"required":"","optional":"","email":"","url":"","integer":"","decimal":"","number":"","regExp":"","match":"","different":"","minLength":"0","maxLength":"30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12":{"designer_label":"Резьба в дне, мм","name":"thread_in_the_bottom","_section":"load","type":"field_text","label":"Резьба в дне, мм","params":{"placeholder":"","name":"thread_in_the_bottom","id":"thread_in_the_bottom","value":""},"dynamics":{"email":{"enabled":"1"},"save":{"enabled":"1"}},"validation":{"required":"","optional":"","email":"","url":"","integer":"","decimal":"","number":"","regExp":"","match":"","different":"","minLength":"0","maxLength":"30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13":{"designer_label":"Резьба в штоке, мм","name":"thread_in_stock","_section":"load","type":"field_text","label":"Резьба в штоке, мм","params":{"placeholder":"","name":"thread_in_stock","id":"thread_in_stock","value":""},"dynamics":{"email":{"enabled":"1"},"save":{"enabled":"1"}},"validation":{"required":"","optional":"","email":"","url":"","integer":"","decimal":"","number":"","regExp":"","match":"","different":"","minLength":"0","maxLength":"30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14":{"designer_label":"Резьба на штоке, мм","name":"thread_on_the_rod","_section":"load","type":"field_text","label":"Резьба на штоке, мм","params":{"placeholder":"","name":"thread_on_the_rod","id":"thread_on_the_rod","value":""},"dynamics":{"email":{"enabled":"1"},"save":{"enabled":"1"}},"validation":{"required":"","optional":"","email":"","url":"","integer":"","decimal":"","number":"","regExp":"","match":"","different":"","minLength":"0","maxLength":"30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15":{"designer_label":"Опора на штоке","name":"support_on_the_rod","_section":"load","type":"field_select","label":"Опора на штоке","multiple":"0","params":{"name":"support_on_the_rod","id":"support_on_the_rod","data-mincharacters":"0"},"options":"Плавающая=Плавающая\r\nРифленная=Рифленная\r\nНет=Нет","selected":"","dynamics":{"email":{"enabled":"1"},"save":{"enabled":"1"}},"validation":{"required":"","disabled":"","rules":""},"verror":"","description":{"text":""},"tooltip":{"text":"","class":"icon info circular blue inverted small"},"states":{"hidden":"","disabled":""},"autocomplete":{"event":""},"reload":{"event":""},"searchable":"","fulltextsearch":"","allowadditions":"","attrs":"","data-values":"","container":{"class":"field","width":""},"events":[{"sign":"=","value":"","identifier":""}]},"16":{"designer_label":"Количество проставок","name":"number_of_spacers","_section":"load","type":"field_text","label":"Количество проставок","params":{"placeholder":"","name":"number_of_spacers","id":"number_of_spacers","value":""},"dynamics":{"email":{"enabled":"1"},"save":{"enabled":"1"}},"validation":{"required":"","optional":"","email":"","url":"","integer":"","decimal":"","number":"","regExp":"","match":"","different":"","minLength":"0","maxLength":"30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17":{"designer_label":"Высота проставок, мм","name":"spacer_height","_section":"load","type":"field_text","label":"Высота проставок, мм","params":{"placeholder":"","name":"spacer_height","id":"spacer_height","value":""},"dynamics":{"email":{"enabled":"1"},"save":{"enabled":"1"}},"validation":{"required":"","optional":"","email":"","url":"","integer":"","decimal":"","number":"","regExp":"","match":"","different":"","minLength":"0","maxLength":"30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18":{"designer_label":"Наличие фиксирующей гайки на штоке","name":"the_presence_of_a_locking_nut_on_the_rod","_section":"load","type":"field_checkbox","label":"Наличие фиксирующей гайки на штоке","params":{"name":"the_presence_of_a_locking_nut_on_the_rod","id":"the_presence_of_a_locking_nut_on_the_rod","value":"Да","data-value":""},"style":"","checked":"","dynamics":{"email":{"enabled":"1"},"save":{"enabled":"1"}},"validation":{"required":"","disabled":"","rules":""},"verror":"","description":{"text":""},"tooltip":{"text":"","class":"icon info circular blue inverted small"},"states":{"hidden":"","disabled":""},"ghost":{"enabled":"1","value":""},"checked_provider":"","reload":{"event":""},"attrs":"","container":{"class":"field"},"events":[{"sign":"=","identifier":""}]},"19":{"designer_label":"Количество штоков","name":"the_number_of_stocks","_section":"load","type":"field_text","label":"Количество штоков","params":{"placeholder":"","name":"the_number_of_stocks","id":"the_number_of_stocks","value":""},"dynamics":{"email":{"enabled":"1"},"save":{"enabled":"1"}},"validation":{"required":"","optional":"","email":"","url":"","integer":"","decimal":"","number":"","regExp":"","match":"","different":"","minLength":"0","maxLength":"30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20":{"designer_label":"Диаметр отверстия в штоке,мм","name":"diameter_of_the_hole_in_the_rod","_section":"load","type":"field_text","label":"Диаметр отверстия в штоке,мм","params":{"placeholder":"","name":"diameter_of_the_hole_in_the_rod","id":"diameter_of_the_hole_in_the_rod","value":""},"dynamics":{"email":{"enabled":"1"},"save":{"enabled":"1"}},"validation":{"required":"","optional":"","email":"","url":"","integer":"","decimal":"","number":"","regExp":"","match":"","different":"","minLength":"0","maxLength":"30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21":{"designer_label":"Режим работы","name":"operating_mode","_section":"load","type":"field_select","label":"Режим работы","multiple":"0","params":{"name":"operating_mode","id":"operating_mode","data-mincharacters":"0"},"options":"Кратковременный=Кратковременный\r\nПродолжительный=Продолжительный","selected":"","dynamics":{"email":{"enabled":"1"},"save":{"enabled":"1"}},"validation":{"required":"","disabled":"","rules":""},"verror":"","description":{"text":""},"tooltip":{"text":"","class":"icon info circular blue inverted small"},"states":{"hidden":"","disabled":""},"autocomplete":{"event":""},"reload":{"event":""},"searchable":"","fulltextsearch":"","allowadditions":"","attrs":"","data-values":"","container":{"class":"field","width":""},"events":[{"sign":"=","value":"","identifier":""}]},"22":{"designer_label":"Климатическое исполнение (ГОСТ 15150-69)","name":"climatic_performance","_section":"load","type":"field_select","label":"Климатическое исполнение (ГОСТ 15150-69)","multiple":"0","params":{"name":"climatic_performance","id":"climatic_performance","data-mincharacters":"0"},"options":"У=У\r\nУХЛ=УХЛ\r\nХЛ=ХЛ\r\nТВ=ТВ\r\nТС=ТС\r\nТ=Т\r\nО=О\r\nМ=М","selected":"","dynamics":{"email":{"enabled":"1"},"save":{"enabled":"1"}},"validation":{"required":"","disabled":"","rules":""},"verror":"","description":{"text":""},"tooltip":{"text":"","class":"icon info circular blue inverted small"},"states":{"hidden":"","disabled":""},"autocomplete":{"event":""},"reload":{"event":""},"searchable":"","fulltextsearch":"","allowadditions":"","attrs":"","data-values":"","container":{"class":"field","width":""},"events":[{"sign":"=","value":"","identifier":""}]},"23":{"designer_label":"Катеория изделия (ГОСТ 15150-69)","name":"product_cat","_section":"load","type":"field_select","label":"Катеория изделия (ГОСТ 15150-69)","multiple":"0","params":{"name":"product_cat","id":"product_cat","data-mincharacters":"0"},"options":"1=1\r\n1,1=1,1\r\n2=2\r\n2,1=2,1\r\n3=3\r\n3,1=3,1\r\n4=4\r\n4,1=4,1\r\n4,2=4,2\r\n5=5\r\n5,1=5,1","selected":"","dynamics":{"email":{"enabled":"1"},"save":{"enabled":"1"}},"validation":{"required":"","disabled":"","rules":""},"verror":"","description":{"text":""},"tooltip":{"text":"","class":"icon info circular blue inverted small"},"states":{"hidden":"","disabled":""},"autocomplete":{"event":""},"reload":{"event":""},"searchable":"","fulltextsearch":"","allowadditions":"","attrs":"","data-values":"","container":{"class":"field","width":""},"events":[{"sign":"=","value":"","identifier":""}]},"24":{"designer_label":"Коментарии к заказу","name":"comments_to_the_order","_section":"load","type":"field_textarea","label":"Коментарии к заказу","params":{"rows":"5","name":"comments_to_the_order","id":"comments_to_the_order","value":"","placeholder":""},"editor":{"enabled":""},"resize":{"enabled":""},"dynamics":{"email":{"enabled":"1"},"save":{"enabled":"1"}},"validation":{"required":"","optional":"","regExp":"","minLength":"","maxLength":"1500","contains":"","disabled":"","rules":""},"verror":"","description":{"text":""},"tooltip":{"text":"","class":"icon info circular blue inverted small"},"states":{"hidden":"","disabled":""},"reload":{"event":""},"attrs":"","container":{"class":"field","width":""},"events":[{"sign":"empty","value":"","identifier":""}]},"25":{"designer_label":"Прикрепить файл","name":"attachment","_section":"load","type":"field_file","label":"Прикрепить файл","multiple":"0","params":{"name":"attachment","id":"attachment"},"dynamics":{"email":{"enabled":"1"},"save":{"enabled":"1"},"upload":{"enabled":"1"},"attach":{"enabled":"1"}},"extensions":"jpg,jpeg,png,gif,pdf,doc,docx,txt,zip","max_size":"2000","file_extension_error":"File extension is not permitted","max_size_error":"File size overlimit","validation":{"required":"","optional":"","disabled":"","rules":""},"verror":"","description":{"text":""},"tooltip":{"text":"","class":"icon info circular blue inverted small"},"states":{"hidden":"","disabled":""},"ghost":{"enabled":"1","value":""},"reload":{"event":""},"attrs":"","container":{"class":"field","width":""},"events":[{"sign":"empty","value":"","identifier":""}]},"101":{"designer_label":"Блок контактов","name":"contact_area_container","_section":"load","type":"area_container","id":"contact_area_container","class":"ui container","fluid":"fluid","alignment":"","reload":{"event":""},"attrs":"","body":{"minimized":"0"}},"102":{"designer_label":"Контактная информация","name":"divider30","_section":"contact_area_container\/body","type":"divider","tag":"div","text":"Контактная информация","hidden":"","section":"1"},"103":{"designer_label":"Электронная почта","name":"customer_emal","_section":"contact_area_container\/body","type":"field_text","label":"Электронная почта","params":{"placeholder":"email@zavodpro.ru","name":"customer_emal","id":"customer_emal","value":""},"dynamics":{"email":{"enabled":"1"},"save":{"enabled":"1"}},"validation":{"required":"true","optional":"","email":"true","url":"","integer":"","decimal":"","number":"","regExp":"","match":"","different":"","minLength":"","maxLength":"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104":{"designer_label":"Организация","name":"customer_organization","_section":"contact_area_container\/body","type":"field_text","label":"Организация","params":{"placeholder":"\"ТД \"ЗАВОД ПРОМЫШЛЕННОГО ОБОРУДОВАНИЯ\"","name":"customer_organization","id":"customer_organization","value":""},"dynamics":{"email":{"enabled":"1"},"save":{"enabled":"1"}},"validation":{"required":"true","optional":"","email":"","url":"","integer":"","decimal":"","number":"","regExp":"","match":"","different":"","minLength":"","maxLength":"200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105":{"designer_label":"ИНН организации","name":"customer_org_inn","_section":"contact_area_container\/body","type":"field_text","label":"ИНН организации","params":{"placeholder":"7804548248","name":"customer_org_inn","id":"customer_org_inn","value":""},"dynamics":{"email":{"enabled":"1"},"save":{"enabled":"1"}},"validation":{"required":"true","optional":"","email":"","url":"","integer":"true","decimal":"","number":"","regExp":"","match":"","different":"","minLength":"10","maxLength":"10","contains":"","disabled":"","rules":""},"verror":"ИНН введен неверно","inputmask":"","description":{"text":""},"tooltip":{"text":"","class":"icon info circular blue inverted small"},"states":{"hidden":"","disabled":""},"reload":{"event":""},"attrs":"","container":{"class":"field","width":""},"events":[{"sign":"=","value":"","identifier":""}]},"106":{"designer_label":"Ф.И.О.","name":"customer_name","_section":"contact_area_container\/body","type":"field_text","label":"Ф.И.О.","params":{"placeholder":"Иванов Иван Иванович","name":"customer_name","id":"customer_name","value":""},"dynamics":{"email":{"enabled":"1"},"save":{"enabled":"1"}},"validation":{"required":"true","optional":"","email":"","url":"","integer":"","decimal":"","number":"","regExp":"","match":"","different":"","minLength":"","maxLength":"300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107":{"designer_label":"Телефон","name":"customer_phone","_section":"contact_area_container\/body","type":"field_text","label":"Телефон","params":{"placeholder":"","name":"customer_phone","id":"customer_phone","value":""},"dynamics":{"email":{"enabled":"1"},"save":{"enabled":"1"}},"validation":{"required":"true","optional":"","email":"","url":"","integer":"","decimal":"","number":"","regExp":"","match":"","different":"","minLength":"","maxLength":"","contains":"","disabled":"","rules":""},"verror":"","inputmask":"mask:+9(999)999-9999","description":{"text":""},"tooltip":{"text":"","class":"icon info circular blue inverted small"},"states":{"hidden":"","disabled":""},"reload":{"event":""},"attrs":"","container":{"class":"field","width":""},"events":[{"sign":"=","value":"","identifier":""}]},"108":{"designer_label":"Проверка для защиты от спама","name":"google_nocaptcha4","_section":"contact_area_container\/body","type":"google_nocaptcha","label":"Проверка для защиты от спама","site_key":"6LfyCdUUAAAAAIO1Rg8yHzvzazqpYjWKiBE9nzFG","secret_key":"6LfyCdUUAAAAAA84UT6BKknlNpdo5xpifSR1S_R1","failed_error":"You didn't pass the NoCaptcha verification.","theme":"light","lang":"{language:short}"},"109":{"designer_label":"Отправиь запрос","name":"button_send_inquiry","_section":"contact_area_container\/body","type":"field_button","params":{"type":"submit","name":"button_send_inquiry","id":"button_send_inquiry","value":"","data-selections":"0","data-message":"Please make a selection from the list"},"content":"Отправиь запрос","color":"grey","class":"","fluid":"0","attrs":"","container":{"class":""},"toolbar":{"enabled":"0"},"events":[{"sign":"click","identifier":""}]}}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{"1":{"designer_label":"","name":"validate_fields1","_event":"submit","type":"validate_fields","enabled":"1","list_errors":"1","data_provider":"{data:}","error_message":"Please provide all the required info.","fields_selection":"","fields_list":"","success":{"minimized":"0"},"fail":{"minimized":"0"}},"6":{"designer_label":"Письмо заводу","name":"email6","_event":"validate_fields1\/success","type":"email","enabled":"1","recipients":"bas@zavodpro.ru,medtaxi@yandex.ru","subject":"Домкрат на заказ","body":"","autoemail":"2","mode":"html","advanced_template":"","autofields":"1","attachments":"","reply_email":"{data:customer_emal}","reply_name":"{data:customer_name}","from_email":"","from_name":"Завод промышленного оборудования","cc":"","bcc":"","template":{"header":"","body":"","footer":""},"encrypted":"","gpg_sec_key":""},"8":{"designer_label":"Письмо заказчику","name":"email8","_event":"validate_fields1\/success","type":"email","enabled":"1","recipients":"{data:customer_emal}","subject":"Домкрат на заказ","body":"","autoemail":"2","mode":"html","advanced_template":"","autofields":"1","attachments":"","reply_email":"bas@zavodpro.ru","reply_name":"Бондырев Александр Сергеевич","from_email":"","from_name":"Завод промышленного оборудования","cc":"","bcc":"","template":{"header":"","body":"","footer":""},"encrypted":"","gpg_sec_key":""},"5":{"designer_label":"Запрос отправлен","name":"message5","_event":"validate_fields1\/success","type":"message","message_type":"success","location":"","content":"Благодарим вас за обращение в нашу компанию. В ближайшее время наши сотрудники рассмотрят ваш запрос и свяжутся с вами."},"2":{"designer_label":"","name":"event_load2","_event":"validate_fields1\/fail","type":"event_load","event_name":"load","stop":"1"}}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{"1":{"designer_label":"Домкрат гидравлический","name":"hydraulic_jack","_section":"load","type":"divider","tag":"div","text":"Домкрат гидравлический","hidden":"","section":"1"},"2":{"designer_label":"Грузоподъемность,тc","name":"carrying","_section":"load","type":"field_text","label":"Грузоподъемность,тc","params":{"placeholder":"","name":"carrying","id":"carrying","value":""},"dynamics":{"email":{"enabled":"1"},"save":{"enabled":"1"}},"validation":{"required":"","optional":"","email":"","url":"","integer":"","decimal":"","number":"","regExp":"","match":"","different":"","minLength":"0","maxLength":"30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3":{"designer_label":"Ход штока,мм","name":"stock_stroke","_section":"load","type":"field_text","label":"Ход штока,мм","params":{"placeholder":"","name":"stock_stroke","id":"stock_stroke","value":""},"dynamics":{"email":{"enabled":"1"},"save":{"enabled":"1"}},"validation":{"required":"","optional":"","email":"","url":"","integer":"","decimal":"","number":"","regExp":"","match":"","different":"","minLength":"0","maxLength":"30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4":{"designer_label":"Возврат штока","name":"stock_return_type","_section":"load","type":"field_select","label":"Возврат штока","multiple":"0","params":{"name":"stock_return_type","id":"stock_return_type","data-mincharacters":"0"},"options":"Электродвигатель переменного тока 380В,трехфазный,50 Гц=Электродвигатель переменного тока 380В,трехфазный,50 Гц\r\nЭлектродвигатель переменного тока 220В,однофазный,50 Гц=Электродвигатель переменного тока 220В,однофазный,50 Гц\r\nЭлектродвигатель переменного тока взрывозащищенный=Электродвигатель переменного тока взрывозащищенный\r\nБензодвигатель=Бензодвигатель\r\nПневмодвигатель=Пневмодвигатель","selected":"","dynamics":{"email":{"enabled":"1"},"save":{"enabled":"1"}},"validation":{"required":"","disabled":"","rules":""},"verror":"","description":{"text":""},"tooltip":{"text":"","class":"icon info circular blue inverted small"},"states":{"hidden":"","disabled":""},"autocomplete":{"event":""},"reload":{"event":""},"searchable":"","fulltextsearch":"","allowadditions":"","attrs":"","data-values":"","container":{"class":"field","width":""},"events":[{"sign":"=","value":"","identifier":""}]},"5":{"designer_label":"Материал","name":"material","_section":"load","type":"field_select","label":"Материал","multiple":"0","params":{"name":"material","id":"material","data-mincharacters":"0"},"options":"Электродвигатель переменного тока 380В,трехфазный,50 Гц=Электродвигатель переменного тока 380В,трехфазный,50 Гц\r\nЭлектродвигатель переменного тока 220В,однофазный,50 Гц=Электродвигатель переменного тока 220В,однофазный,50 Гц\r\nЭлектродвигатель переменного тока взрывозащищенный=Электродвигатель переменного тока взрывозащищенный\r\nБензодвигатель=Бензодвигатель\r\nПневмодвигатель=Пневмодвигатель","selected":"","dynamics":{"email":{"enabled":"1"},"save":{"enabled":"1"}},"validation":{"required":"","disabled":"","rules":""},"verror":"","description":{"text":""},"tooltip":{"text":"","class":"icon info circular blue inverted small"},"states":{"hidden":"","disabled":""},"autocomplete":{"event":""},"reload":{"event":""},"searchable":"","fulltextsearch":"","allowadditions":"","attrs":"","data-values":"","container":{"class":"field","width":""},"events":[{"sign":"=","value":"","identifier":""}]},"6":{"designer_label":"Рабочее давление,Мпа","name":"working_pressure","_section":"load","type":"field_text","label":"Рабочее давление,Мпа","params":{"placeholder":"","name":"working_pressure","id":"working_pressure","value":""},"dynamics":{"email":{"enabled":"1"},"save":{"enabled":"1"}},"validation":{"required":"","optional":"","email":"","url":"","integer":"","decimal":"","number":"","regExp":"","match":"","different":"","minLength":"0","maxLength":"30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7":{"designer_label":"Резьба подводящего отверстия","name":"thread_the_inlet_hole","_section":"load","type":"field_text","label":"Резьба подводящего отверстия","params":{"placeholder":"","name":"thread_the_inlet_hole","id":"thread_the_inlet_hole","value":""},"dynamics":{"email":{"enabled":"1"},"save":{"enabled":"1"}},"validation":{"required":"","optional":"","email":"","url":"","integer":"","decimal":"","number":"","regExp":"","match":"","different":"","minLength":"0","maxLength":"30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8":{"designer_label":"Диаметр корпуса,мм","name":"case_diameter","_section":"load","type":"field_text","label":"Диаметр корпуса,мм","params":{"placeholder":"","name":"case_diameter","id":"case_diameter","value":""},"dynamics":{"email":{"enabled":"1"},"save":{"enabled":"1"}},"validation":{"required":"","optional":"","email":"","url":"","integer":"","decimal":"","number":"","regExp":"","match":"","different":"","minLength":"0","maxLength":"30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9":{"designer_label":"Высота домкрата с опорой,мм","name":"the_height_of_the_jack_with_support","_section":"load","type":"field_text","label":"Высота домкрата с опорой,мм","params":{"placeholder":"","name":"the_height_of_the_jack_with_support","id":"the_height_of_the_jack_with_support","value":""},"dynamics":{"email":{"enabled":"1"},"save":{"enabled":"1"}},"validation":{"required":"","optional":"","email":"","url":"","integer":"","decimal":"","number":"","regExp":"","match":"","different":"","minLength":"0","maxLength":"30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10":{"designer_label":"Резьба наружная на корпусе","name":"external_thread_on_the_body","_section":"load","type":"field_text","label":"Резьба наружная на корпусе","params":{"placeholder":"","name":"external_thread_on_the_body","id":"external_thread_on_the_body","value":""},"dynamics":{"email":{"enabled":"1"},"save":{"enabled":"1"}},"validation":{"required":"","optional":"","email":"","url":"","integer":"","decimal":"","number":"","regExp":"","match":"","different":"","minLength":"0","maxLength":"30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11":{"designer_label":"Количество отверстий в дне","name":"number_of_holes_in_the_bottom","_section":"load","type":"field_text","label":"Количество отверстий в дне","params":{"placeholder":"","name":"number_of_holes_in_the_bottom","id":"number_of_holes_in_the_bottom","value":""},"dynamics":{"email":{"enabled":"1"},"save":{"enabled":"1"}},"validation":{"required":"","optional":"","email":"","url":"","integer":"","decimal":"","number":"","regExp":"","match":"","different":"","minLength":"0","maxLength":"30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12":{"designer_label":"Резьба в дне,мм","name":"thread_in_the_bottom","_section":"load","type":"field_text","label":"Резьба в дне,мм","params":{"placeholder":"","name":"thread_in_the_bottom","id":"thread_in_the_bottom","value":""},"dynamics":{"email":{"enabled":"1"},"save":{"enabled":"1"}},"validation":{"required":"","optional":"","email":"","url":"","integer":"","decimal":"","number":"","regExp":"","match":"","different":"","minLength":"0","maxLength":"30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13":{"designer_label":"Резьба в штоке,мм","name":"thread_in_stock","_section":"load","type":"field_text","label":"Резьба в штоке,мм","params":{"placeholder":"","name":"thread_in_stock","id":"thread_in_stock","value":""},"dynamics":{"email":{"enabled":"1"},"save":{"enabled":"1"}},"validation":{"required":"","optional":"","email":"","url":"","integer":"","decimal":"","number":"","regExp":"","match":"","different":"","minLength":"0","maxLength":"30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14":{"designer_label":"Резьба на штоке,мм","name":"thread_on_the_rod","_section":"load","type":"field_text","label":"Резьба на штоке,мм","params":{"placeholder":"","name":"thread_on_the_rod","id":"thread_on_the_rod","value":""},"dynamics":{"email":{"enabled":"1"},"save":{"enabled":"1"}},"validation":{"required":"","optional":"","email":"","url":"","integer":"","decimal":"","number":"","regExp":"","match":"","different":"","minLength":"0","maxLength":"30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15":{"designer_label":"Опора на штоке","name":"support_on_the_rod","_section":"load","type":"field_select","label":"Опора на штоке","multiple":"0","params":{"name":"support_on_the_rod","id":"support_on_the_rod","data-mincharacters":"0"},"options":"Электродвигатель переменного тока 380В,трехфазный,50 Гц=Электродвигатель переменного тока 380В,трехфазный,50 Гц\r\nЭлектродвигатель переменного тока 220В,однофазный,50 Гц=Электродвигатель переменного тока 220В,однофазный,50 Гц\r\nЭлектродвигатель переменного тока взрывозащищенный=Электродвигатель переменного тока взрывозащищенный\r\nБензодвигатель=Бензодвигатель\r\nПневмодвигатель=Пневмодвигатель","selected":"","dynamics":{"email":{"enabled":"1"},"save":{"enabled":"1"}},"validation":{"required":"","disabled":"","rules":""},"verror":"","description":{"text":""},"tooltip":{"text":"","class":"icon info circular blue inverted small"},"states":{"hidden":"","disabled":""},"autocomplete":{"event":""},"reload":{"event":""},"searchable":"","fulltextsearch":"","allowadditions":"","attrs":"","data-values":"","container":{"class":"field","width":""},"events":[{"sign":"=","value":"","identifier":""}]},"16":{"designer_label":"Количество проставок","name":"number_of_spacers","_section":"load","type":"field_text","label":"Количество проставок","params":{"placeholder":"","name":"number_of_spacers","id":"number_of_spacers","value":""},"dynamics":{"email":{"enabled":"1"},"save":{"enabled":"1"}},"validation":{"required":"","optional":"","email":"","url":"","integer":"","decimal":"","number":"","regExp":"","match":"","different":"","minLength":"0","maxLength":"30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17":{"designer_label":"Высота проставок,мм","name":"spacer_height","_section":"load","type":"field_text","label":"Высота проставок,мм","params":{"placeholder":"","name":"spacer_height","id":"spacer_height","value":""},"dynamics":{"email":{"enabled":"1"},"save":{"enabled":"1"}},"validation":{"required":"","optional":"","email":"","url":"","integer":"","decimal":"","number":"","regExp":"","match":"","different":"","minLength":"0","maxLength":"30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18":{"designer_label":"Наличие фиксирующей гайки на штоке","name":"the_presence_of_a_locking_nut_on_the_rod","_section":"load","type":"field_checkbox","label":"Наличие фиксирующей гайки на штоке","params":{"name":"the_presence_of_a_locking_nut_on_the_rod","id":"the_presence_of_a_locking_nut_on_the_rod","value":"Да","data-value":""},"style":"","checked":"","dynamics":{"email":{"enabled":"1"},"save":{"enabled":"1"}},"validation":{"required":"","disabled":"","rules":""},"verror":"","description":{"text":""},"tooltip":{"text":"","class":"icon info circular blue inverted small"},"states":{"hidden":"","disabled":""},"ghost":{"enabled":"1","value":""},"checked_provider":"","reload":{"event":""},"attrs":"","container":{"class":"field"},"events":[{"sign":"=","identifier":""}]},"19":{"designer_label":"Количество штоков","name":"the_number_of_stocks","_section":"load","type":"field_text","label":"Количество штоков","params":{"placeholder":"","name":"the_number_of_stocks","id":"the_number_of_stocks","value":""},"dynamics":{"email":{"enabled":"1"},"save":{"enabled":"1"}},"validation":{"required":"","optional":"","email":"","url":"","integer":"","decimal":"","number":"","regExp":"","match":"","different":"","minLength":"0","maxLength":"30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20":{"designer_label":"Диаметр отверстия в штоке,мм","name":"diameter_of_the_hole_in_the_rod","_section":"load","type":"field_text","label":"Диаметр отверстия в штоке,мм","params":{"placeholder":"","name":"diameter_of_the_hole_in_the_rod","id":"diameter_of_the_hole_in_the_rod","value":""},"dynamics":{"email":{"enabled":"1"},"save":{"enabled":"1"}},"validation":{"required":"","optional":"","email":"","url":"","integer":"","decimal":"","number":"","regExp":"","match":"","different":"","minLength":"0","maxLength":"30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21":{"designer_label":"Режим работы","name":"operating_mode","_section":"load","type":"field_select","label":"Режим работы","multiple":"0","params":{"name":"operating_mode","id":"operating_mode","data-mincharacters":"0"},"options":"Электродвигатель переменного тока 380В,трехфазный,50 Гц=Электродвигатель переменного тока 380В,трехфазный,50 Гц\r\nЭлектродвигатель переменного тока 220В,однофазный,50 Гц=Электродвигатель переменного тока 220В,однофазный,50 Гц\r\nЭлектродвигатель переменного тока взрывозащищенный=Электродвигатель переменного тока взрывозащищенный\r\nБензодвигатель=Бензодвигатель\r\nПневмодвигатель=Пневмодвигатель","selected":"","dynamics":{"email":{"enabled":"1"},"save":{"enabled":"1"}},"validation":{"required":"","disabled":"","rules":""},"verror":"","description":{"text":""},"tooltip":{"text":"","class":"icon info circular blue inverted small"},"states":{"hidden":"","disabled":""},"autocomplete":{"event":""},"reload":{"event":""},"searchable":"","fulltextsearch":"","allowadditions":"","attrs":"","data-values":"","container":{"class":"field","width":""},"events":[{"sign":"=","value":"","identifier":""}]},"22":{"designer_label":"Климатическое исполнение (ГОСТ 15150-69)","name":"climatic_performance","_section":"load","type":"field_select","label":"Климатическое исполнение (ГОСТ 15150-69)","multiple":"0","params":{"name":"climatic_performance","id":"climatic_performance","data-mincharacters":"0"},"options":"Электродвигатель переменного тока 380В,трехфазный,50 Гц=Электродвигатель переменного тока 380В,трехфазный,50 Гц\r\nЭлектродвигатель переменного тока 220В,однофазный,50 Гц=Электродвигатель переменного тока 220В,однофазный,50 Гц\r\nЭлектродвигатель переменного тока взрывозащищенный=Электродвигатель переменного тока взрывозащищенный\r\nБензодвигатель=Бензодвигатель\r\nПневмодвигатель=Пневмодвигатель","selected":"","dynamics":{"email":{"enabled":"1"},"save":{"enabled":"1"}},"validation":{"required":"","disabled":"","rules":""},"verror":"","description":{"text":""},"tooltip":{"text":"","class":"icon info circular blue inverted small"},"states":{"hidden":"","disabled":""},"autocomplete":{"event":""},"reload":{"event":""},"searchable":"","fulltextsearch":"","allowadditions":"","attrs":"","data-values":"","container":{"class":"field","width":""},"events":[{"sign":"=","value":"","identifier":""}]},"23":{"designer_label":"Категория изделия (ГОСТ 15150-69)","name":"product_cat","_section":"load","type":"field_select","label":"Категория изделия (ГОСТ 15150-69)","multiple":"0","params":{"name":"product_cat","id":"product_cat","data-mincharacters":"0"},"options":"Электродвигатель переменного тока 380В,трехфазный,50 Гц=Электродвигатель переменного тока 380В,трехфазный,50 Гц\r\nЭлектродвигатель переменного тока 220В,однофазный,50 Гц=Электродвигатель переменного тока 220В,однофазный,50 Гц\r\nЭлектродвигатель переменного тока взрывозащищенный=Электродвигатель переменного тока взрывозащищенный\r\nБензодвигатель=Бензодвигатель\r\nПневмодвигатель=Пневмодвигатель","selected":"","dynamics":{"email":{"enabled":"1"},"save":{"enabled":"1"}},"validation":{"required":"","disabled":"","rules":""},"verror":"","description":{"text":""},"tooltip":{"text":"","class":"icon info circular blue inverted small"},"states":{"hidden":"","disabled":""},"autocomplete":{"event":""},"reload":{"event":""},"searchable":"","fulltextsearch":"","allowadditions":"","attrs":"","data-values":"","container":{"class":"field","width":""},"events":[{"sign":"=","value":"","identifier":""}]},"24":{"designer_label":"Коментарии к заказу","name":"comments_to_the_order","_section":"load","type":"field_textarea","label":"Коментарии к заказу","params":{"rows":"5","name":"comments_to_the_order","id":"comments_to_the_order","value":"","placeholder":""},"editor":{"enabled":""},"resize":{"enabled":""},"dynamics":{"email":{"enabled":"1"},"save":{"enabled":"1"}},"validation":{"required":"","optional":"","regExp":"","minLength":"","maxLength":"1500","contains":"","disabled":"","rules":""},"verror":"","description":{"text":""},"tooltip":{"text":"","class":"icon info circular blue inverted small"},"states":{"hidden":"","disabled":""},"reload":{"event":""},"attrs":"","container":{"class":"field","width":""},"events":[{"sign":"empty","value":"","identifier":""}]},"25":{"designer_label":"Прикрепить файл","name":"attachment","_section":"load","type":"field_file","label":"Прикрепить файл","multiple":"0","params":{"name":"attachment","id":"attachment"},"dynamics":{"email":{"enabled":"1"},"save":{"enabled":"1"},"upload":{"enabled":"1"},"attach":{"enabled":"1"}},"extensions":"jpg,jpeg,png,gif,pdf,doc,docx,txt,zip","max_size":"2000","file_extension_error":"File extension is not permitted","max_size_error":"File size overlimit","validation":{"required":"","optional":"","disabled":"","rules":""},"verror":"","description":{"text":""},"tooltip":{"text":"","class":"icon info circular blue inverted small"},"states":{"hidden":"","disabled":""},"ghost":{"enabled":"1","value":""},"reload":{"event":""},"attrs":"","container":{"class":"field","width":""},"events":[{"sign":"empty","value":"","identifier":""}]},"26":{"designer_label":"Блок контактов","name":"contact_area_container","_section":"load","type":"area_container","id":"contact_area_container","class":"ui container","fluid":"fluid","alignment":"","reload":{"event":""},"attrs":"","body":{"minimized":"0"}},"27":{"designer_label":"Контактная информация","name":"divider30","_section":"contact_area_container/body","type":"divider","tag":"div","text":"Контактная информация","hidden":"","section":"1"},"28":{"designer_label":"Электронная почта","name":"customer_emal","_section":"contact_area_container/body","type":"field_text","label":"Электронная почта","params":{"placeholder":"email@zavodpro.ru","name":"customer_emal","id":"customer_emal","value":""},"dynamics":{"email":{"enabled":"1"},"save":{"enabled":"1"}},"validation":{"required":"true","optional":"","email":"true","url":"","integer":"","decimal":"","number":"","regExp":"","match":"","different":"","minLength":"","maxLength":"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29":{"designer_label":"Организация","name":"customer_organization","_section":"contact_area_container/body","type":"field_text","label":"Организация","params":{"placeholder":"\"ТД \"ЗАВОД ПРОМЫШЛЕННОГО ОБОРУДОВАНИЯ\"","name":"customer_organization","id":"customer_organization","value":""},"dynamics":{"email":{"enabled":"1"},"save":{"enabled":"1"}},"validation":{"required":"true","optional":"","email":"","url":"","integer":"","decimal":"","number":"","regExp":"","match":"","different":"","minLength":"","maxLength":"200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30":{"designer_label":"ИНН организации","name":"customer_org_inn","_section":"contact_area_container/body","type":"field_text","label":"ИНН организации","params":{"placeholder":"7804548248","name":"customer_org_inn","id":"customer_org_inn","value":""},"dynamics":{"email":{"enabled":"1"},"save":{"enabled":"1"}},"validation":{"required":"true","optional":"","email":"","url":"","integer":"true","decimal":"","number":"","regExp":"","match":"","different":"","minLength":"10","maxLength":"10","contains":"","disabled":"","rules":""},"verror":"ИНН введен неверно","inputmask":"","description":{"text":""},"tooltip":{"text":"","class":"icon info circular blue inverted small"},"states":{"hidden":"","disabled":""},"reload":{"event":""},"attrs":"","container":{"class":"field","width":""},"events":[{"sign":"=","value":"","identifier":""}]},"31":{"designer_label":"Ф.И.О.","name":"customer_name","_section":"contact_area_container/body","type":"field_text","label":"Ф.И.О.","params":{"placeholder":"Иванов Иван Иванович","name":"customer_name","id":"customer_name","value":""},"dynamics":{"email":{"enabled":"1"},"save":{"enabled":"1"}},"validation":{"required":"true","optional":"","email":"","url":"","integer":"","decimal":"","number":"","regExp":"","match":"","different":"","minLength":"","maxLength":"300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32":{"designer_label":"Телефон","name":"customer_phone","_section":"contact_area_container/body","type":"field_text","label":"Телефон","params":{"placeholder":"","name":"customer_phone","id":"customer_phone","value":""},"dynamics":{"email":{"enabled":"1"},"save":{"enabled":"1"}},"validation":{"required":"true","optional":"","email":"","url":"","integer":"","decimal":"","number":"","regExp":"","match":"","different":"","minLength":"","maxLength":"","contains":"","disabled":"","rules":""},"verror":"","inputmask":"mask:+9(999)999-9999","description":{"text":""},"tooltip":{"text":"","class":"icon info circular blue inverted small"},"states":{"hidden":"","disabled":""},"reload":{"event":""},"attrs":"","container":{"class":"field","width":""},"events":[{"sign":"=","value":"","identifier":""}]},"33":{"designer_label":"Проверка для защиты от спама","name":"google_nocaptcha4","_section":"contact_area_container/body","type":"google_nocaptcha","label":"Проверка для защиты от спама","site_key":"6LfyCdUUAAAAAIO1Rg8yHzvzazqpYjWKiBE9nzFG","secret_key":"6LfyCdUUAAAAAA84UT6BKknlNpdo5xpifSR1S_R1","failed_error":"You didn't pass the NoCaptcha verification.","theme":"light","lang":"{language:short}"},"34":{"designer_label":"Отправиь запрос","name":"button_send_inquiry","_section":"contact_area_container/body","type":"field_button","params":{"type":"submit","name":"button_send_inquiry","id":"button_send_inquiry","value":"","data-selections":"0","data-message":"Please make a selection from the list"},"content":"Отправиь запрос","color":"grey","class":"","fluid":"0","attrs":"","container":{"class":""},"toolbar":{"enabled":"0"},"events":[{"sign":"click","identifier":""}]}}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{"1":{"designer_label":"","name":"validate_fields1","_event":"submit","type":"validate_fields","enabled":"1","list_errors":"1","data_provider":"{data:}","error_message":"Please provide all the required info.","fields_selection":"","fields_list":"","success":{"minimized":"0"},"fail":{"minimized":"0"}},"6":{"designer_label":"Письмо заводу","name":"email6","_event":"validate_fields1\/success","type":"email","enabled":"1","recipients":"bas@zavodpro.ru,medtaxi@yandex.ru","subject":"Домкрат гидравлический на заказ","body":"","autoemail":"2","mode":"html","advanced_template":"","autofields":"1","attachments":"","reply_email":"{data:customer_emal}","reply_name":"{data:customer_name}","from_email":"","from_name":"Завод промышленного оборудования","cc":"","bcc":"","template":{"header":"","body":"","footer":""},"encrypted":"","gpg_sec_key":""},"8":{"designer_label":"Письмо заказчику","name":"email8","_event":"validate_fields1\/success","type":"email","enabled":"1","recipients":"{data:customer_emal}","subject":"Домкрат гидравлический на заказ","body":"","autoemail":"2","mode":"html","advanced_template":"","autofields":"1","attachments":"","reply_email":"bas@zavodpro.ru","reply_name":"Бондырев Александр Сергеевич","from_email":"","from_name":"Завод промышленного оборудования","cc":"","bcc":"","template":{"header":"","body":"","footer":""},"encrypted":"","gpg_sec_key":""},"5":{"designer_label":"Запрос отправлен","name":"message5","_event":"validate_fields1\/success","type":"message","message_type":"success","location":"","content":"Благодарим вас за обращение в нашу компанию. В ближайшее время наши сотрудники рассмотрят ваш запрос и свяжутся с вами."},"2":{"designer_label":"","name":"event_load2","_event":"validate_fields1\/fail","type":"event_load","event_name":"load","stop":"1"}}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Домкрат гидравлический на заказ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ustom_hydraulic_jack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{"type":"form","events_ordered":"1","multipage":"","ajax":"","validate_fields":"1","check_security":"1","upload_files":"1","log":{"enabled":""},"debug":"","permissions":{"app":""},"404_default":"1","limited_edition":"1","_version":"610"}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{"load":{"name":"load","minimized":"0","auto_view":"1","debug":"","type":""},"submit":{"name":"submit","minimized":"0","auto_view":"1","debug":"","type":""}}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{"1":{"designer_label":"Домкрат гидравлический","name":"hydraulic_jack","_section":"load","type":"divider","tag":"div","text":"Домкрат гидравлический","hidden":"","section":"1"},"2":{"designer_label":"Грузоподъемность,тc","name":"carrying","_section":"load","type":"field_text","label":"Грузоподъемность,тc","params":{"placeholder":"","name":"carrying","id":"carrying","value":""},"dynamics":{"email":{"enabled":"1"},"save":{"enabled":"1"}},"validation":{"required":"","optional":"","email":"","url":"","integer":"","decimal":"","number":"","regExp":"","match":"","different":"","minLength":"0","maxLength":"30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3":{"designer_label":"Ход штока,мм","name":"stock_stroke","_section":"load","type":"field_text","label":"Ход штока,мм","params":{"placeholder":"","name":"stock_stroke","id":"stock_stroke","value":""},"dynamics":{"email":{"enabled":"1"},"save":{"enabled":"1"}},"validation":{"required":"","optional":"","email":"","url":"","integer":"","decimal":"","number":"","regExp":"","match":"","different":"","minLength":"0","maxLength":"30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4":{"designer_label":"Возврат штока","name":"stock_return_type","_section":"load","type":"field_select","label":"Возврат штока","multiple":"0","params":{"name":"stock_return_type","id":"stock_return_type","data-mincharacters":"0"},"options":"Электродвигатель переменного тока 380В,трехфазный,50 Гц=Электродвигатель переменного тока 380В,трехфазный,50 Гц\r\nЭлектродвигатель переменного тока 220В,однофазный,50 Гц=Электродвигатель переменного тока 220В,однофазный,50 Гц\r\nЭлектродвигатель переменного тока взрывозащищенный=Электродвигатель переменного тока взрывозащищенный\r\nБензодвигатель=Бензодвигатель\r\nПневмодвигатель=Пневмодвигатель","selected":"","dynamics":{"email":{"enabled":"1"},"save":{"enabled":"1"}},"validation":{"required":"","disabled":"","rules":""},"verror":"","description":{"text":""},"tooltip":{"text":"","class":"icon info circular blue inverted small"},"states":{"hidden":"","disabled":""},"autocomplete":{"event":""},"reload":{"event":""},"searchable":"","fulltextsearch":"","allowadditions":"","attrs":"","data-values":"","container":{"class":"field","width":""},"events":[{"sign":"=","value":"","identifier":""}]},"5":{"designer_label":"Материал","name":"material","_section":"load","type":"field_select","label":"Материал","multiple":"0","params":{"name":"material","id":"material","data-mincharacters":"0"},"options":"Электродвигатель переменного тока 380В,трехфазный,50 Гц=Электродвигатель переменного тока 380В,трехфазный,50 Гц\r\nЭлектродвигатель переменного тока 220В,однофазный,50 Гц=Электродвигатель переменного тока 220В,однофазный,50 Гц\r\nЭлектродвигатель переменного тока взрывозащищенный=Электродвигатель переменного тока взрывозащищенный\r\nБензодвигатель=Бензодвигатель\r\nПневмодвигатель=Пневмодвигатель","selected":"","dynamics":{"email":{"enabled":"1"},"save":{"enabled":"1"}},"validation":{"required":"","disabled":"","rules":""},"verror":"","description":{"text":""},"tooltip":{"text":"","class":"icon info circular blue inverted small"},"states":{"hidden":"","disabled":""},"autocomplete":{"event":""},"reload":{"event":""},"searchable":"","fulltextsearch":"","allowadditions":"","attrs":"","data-values":"","container":{"class":"field","width":""},"events":[{"sign":"=","value":"","identifier":""}]},"6":{"designer_label":"Рабочее давление,Мпа","name":"working_pressure","_section":"load","type":"field_text","label":"Рабочее давление,Мпа","params":{"placeholder":"","name":"working_pressure","id":"working_pressure","value":""},"dynamics":{"email":{"enabled":"1"},"save":{"enabled":"1"}},"validation":{"required":"","optional":"","email":"","url":"","integer":"","decimal":"","number":"","regExp":"","match":"","different":"","minLength":"0","maxLength":"30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7":{"designer_label":"Резьба подводящего отверстия","name":"thread_the_inlet_hole","_section":"load","type":"field_text","label":"Резьба подводящего отверстия","params":{"placeholder":"","name":"thread_the_inlet_hole","id":"thread_the_inlet_hole","value":""},"dynamics":{"email":{"enabled":"1"},"save":{"enabled":"1"}},"validation":{"required":"","optional":"","email":"","url":"","integer":"","decimal":"","number":"","regExp":"","match":"","different":"","minLength":"0","maxLength":"30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8":{"designer_label":"Диаметр корпуса,мм","name":"case_diameter","_section":"load","type":"field_text","label":"Диаметр корпуса,мм","params":{"placeholder":"","name":"case_diameter","id":"case_diameter","value":""},"dynamics":{"email":{"enabled":"1"},"save":{"enabled":"1"}},"validation":{"required":"","optional":"","email":"","url":"","integer":"","decimal":"","number":"","regExp":"","match":"","different":"","minLength":"0","maxLength":"30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9":{"designer_label":"Высота домкрата с опорой,мм","name":"the_height_of_the_jack_with_support","_section":"load","type":"field_text","label":"Высота домкрата с опорой,мм","params":{"placeholder":"","name":"the_height_of_the_jack_with_support","id":"the_height_of_the_jack_with_support","value":""},"dynamics":{"email":{"enabled":"1"},"save":{"enabled":"1"}},"validation":{"required":"","optional":"","email":"","url":"","integer":"","decimal":"","number":"","regExp":"","match":"","different":"","minLength":"0","maxLength":"30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10":{"designer_label":"Резьба наружная на корпусе","name":"external_thread_on_the_body","_section":"load","type":"field_text","label":"Резьба наружная на корпусе","params":{"placeholder":"","name":"external_thread_on_the_body","id":"external_thread_on_the_body","value":""},"dynamics":{"email":{"enabled":"1"},"save":{"enabled":"1"}},"validation":{"required":"","optional":"","email":"","url":"","integer":"","decimal":"","number":"","regExp":"","match":"","different":"","minLength":"0","maxLength":"30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11":{"designer_label":"Количество отверстий в дне","name":"number_of_holes_in_the_bottom","_section":"load","type":"field_text","label":"Количество отверстий в дне","params":{"placeholder":"","name":"number_of_holes_in_the_bottom","id":"number_of_holes_in_the_bottom","value":""},"dynamics":{"email":{"enabled":"1"},"save":{"enabled":"1"}},"validation":{"required":"","optional":"","email":"","url":"","integer":"","decimal":"","number":"","regExp":"","match":"","different":"","minLength":"0","maxLength":"30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12":{"designer_label":"Резьба в дне,мм","name":"thread_in_the_bottom","_section":"load","type":"field_text","label":"Резьба в дне,мм","params":{"placeholder":"","name":"thread_in_the_bottom","id":"thread_in_the_bottom","value":""},"dynamics":{"email":{"enabled":"1"},"save":{"enabled":"1"}},"validation":{"required":"","optional":"","email":"","url":"","integer":"","decimal":"","number":"","regExp":"","match":"","different":"","minLength":"0","maxLength":"30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13":{"designer_label":"Резьба в штоке,мм","name":"thread_in_stock","_section":"load","type":"field_text","label":"Резьба в штоке,мм","params":{"placeholder":"","name":"thread_in_stock","id":"thread_in_stock","value":""},"dynamics":{"email":{"enabled":"1"},"save":{"enabled":"1"}},"validation":{"required":"","optional":"","email":"","url":"","integer":"","decimal":"","number":"","regExp":"","match":"","different":"","minLength":"0","maxLength":"30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14":{"designer_label":"Резьба на штоке,мм","name":"thread_on_the_rod","_section":"load","type":"field_text","label":"Резьба на штоке,мм","params":{"placeholder":"","name":"thread_on_the_rod","id":"thread_on_the_rod","value":""},"dynamics":{"email":{"enabled":"1"},"save":{"enabled":"1"}},"validation":{"required":"","optional":"","email":"","url":"","integer":"","decimal":"","number":"","regExp":"","match":"","different":"","minLength":"0","maxLength":"30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15":{"designer_label":"Опора на штоке","name":"support_on_the_rod","_section":"load","type":"field_select","label":"Опора на штоке","multiple":"0","params":{"name":"support_on_the_rod","id":"support_on_the_rod","data-mincharacters":"0"},"options":"Электродвигатель переменного тока 380В,трехфазный,50 Гц=Электродвигатель переменного тока 380В,трехфазный,50 Гц\r\nЭлектродвигатель переменного тока 220В,однофазный,50 Гц=Электродвигатель переменного тока 220В,однофазный,50 Гц\r\nЭлектродвигатель переменного тока взрывозащищенный=Электродвигатель переменного тока взрывозащищенный\r\nБензодвигатель=Бензодвигатель\r\nПневмодвигатель=Пневмодвигатель","selected":"","dynamics":{"email":{"enabled":"1"},"save":{"enabled":"1"}},"validation":{"required":"","disabled":"","rules":""},"verror":"","description":{"text":""},"tooltip":{"text":"","class":"icon info circular blue inverted small"},"states":{"hidden":"","disabled":""},"autocomplete":{"event":""},"reload":{"event":""},"searchable":"","fulltextsearch":"","allowadditions":"","attrs":"","data-values":"","container":{"class":"field","width":""},"events":[{"sign":"=","value":"","identifier":""}]},"16":{"designer_label":"Количество проставок","name":"number_of_spacers","_section":"load","type":"field_text","label":"Количество проставок","params":{"placeholder":"","name":"number_of_spacers","id":"number_of_spacers","value":""},"dynamics":{"email":{"enabled":"1"},"save":{"enabled":"1"}},"validation":{"required":"","optional":"","email":"","url":"","integer":"","decimal":"","number":"","regExp":"","match":"","different":"","minLength":"0","maxLength":"30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17":{"designer_label":"Высота проставок,мм","name":"spacer_height","_section":"load","type":"field_text","label":"Высота проставок,мм","params":{"placeholder":"","name":"spacer_height","id":"spacer_height","value":""},"dynamics":{"email":{"enabled":"1"},"save":{"enabled":"1"}},"validation":{"required":"","optional":"","email":"","url":"","integer":"","decimal":"","number":"","regExp":"","match":"","different":"","minLength":"0","maxLength":"30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18":{"designer_label":"Наличие фиксирующей гайки на штоке","name":"the_presence_of_a_locking_nut_on_the_rod","_section":"load","type":"field_checkbox","label":"Наличие фиксирующей гайки на штоке","params":{"name":"the_presence_of_a_locking_nut_on_the_rod","id":"the_presence_of_a_locking_nut_on_the_rod","value":"Да","data-value":""},"style":"","checked":"","dynamics":{"email":{"enabled":"1"},"save":{"enabled":"1"}},"validation":{"required":"","disabled":"","rules":""},"verror":"","description":{"text":""},"tooltip":{"text":"","class":"icon info circular blue inverted small"},"states":{"hidden":"","disabled":""},"ghost":{"enabled":"1","value":""},"checked_provider":"","reload":{"event":""},"attrs":"","container":{"class":"field"},"events":[{"sign":"=","identifier":""}]},"19":{"designer_label":"Количество штоков","name":"the_number_of_stocks","_section":"load","type":"field_text","label":"Количество штоков","params":{"placeholder":"","name":"the_number_of_stocks","id":"the_number_of_stocks","value":""},"dynamics":{"email":{"enabled":"1"},"save":{"enabled":"1"}},"validation":{"required":"","optional":"","email":"","url":"","integer":"","decimal":"","number":"","regExp":"","match":"","different":"","minLength":"0","maxLength":"30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20":{"designer_label":"Диаметр отверстия в штоке,мм","name":"diameter_of_the_hole_in_the_rod","_section":"load","type":"field_text","label":"Диаметр отверстия в штоке,мм","params":{"placeholder":"","name":"diameter_of_the_hole_in_the_rod","id":"diameter_of_the_hole_in_the_rod","value":""},"dynamics":{"email":{"enabled":"1"},"save":{"enabled":"1"}},"validation":{"required":"","optional":"","email":"","url":"","integer":"","decimal":"","number":"","regExp":"","match":"","different":"","minLength":"0","maxLength":"30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21":{"designer_label":"Режим работы","name":"operating_mode","_section":"load","type":"field_select","label":"Режим работы","multiple":"0","params":{"name":"operating_mode","id":"operating_mode","data-mincharacters":"0"},"options":"Электродвигатель переменного тока 380В,трехфазный,50 Гц=Электродвигатель переменного тока 380В,трехфазный,50 Гц\r\nЭлектродвигатель переменного тока 220В,однофазный,50 Гц=Электродвигатель переменного тока 220В,однофазный,50 Гц\r\nЭлектродвигатель переменного тока взрывозащищенный=Электродвигатель переменного тока взрывозащищенный\r\nБензодвигатель=Бензодвигатель\r\nПневмодвигатель=Пневмодвигатель","selected":"","dynamics":{"email":{"enabled":"1"},"save":{"enabled":"1"}},"validation":{"required":"","disabled":"","rules":""},"verror":"","description":{"text":""},"tooltip":{"text":"","class":"icon info circular blue inverted small"},"states":{"hidden":"","disabled":""},"autocomplete":{"event":""},"reload":{"event":""},"searchable":"","fulltextsearch":"","allowadditions":"","attrs":"","data-values":"","container":{"class":"field","width":""},"events":[{"sign":"=","value":"","identifier":""}]},"22":{"designer_label":"Климатическое исполнение (ГОСТ 15150-69)","name":"climatic_performance","_section":"load","type":"field_select","label":"Климатическое исполнение (ГОСТ 15150-69)","multiple":"0","params":{"name":"climatic_performance","id":"climatic_performance","data-mincharacters":"0"},"options":"Электродвигатель переменного тока 380В,трехфазный,50 Гц=Электродвигатель переменного тока 380В,трехфазный,50 Гц\r\nЭлектродвигатель переменного тока 220В,однофазный,50 Гц=Электродвигатель переменного тока 220В,однофазный,50 Гц\r\nЭлектродвигатель переменного тока взрывозащищенный=Электродвигатель переменного тока взрывозащищенный\r\nБензодвигатель=Бензодвигатель\r\nПневмодвигатель=Пневмодвигатель","selected":"","dynamics":{"email":{"enabled":"1"},"save":{"enabled":"1"}},"validation":{"required":"","disabled":"","rules":""},"verror":"","description":{"text":""},"tooltip":{"text":"","class":"icon info circular blue inverted small"},"states":{"hidden":"","disabled":""},"autocomplete":{"event":""},"reload":{"event":""},"searchable":"","fulltextsearch":"","allowadditions":"","attrs":"","data-values":"","container":{"class":"field","width":""},"events":[{"sign":"=","value":"","identifier":""}]},"23":{"designer_label":"Категория изделия (ГОСТ 15150-69)","name":"product_cat","_section":"load","type":"field_select","label":"Категория изделия (ГОСТ 15150-69)","multiple":"0","params":{"name":"product_cat","id":"product_cat","data-mincharacters":"0"},"options":"Электродвигатель переменного тока 380В,трехфазный,50 Гц=Электродвигатель переменного тока 380В,трехфазный,50 Гц\r\nЭлектродвигатель переменного тока 220В,однофазный,50 Гц=Электродвигатель переменного тока 220В,однофазный,50 Гц\r\nЭлектродвигатель переменного тока взрывозащищенный=Электродвигатель переменного тока взрывозащищенный\r\nБензодвигатель=Бензодвигатель\r\nПневмодвигатель=Пневмодвигатель","selected":"","dynamics":{"email":{"enabled":"1"},"save":{"enabled":"1"}},"validation":{"required":"","disabled":"","rules":""},"verror":"","description":{"text":""},"tooltip":{"text":"","class":"icon info circular blue inverted small"},"states":{"hidden":"","disabled":""},"autocomplete":{"event":""},"reload":{"event":""},"searchable":"","fulltextsearch":"","allowadditions":"","attrs":"","data-values":"","container":{"class":"field","width":""},"events":[{"sign":"=","value":"","identifier":""}]},"24":{"designer_label":"Коментарии к заказу","name":"comments_to_the_order","_section":"load","type":"field_textarea","label":"Коментарии к заказу","params":{"rows":"5","name":"comments_to_the_order","id":"comments_to_the_order","value":"","placeholder":""},"editor":{"enabled":""},"resize":{"enabled":""},"dynamics":{"email":{"enabled":"1"},"save":{"enabled":"1"}},"validation":{"required":"","optional":"","regExp":"","minLength":"","maxLength":"1500","contains":"","disabled":"","rules":""},"verror":"","description":{"text":""},"tooltip":{"text":"","class":"icon info circular blue inverted small"},"states":{"hidden":"","disabled":""},"reload":{"event":""},"attrs":"","container":{"class":"field","width":""},"events":[{"sign":"empty","value":"","identifier":""}]},"25":{"designer_label":"Прикрепить файл","name":"attachment","_section":"load","type":"field_file","label":"Прикрепить файл","multiple":"0","params":{"name":"attachment","id":"attachment"},"dynamics":{"email":{"enabled":"1"},"save":{"enabled":"1"},"upload":{"enabled":"1"},"attach":{"enabled":"1"}},"extensions":"jpg,jpeg,png,gif,pdf,doc,docx,txt,zip","max_size":"2000","file_extension_error":"File extension is not permitted","max_size_error":"File size overlimit","validation":{"required":"","optional":"","disabled":"","rules":""},"verror":"","description":{"text":""},"tooltip":{"text":"","class":"icon info circular blue inverted small"},"states":{"hidden":"","disabled":""},"ghost":{"enabled":"1","value":""},"reload":{"event":""},"attrs":"","container":{"class":"field","width":""},"events":[{"sign":"empty","value":"","identifier":""}]},"26":{"designer_label":"Блок контактов","name":"contact_area_container","_section":"load","type":"area_container","id":"contact_area_container","class":"ui container","fluid":"fluid","alignment":"","reload":{"event":""},"attrs":"","body":{"minimized":"0"}},"27":{"designer_label":"Контактная информация","name":"divider30","_section":"contact_area_container/body","type":"divider","tag":"div","text":"Контактная информация","hidden":"","section":"1"},"28":{"designer_label":"Электронная почта","name":"customer_emal","_section":"contact_area_container/body","type":"field_text","label":"Электронная почта","params":{"placeholder":"email@zavodpro.ru","name":"customer_emal","id":"customer_emal","value":""},"dynamics":{"email":{"enabled":"1"},"save":{"enabled":"1"}},"validation":{"required":"true","optional":"","email":"true","url":"","integer":"","decimal":"","number":"","regExp":"","match":"","different":"","minLength":"","maxLength":"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29":{"designer_label":"Организация","name":"customer_organization","_section":"contact_area_container/body","type":"field_text","label":"Организация","params":{"placeholder":"\"ТД \"ЗАВОД ПРОМЫШЛЕННОГО ОБОРУДОВАНИЯ\"","name":"customer_organization","id":"customer_organization","value":""},"dynamics":{"email":{"enabled":"1"},"save":{"enabled":"1"}},"validation":{"required":"true","optional":"","email":"","url":"","integer":"","decimal":"","number":"","regExp":"","match":"","different":"","minLength":"","maxLength":"200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30":{"designer_label":"ИНН организации","name":"customer_org_inn","_section":"contact_area_container/body","type":"field_text","label":"ИНН организации","params":{"placeholder":"7804548248","name":"customer_org_inn","id":"customer_org_inn","value":""},"dynamics":{"email":{"enabled":"1"},"save":{"enabled":"1"}},"validation":{"required":"true","optional":"","email":"","url":"","integer":"true","decimal":"","number":"","regExp":"","match":"","different":"","minLength":"10","maxLength":"10","contains":"","disabled":"","rules":""},"verror":"ИНН введен неверно","inputmask":"","description":{"text":""},"tooltip":{"text":"","class":"icon info circular blue inverted small"},"states":{"hidden":"","disabled":""},"reload":{"event":""},"attrs":"","container":{"class":"field","width":""},"events":[{"sign":"=","value":"","identifier":""}]},"31":{"designer_label":"Ф.И.О.","name":"customer_name","_section":"contact_area_container/body","type":"field_text","label":"Ф.И.О.","params":{"placeholder":"Иванов Иван Иванович","name":"customer_name","id":"customer_name","value":""},"dynamics":{"email":{"enabled":"1"},"save":{"enabled":"1"}},"validation":{"required":"true","optional":"","email":"","url":"","integer":"","decimal":"","number":"","regExp":"","match":"","different":"","minLength":"","maxLength":"300","contains":"","disabled":"","rules":""},"verror":"","inputmask":"","description":{"text":""},"tooltip":{"text":"","class":"icon info circular blue inverted small"},"states":{"hidden":"","disabled":""},"reload":{"event":""},"attrs":"","container":{"class":"field","width":""},"events":[{"sign":"=","value":"","identifier":""}]},"32":{"designer_label":"Телефон","name":"customer_phone","_section":"contact_area_container/body","type":"field_text","label":"Телефон","params":{"placeholder":"","name":"customer_phone","id":"customer_phone","value":""},"dynamics":{"email":{"enabled":"1"},"save":{"enabled":"1"}},"validation":{"required":"true","optional":"","email":"","url":"","integer":"","decimal":"","number":"","regExp":"","match":"","different":"","minLength":"","maxLength":"","contains":"","disabled":"","rules":""},"verror":"","inputmask":"mask:+9(999)999-9999","description":{"text":""},"tooltip":{"text":"","class":"icon info circular blue inverted small"},"states":{"hidden":"","disabled":""},"reload":{"event":""},"attrs":"","container":{"class":"field","width":""},"events":[{"sign":"=","value":"","identifier":""}]},"33":{"designer_label":"Проверка для защиты от спама","name":"google_nocaptcha4","_section":"contact_area_container/body","type":"google_nocaptcha","label":"Проверка для защиты от спама","site_key":"6LfyCdUUAAAAAIO1Rg8yHzvzazqpYjWKiBE9nzFG","secret_key":"6LfyCdUUAAAAAA84UT6BKknlNpdo5xpifSR1S_R1","failed_error":"You didn't pass the NoCaptcha verification.","theme":"light","lang":"{language:short}"},"34":{"designer_label":"Отправиь запрос","name":"button_send_inquiry","_section":"contact_area_container/body","type":"field_button","params":{"type":"submit","name":"button_send_inquiry","id":"button_send_inquiry","value":"","data-selections":"0","data-message":"Please make a selection from the list"},"content":"Отправиь запрос","color":"grey","class":"","fluid":"0","attrs":"","container":{"class":""},"toolbar":{"enabled":"0"},"events":[{"sign":"click","identifier":""}]}}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{"1":{"designer_label":"","name":"validate_fields1","_event":"submit","type":"validate_fields","enabled":"1","list_errors":"1","data_provider":"{data:}","error_message":"Please provide all the required info.","fields_selection":"","fields_list":"","success":{"minimized":"0"},"fail":{"minimized":"0"}},"6":{"designer_label":"Письмо заводу","name":"email6","_event":"validate_fields1\/success","type":"email","enabled":"1","recipients":"bas@zavodpro.ru,medtaxi@yandex.ru","subject":"Домкрат гидравлический на заказ","body":"","autoemail":"2","mode":"html","advanced_template":"","autofields":"1","attachments":"","reply_email":"{data:customer_emal}","reply_name":"{data:customer_name}","from_email":"","from_name":"Завод промышленного оборудования","cc":"","bcc":"","template":{"header":"","body":"","footer":""},"encrypted":"","gpg_sec_key":""},"8":{"designer_label":"Письмо заказчику","name":"email8","_event":"validate_fields1\/success","type":"email","enabled":"1","recipients":"{data:customer_emal}","subject":"Домкрат гидравлический на заказ","body":"","autoemail":"2","mode":"html","advanced_template":"","autofields":"1","attachments":"","reply_email":"bas@zavodpro.ru","reply_name":"Бондырев Александр Сергеевич","from_email":"","from_name":"Завод промышленного оборудования","cc":"","bcc":"","template":{"header":"","body":"","footer":""},"encrypted":"","gpg_sec_key":""},"5":{"designer_label":"Запрос отправлен","name":"message5","_event":"validate_fields1\/success","type":"message","message_type":"success","location":"","content":"Благодарим вас за обращение в нашу компанию. В ближайшее время наши сотрудники рассмотрят ваш запрос и свяжутся с вами."},"2":{"designer_label":"","name":"event_load2","_event":"validate_fields1\/fail","type":"event_load","event_name":"load","stop":"1"}}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{"en_GB":{"name":"en_GB","content":""},"ru_RU":{"name":"ru_RU","content":""}}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[]</text:p>
          </table:table-cell>
          <table:table-cell table:number-columns-repeated="11"/>
        </table:table-row>
      </table:table>
      <table:table table:name="zp_chronoengine_forms6_2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Default" office:value-type="string" calcext:value-type="string">
            <text:p>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alias</text:p>
          </table:table-cell>
          <table:table-cell table:style-name="Default" office:value-type="string" calcext:value-type="string">
            <text:p>published</text:p>
          </table:table-cell>
          <table:table-cell table:style-name="Default" office:value-type="string" calcext:value-type="string">
            <text:p>public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events</text:p>
          </table:table-cell>
          <table:table-cell office:value-type="string" calcext:value-type="string">
            <text:p>sections</text:p>
          </table:table-cell>
          <table:table-cell office:value-type="string" calcext:value-type="string">
            <text:p>views</text:p>
          </table:table-cell>
          <table:table-cell office:value-type="string" calcext:value-type="string">
            <text:p>functions</text:p>
          </table:table-cell>
          <table:table-cell office:value-type="string" calcext:value-type="string">
            <text:p>locales</text:p>
          </table:table-cell>
          <table:table-cell office:value-type="string" calcext:value-type="string">
            <text:p>rules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1</text:p>
          </table:table-cell>
          <table:table-cell/>
          <table:table-cell office:value-type="string" calcext:value-type="string">
            <text:p>{"type":"form","events_ordered":"1","multipage":"","ajax":"","validate_fields":"1","check_security":"1","upload_files":"1","log":{"enabled":""},"debug":"","permissions":{"app":""},"404_default":"1","limited_edition":"1","_version":"610"}</text:p>
          </table:table-cell>
          <table:table-cell office:value-type="string" calcext:value-type="string">
            <text:p>{"load":{"name":"load","minimized":"0","auto_view":"1","debug":"","type":""},"submit":{"name":"submit","minimized":"0","auto_view":"1","debug":"","type":""}}</text:p>
          </table:table-cell>
          <table:table-cell table:number-columns-repeated="2"/>
          <table:table-cell office:value-type="string" calcext:value-type="string">
            <text:p>{"1":{"designer_label":"","name":"validate_fields1","_event":"submit","type":"validate_fields","enabled":"1","list_errors":"1","data_provider":"{data:}","error_message":"Please provide all the required info.","fields_selection":"","fields_list":"","success":{"minimized":"0"},"fail":{"minimized":"0"}},"6":{"designer_label":"Письмо заводу","name":"email6","_event":"validate_fields1\/success","type":"email","enabled":"1","recipients":"bas@zavodpro.ru,medtaxi@yandex.ru","subject":"Домкрат на заказ","body":"","autoemail":"2","mode":"html","advanced_template":"","autofields":"1","attachments":"","reply_email":"{data:customer_emal}","reply_name":"{data:customer_name}","from_email":"","from_name":"Завод промышленного оборудования","cc":"","bcc":"","template":{"header":"","body":"","footer":""},"encrypted":"","gpg_sec_key":""},"8":{"designer_label":"Письмо заказчику","name":"email8","_event":"validate_fields1\/success","type":"email","enabled":"1","recipients":"{data:customer_emal}","subject":"Домкрат на заказ","body":"","autoemail":"2","mode":"html","advanced_template":"","autofields":"1","attachments":"","reply_email":"bas@zavodpro.ru","reply_name":"Бондырев Александр Сергеевич","from_email":"","from_name":"Завод промышленного оборудования","cc":"","bcc":"","template":{"header":"","body":"","footer":""},"encrypted":"","gpg_sec_key":""},"5":{"designer_label":"Запрос отправлен","name":"message5","_event":"validate_fields1\/success","type":"message","message_type":"success","location":"","content":"Благодарим вас за обращение в нашу компанию. В ближайшее время наши сотрудники рассмотрят ваш запрос и свяжутся с вами."},"2":{"designer_label":"","name":"event_load2","_event":"validate_fields1\/fail","type":"event_load","event_name":"load","stop":"1"}}</text:p>
          </table:table-cell>
          <table:table-cell office:value-type="string" calcext:value-type="string">
            <text:p>{"en_GB":{"name":"en_GB","content":""},"ru_RU":{"name":"ru_RU","content":""}}</text:p>
          </table:table-cell>
          <table:table-cell office:value-type="string" calcext:value-type="string">
            <text:p>[]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8">00.00.0000</text:date>, <text:time style:data-style-name="N2" text:time-value="19:42:54.14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2-28T19:57:22.455000000</dc:date>
    <meta:editing-duration>PT13M27S</meta:editing-duration>
    <meta:editing-cycles>4</meta:editing-cycles>
    <meta:generator>LibreOffice/7.1.0.3$Windows_X86_64 LibreOffice_project/f6099ecf3d29644b5008cc8f48f42f4a40986e4c</meta:generator>
    <meta:document-statistic meta:table-count="2" meta:cell-count="129" meta:object-count="0"/>
  </office:meta>
</office:document-meta>
</file>